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3.25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3.45mm"/>
    </style:style>
    <style:style style:name="co5" style:family="table-column">
      <style:table-column-properties fo:break-before="auto" style:column-width="31.57mm"/>
    </style:style>
    <style:style style:name="co6" style:family="table-column">
      <style:table-column-properties fo:break-before="auto" style:column-width="64.54mm"/>
    </style:style>
    <style:style style:name="co7" style:family="table-column">
      <style:table-column-properties fo:break-before="auto" style:column-width="25.14mm"/>
    </style:style>
    <style:style style:name="co8" style:family="table-column">
      <style:table-column-properties fo:break-before="auto" style:column-width="35.12mm"/>
    </style:style>
    <style:style style:name="co9" style:family="table-column">
      <style:table-column-properties fo:break-before="auto" style:column-width="20.96mm"/>
    </style:style>
    <style:style style:name="co10" style:family="table-column">
      <style:table-column-properties fo:break-before="auto" style:column-width="16.05mm"/>
    </style:style>
    <style:style style:name="co11" style:family="table-column">
      <style:table-column-properties fo:break-before="auto" style:column-width="24.5mm"/>
    </style:style>
    <style:style style:name="co12" style:family="table-column">
      <style:table-column-properties fo:break-before="auto" style:column-width="22.86mm"/>
    </style:style>
    <style:style style:name="co13" style:family="table-column">
      <style:table-column-properties fo:break-before="auto" style:column-width="18.24mm"/>
    </style:style>
    <style:style style:name="co14" style:family="table-column">
      <style:table-column-properties fo:break-before="auto" style:column-width="19.6mm"/>
    </style:style>
    <style:style style:name="co15" style:family="table-column">
      <style:table-column-properties fo:break-before="auto" style:column-width="16.88mm"/>
    </style:style>
    <style:style style:name="co16" style:family="table-column">
      <style:table-column-properties fo:break-before="auto" style:column-width="24.24mm"/>
    </style:style>
    <style:style style:name="co17" style:family="table-column">
      <style:table-column-properties fo:break-before="auto" style:column-width="26.69mm"/>
    </style:style>
    <style:style style:name="co18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32.1mm" fo:break-before="auto" style:use-optimal-row-height="true"/>
    </style:style>
    <style:style style:name="ro5" style:family="table-row">
      <style:table-row-properties style:row-height="47.91mm" fo:break-before="auto" style:use-optimal-row-height="true"/>
    </style:style>
    <style:style style:name="ro6" style:family="table-row">
      <style:table-row-properties style:row-height="63.69mm" fo:break-before="auto" style:use-optimal-row-height="true"/>
    </style:style>
    <style:style style:name="ro7" style:family="table-row">
      <style:table-row-properties style:row-height="79.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-bottom="0.06pt solid #000000" fo:background-color="#729fcf" style:text-align-source="fix" style:repeat-content="false" fo:border-left="none" fo:border-right="none" fo:border-top="none" style:vertical-align="middle"/>
      <style:paragraph-properties fo:text-align="center"/>
      <style:text-properties style:text-position="" fo:font-size="14pt" style:font-size-asian="14pt" style:font-size-complex="14pt"/>
    </style:style>
    <style:style style:name="ce1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end" fo:margin-left="0mm"/>
      <style:text-properties fo:color="#ff3333" style:text-position=""/>
    </style:style>
    <style:style style:name="ce1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end" fo:margin-left="0mm"/>
      <style:text-properties style:text-position="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end" fo:margin-left="0mm"/>
      <style:text-properties style:text-position=""/>
    </style:style>
    <style:style style:name="ce13" style:family="table-cell" style:parent-style-name="Default">
      <style:table-cell-properties fo:border-bottom="none" fo:background-color="#b2b2b2" style:text-align-source="fix" style:repeat-content="false" fo:border-left="0.06pt solid #000000" fo:border-right="0.06pt dotte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b2b2b2" style:text-align-source="fix" style:repeat-content="false" fo:border-left="0.06pt solid #000000" fo:border-right="0.06pt dotted #000000" fo:border-top="none"/>
      <style:paragraph-properties fo:text-align="start" fo:margin-left="0mm"/>
      <style:text-properties style:text-position=""/>
    </style:style>
    <style:style style:name="ce1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dotted #000000" fo:border-top="none"/>
      <style:paragraph-properties fo:text-align="start" fo:margin-left="0mm"/>
      <style:text-properties style:text-position=""/>
    </style:style>
    <style:style style:name="ce16" style:family="table-cell" style:parent-style-name="Default">
      <style:table-cell-properties fo:border-bottom="none" fo:background-color="#ffffff" style:text-align-source="fix" style:repeat-content="false" fo:border-left="0.06pt solid #000000" fo:border-right="0.06pt dotted #000000" fo:border-top="none"/>
      <style:paragraph-properties fo:text-align="end" fo:margin-left="0mm"/>
      <style:text-properties fo:color="#ff3333" style:text-position=""/>
    </style:style>
    <style:style style:name="ce17" style:family="table-cell" style:parent-style-name="Default">
      <style:table-cell-properties fo:border-bottom="none" fo:background-color="#ffffff" style:text-align-source="fix" style:repeat-content="false" fo:border-left="0.06pt solid #000000" fo:border-right="0.06pt dotted #000000" fo:border-top="none"/>
      <style:paragraph-properties fo:text-align="end" fo:margin-left="0mm"/>
      <style:text-properties style:text-position=""/>
    </style:style>
    <style:style style:name="ce1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dotted #000000" fo:border-top="none"/>
      <style:paragraph-properties fo:text-align="end" fo:margin-left="0mm"/>
      <style:text-properties style:text-position=""/>
    </style:style>
    <style:style style:name="ce19" style:family="table-cell" style:parent-style-name="Default">
      <style:table-cell-properties fo:border-bottom="none" fo:background-color="#b2b2b2" style:text-align-source="fix" style:repeat-content="false" fo:border-left="0.06pt dotted #000000" fo:border-right="0.06pt dotte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fo:border-bottom="none" fo:background-color="#b2b2b2" style:text-align-source="fix" style:repeat-content="false" fo:border-left="0.06pt dotted #000000" fo:border-right="0.06pt dotted #000000" fo:border-top="none"/>
      <style:paragraph-properties fo:text-align="start" fo:margin-left="0mm"/>
      <style:text-properties style:text-position=""/>
    </style:style>
    <style:style style:name="ce21" style:family="table-cell" style:parent-style-name="Default">
      <style:table-cell-properties fo:border-bottom="0.06pt solid #000000" fo:background-color="#b2b2b2" style:text-align-source="fix" style:repeat-content="false" fo:border-left="0.06pt dotted #000000" fo:border-right="0.06pt dotted #000000" fo:border-top="none"/>
      <style:paragraph-properties fo:text-align="start" fo:margin-left="0mm"/>
      <style:text-properties style:text-position=""/>
    </style:style>
    <style:style style:name="ce22" style:family="table-cell" style:parent-style-name="Default">
      <style:table-cell-properties fo:border-bottom="none" fo:background-color="#ffffff" style:text-align-source="fix" style:repeat-content="false" fo:border-left="0.06pt dotted #000000" fo:border-right="0.06pt dotted #000000" fo:border-top="none"/>
      <style:paragraph-properties fo:text-align="end" fo:margin-left="0mm"/>
      <style:text-properties fo:color="#ff3333" style:text-position=""/>
    </style:style>
    <style:style style:name="ce23" style:family="table-cell" style:parent-style-name="Default">
      <style:table-cell-properties fo:border-bottom="none" fo:background-color="#ffffff" style:text-align-source="fix" style:repeat-content="false" fo:border-left="0.06pt dotted #000000" fo:border-right="0.06pt dotted #000000" fo:border-top="none"/>
      <style:paragraph-properties fo:text-align="end" fo:margin-left="0mm"/>
      <style:text-properties style:text-position=""/>
    </style:style>
    <style:style style:name="ce24" style:family="table-cell" style:parent-style-name="Default">
      <style:table-cell-properties fo:border-bottom="0.06pt solid #000000" fo:background-color="#ffffff" style:text-align-source="fix" style:repeat-content="false" fo:border-left="0.06pt dotted #000000" fo:border-right="0.06pt dotted #000000" fo:border-top="none"/>
      <style:paragraph-properties fo:text-align="end" fo:margin-left="0mm"/>
      <style:text-properties style:text-position=""/>
    </style:style>
    <style:style style:name="ce25" style:family="table-cell" style:parent-style-name="Default">
      <style:table-cell-properties fo:border-bottom="none" fo:background-color="#b2b2b2" style:text-align-source="fix" style:repeat-content="false" fo:border-left="0.06pt dotted #000000" fo:border-right="0.06pt dotted #000000" fo:border-top="none"/>
      <style:paragraph-properties fo:text-align="start" fo:margin-left="0mm"/>
      <style:text-properties fo:color="#dddddd" style:text-position=""/>
    </style:style>
    <style:style style:name="ce26" style:family="table-cell" style:parent-style-name="Default" style:data-style-name="N3">
      <style:table-cell-properties fo:border-bottom="none" fo:background-color="#ffffff" style:text-align-source="fix" style:repeat-content="false" fo:border-left="0.06pt dotted #000000" fo:border-right="0.06pt dotted #000000" fo:border-top="none"/>
      <style:paragraph-properties fo:text-align="end" fo:margin-left="0mm"/>
      <style:text-properties style:text-position=""/>
    </style:style>
    <style:style style:name="ce27" style:family="table-cell" style:parent-style-name="Default">
      <style:table-cell-properties fo:border-bottom="none" fo:background-color="#ffffff" style:text-align-source="fix" style:repeat-content="false" fo:border-left="0.06pt dotted #000000" fo:border-right="0.06pt dotted #000000" fo:border-top="none"/>
      <style:paragraph-properties fo:text-align="start" fo:margin-left="0mm"/>
      <style:text-properties style:text-position=""/>
    </style:style>
    <style:style style:name="ce28" style:family="table-cell" style:parent-style-name="Default">
      <style:table-cell-properties fo:border-bottom="0.06pt solid #000000" fo:background-color="#ffffff" style:text-align-source="fix" style:repeat-content="false" fo:border-left="0.06pt dotted #000000" fo:border-right="0.06pt dotted #000000" fo:border-top="none"/>
      <style:paragraph-properties fo:text-align="start" fo:margin-left="0mm"/>
      <style:text-properties style:text-position=""/>
    </style:style>
    <style:style style:name="ce29" style:family="table-cell" style:parent-style-name="Default">
      <style:table-cell-properties fo:border-bottom="none" fo:background-color="#b2b2b2" style:text-align-source="fix" style:repeat-content="false" fo:border-left="0.06pt dotte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729fcf"/>
      <style:text-properties style:text-position=""/>
    </style:style>
    <style:style style:name="ce30" style:family="table-cell" style:parent-style-name="Default">
      <style:table-cell-properties fo:border-bottom="none" fo:background-color="#b2b2b2" style:text-align-source="fix" style:repeat-content="false" fo:border-left="0.06pt dotted #000000" fo:border-right="none" fo:border-top="none"/>
      <style:paragraph-properties fo:text-align="start" fo:margin-left="0mm"/>
      <style:text-properties fo:color="#dddddd" style:text-position=""/>
    </style:style>
    <style:style style:name="ce31" style:family="table-cell" style:parent-style-name="Default">
      <style:table-cell-properties fo:border-bottom="none" fo:background-color="#b2b2b2" style:text-align-source="fix" style:repeat-content="false" fo:border-left="0.06pt dotted #000000" fo:border-right="none" fo:border-top="none"/>
      <style:paragraph-properties fo:text-align="start" fo:margin-left="0mm"/>
      <style:text-properties style:text-position=""/>
    </style:style>
    <style:style style:name="ce32" style:family="table-cell" style:parent-style-name="Default">
      <style:table-cell-properties fo:border-bottom="0.06pt solid #000000" fo:background-color="#b2b2b2" style:text-align-source="fix" style:repeat-content="false" fo:border-left="0.06pt dotted #000000" fo:border-right="none" fo:border-top="none"/>
      <style:paragraph-properties fo:text-align="start" fo:margin-left="0mm"/>
      <style:text-properties style:text-position=""/>
    </style:style>
    <style:style style:name="ce33" style:family="table-cell" style:parent-style-name="Default">
      <style:table-cell-properties fo:border-bottom="none" fo:background-color="#ffffff" style:text-align-source="fix" style:repeat-content="false" fo:border-left="0.06pt dotted #000000" fo:border-right="none" fo:border-top="none"/>
      <style:paragraph-properties fo:text-align="end" fo:margin-left="0mm"/>
      <style:text-properties fo:color="#ff3333" style:text-position=""/>
    </style:style>
    <style:style style:name="ce34" style:family="table-cell" style:parent-style-name="Default">
      <style:table-cell-properties fo:border-bottom="none" fo:background-color="#ffffff" style:text-align-source="fix" style:repeat-content="false" fo:border-left="0.06pt dotted #000000" fo:border-right="none" fo:border-top="none"/>
      <style:paragraph-properties fo:text-align="start" fo:margin-left="0mm"/>
      <style:text-properties style:text-position=""/>
    </style:style>
    <style:style style:name="ce35" style:family="table-cell" style:parent-style-name="Default">
      <style:table-cell-properties fo:border-bottom="0.06pt solid #000000" fo:background-color="#ffffff" style:text-align-source="fix" style:repeat-content="false" fo:border-left="0.06pt dotted #000000" fo:border-right="none" fo:border-top="none"/>
      <style:paragraph-properties fo:text-align="start" fo:margin-left="0mm"/>
      <style:text-properties style:text-position=""/>
    </style:style>
    <style:style style:name="ce36" style:family="table-cell" style:parent-style-name="Default">
      <style:table-cell-properties fo:border-bottom="none" fo:background-color="#ffffff" style:text-align-source="fix" style:repeat-content="false" fo:border-left="0.06pt dotted #000000" fo:border-right="none" fo:border-top="none"/>
      <style:paragraph-properties fo:text-align="end" fo:margin-left="0mm"/>
      <style:text-properties style:text-position=""/>
    </style:style>
    <style:style style:name="ce37" style:family="table-cell" style:parent-style-name="Default">
      <style:table-cell-properties fo:border-bottom="0.06pt solid #000000" fo:background-color="#ffffff" style:text-align-source="fix" style:repeat-content="false" fo:border-left="0.06pt dotted #000000" fo:border-right="none" fo:border-top="none"/>
      <style:paragraph-properties fo:text-align="end" fo:margin-left="0mm"/>
      <style:text-properties style:text-position=""/>
    </style:style>
    <style:style style:name="ce3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start" fo:margin-left="0mm"/>
      <style:text-properties fo:color="#eeeeee" style:text-position=""/>
    </style:style>
    <style:style style:name="ce4" style:family="table-cell" style:parent-style-name="Default">
      <style:table-cell-properties fo:border-bottom="0.06pt solid #000000" fo:background-color="#729fcf" fo:border-left="none" fo:border-right="none" fo:border-top="none"/>
      <style:text-properties style:text-position=""/>
    </style:style>
    <style:style style:name="ce4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end" fo:margin-left="0mm"/>
      <style:text-properties style:text-position=""/>
    </style:style>
    <style:style style:name="ce4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end" fo:margin-left="0mm"/>
      <style:text-properties style:text-position=""/>
    </style:style>
    <style:style style:name="ce4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/>
      <style:paragraph-properties fo:text-align="end" fo:margin-left="0mm"/>
      <style:text-properties style:text-position=""/>
    </style:style>
    <style:style style:name="ce4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/>
      <style:paragraph-properties fo:text-align="start" fo:margin-left="0mm"/>
      <style:text-properties fo:color="#eeeeee" style:text-position=""/>
    </style:style>
    <style:style style:name="ce4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end" fo:margin-left="0mm"/>
      <style:text-properties style:text-position=""/>
    </style:style>
    <style:style style:name="ce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text-position=""/>
    </style:style>
    <style:style style:name="ce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text-position=""/>
    </style:style>
    <style:style style:name="ce47" style:family="table-cell" style:parent-style-name="Default">
      <style:table-cell-properties fo:background-color="#b2b2b2"/>
      <style:text-properties style:text-position=""/>
    </style:style>
    <style:style style:name="ce48" style:family="table-cell" style:parent-style-name="Default">
      <style:table-cell-properties fo:border-bottom="0.06pt solid #000000" fo:background-color="#b2b2b2" fo:border-left="none" fo:border-right="none" fo:border-top="none"/>
      <style:text-properties style:text-position=""/>
    </style:style>
    <style:style style:name="ce49" style:family="table-cell" style:parent-style-name="Default">
      <style:table-cell-properties fo:background-color="#ffffff"/>
      <style:text-properties style:text-position=""/>
    </style:style>
    <style:style style:name="ce5" style:family="table-cell" style:parent-style-name="Default">
      <style:table-cell-properties fo:background-color="#cfe7f5"/>
      <style:text-properties style:text-position=""/>
    </style:style>
    <style:style style:name="ce50" style:family="table-cell" style:parent-style-name="Default">
      <style:table-cell-properties fo:border-bottom="0.06pt solid #000000" fo:background-color="#ffffff" fo:border-left="none" fo:border-right="none" fo:border-top="none"/>
      <style:text-properties style:text-position=""/>
    </style:style>
    <style:style style:name="ce6" style:family="table-cell" style:parent-style-name="Default">
      <style:table-cell-properties fo:border-bottom="0.06pt solid #000000" fo:background-color="#cfe7f5" fo:border-left="none" fo:border-right="none" fo:border-top="none"/>
      <style:text-properties style:text-position=""/>
    </style:style>
    <style:style style:name="ce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start" fo:margin-left="0mm"/>
      <style:text-properties style:text-position=""/>
    </style:style>
    <style:style style:name="ce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start" fo:margin-left="0mm"/>
      <style:text-properties style:text-position=""/>
    </style:style>
    <style:style style:name="ce51" style:family="table-cell" style:parent-style-name="Default">
      <style:table-cell-properties fo:border-bottom="none" fo:background-color="#cccccc" fo:border-left="0.06pt solid #000000" fo:border-right="none" fo:border-top="0.06pt solid #000000"/>
      <style:text-properties style:text-position=""/>
    </style:style>
    <style:style style:name="ce52" style:family="table-cell" style:parent-style-name="Default">
      <style:table-cell-properties fo:border-bottom="none" fo:background-color="#cccccc" fo:border-left="0.06pt solid #000000" fo:border-right="none" fo:border-top="none"/>
      <style:text-properties style:text-position=""/>
    </style:style>
    <style:style style:name="ce53" style:family="table-cell" style:parent-style-name="Default">
      <style:table-cell-properties fo:border-bottom="0.06pt solid #000000" fo:background-color="#cccccc" fo:border-left="0.06pt solid #000000" fo:border-right="none" fo:border-top="none"/>
      <style:text-properties style:text-position=""/>
    </style:style>
    <style:style style:name="ce54" style:family="table-cell" style:parent-style-name="Default">
      <style:table-cell-properties fo:border-bottom="none" fo:background-color="#cccccc" fo:border-left="0.06pt solid #000000" fo:border-right="0.06pt solid #000000" fo:border-top="0.06pt solid #000000"/>
      <style:text-properties style:text-position=""/>
    </style:style>
    <style:style style:name="ce55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text-position=""/>
    </style:style>
    <style:style style:name="ce56" style:family="table-cell" style:parent-style-name="Default">
      <style:table-cell-properties fo:border-bottom="0.06pt solid #000000" fo:background-color="#cccccc" fo:border-left="0.06pt solid #000000" fo:border-right="0.06pt solid #000000" fo:border-top="none"/>
      <style:text-properties style:text-position=""/>
    </style:style>
    <style:style style:name="ce5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style:text-position=""/>
    </style:style>
    <style:style style:name="ce58" style:family="table-cell" style:parent-style-name="Default">
      <style:table-cell-properties fo:background-color="#cccccc" fo:border="0.06pt solid #000000"/>
      <style:text-properties style:text-position=""/>
    </style:style>
    <style:style style:name="ce59" style:family="table-cell" style:parent-style-name="Default" style:data-style-name="N3">
      <style:table-cell-properties fo:border-bottom="none" fo:background-color="#ffffff" fo:border-left="0.06pt solid #000000" fo:border-right="0.06pt solid #000000" fo:border-top="none"/>
      <style:text-properties style:text-position="" style:font-name="Liberation Sans" style:font-name-asian="Droid Sans Fallback" style:font-name-complex="FreeSans"/>
    </style:style>
    <style:style style:name="ce60" style:family="table-cell" style:parent-style-name="Default" style:data-style-name="N3">
      <style:table-cell-properties fo:border-bottom="0.06pt solid #000000" fo:background-color="#ffffff" fo:border-left="0.06pt solid #000000" fo:border-right="0.06pt solid #000000" fo:border-top="none"/>
      <style:text-properties style:text-position="" style:font-name="Liberation Sans" style:font-name-asian="Droid Sans Fallback" style:font-name-complex="FreeSans"/>
    </style:style>
    <style:style style:name="ce61" style:family="table-cell" style:parent-style-name="Default">
      <style:table-cell-properties fo:border-bottom="none" fo:background-color="#ffffff" style:text-align-source="fix" style:repeat-content="false" fo:border-left="0.06pt solid #000000" fo:border-right="0.06pt dotted #000000" fo:border-top="0.06pt solid #000000"/>
      <style:paragraph-properties fo:text-align="end" fo:margin-left="0mm"/>
      <style:text-properties fo:color="#000000" style:text-position=""/>
    </style:style>
    <style:style style:name="ce62" style:family="table-cell" style:parent-style-name="Default">
      <style:table-cell-properties fo:border-bottom="none" fo:background-color="#ffffff" style:text-align-source="fix" style:repeat-content="false" fo:border-left="0.06pt solid #000000" fo:border-right="0.06pt dotted #000000" fo:border-top="none"/>
      <style:paragraph-properties fo:text-align="end" fo:margin-left="0mm"/>
      <style:text-properties fo:color="#000000" style:text-position=""/>
    </style:style>
    <style:style style:name="ce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dotted #000000" fo:border-top="none"/>
      <style:paragraph-properties fo:text-align="end" fo:margin-left="0mm"/>
      <style:text-properties fo:color="#000000" style:text-position=""/>
    </style:style>
    <style:style style:name="ce64" style:family="table-cell" style:parent-style-name="Default" style:data-style-name="N3">
      <style:table-cell-properties fo:border-bottom="none" fo:background-color="#ffffff" fo:border-left="none" fo:border-right="0.06pt solid #000000" fo:border-top="none"/>
      <style:text-properties style:text-position="" style:font-name="Liberation Sans" style:font-name-asian="Droid Sans Fallback" style:font-name-complex="FreeSans"/>
    </style:style>
    <style:style style:name="ce65" style:family="table-cell" style:parent-style-name="Default" style:data-style-name="N3">
      <style:table-cell-properties fo:border-bottom="0.06pt solid #000000" fo:background-color="#ffffff" fo:border-left="none" fo:border-right="0.06pt solid #000000" fo:border-top="none"/>
      <style:text-properties style:text-position="" style:font-name="Liberation Sans" style:font-name-asian="Droid Sans Fallback" style:font-name-complex="FreeSans"/>
    </style:style>
    <style:style style:name="ce66" style:family="table-cell" style:parent-style-name="Default">
      <style:table-cell-properties fo:border-bottom="none" fo:background-color="#ffffff" style:text-align-source="fix" style:repeat-content="false" fo:border-left="0.06pt dotted #000000" fo:border-right="0.06pt dotted #000000" fo:border-top="0.06pt solid #000000"/>
      <style:paragraph-properties fo:text-align="end" fo:margin-left="0mm"/>
      <style:text-properties fo:color="#000000" style:text-position=""/>
    </style:style>
    <style:style style:name="ce67" style:family="table-cell" style:parent-style-name="Default">
      <style:table-cell-properties fo:border-bottom="none" fo:background-color="#ffffff" style:text-align-source="fix" style:repeat-content="false" fo:border-left="0.06pt dotted #000000" fo:border-right="0.06pt dotted #000000" fo:border-top="none"/>
      <style:paragraph-properties fo:text-align="end" fo:margin-left="0mm"/>
      <style:text-properties fo:color="#000000" style:text-position=""/>
    </style:style>
    <style:style style:name="ce68" style:family="table-cell" style:parent-style-name="Default">
      <style:table-cell-properties fo:border-bottom="0.06pt solid #000000" fo:background-color="#ffffff" style:text-align-source="fix" style:repeat-content="false" fo:border-left="0.06pt dotted #000000" fo:border-right="0.06pt dotted #000000" fo:border-top="none"/>
      <style:paragraph-properties fo:text-align="end" fo:margin-left="0mm"/>
      <style:text-properties fo:color="#000000" style:text-position=""/>
    </style:style>
    <style:style style:name="ce69" style:family="table-cell" style:parent-style-name="Default">
      <style:table-cell-properties fo:border-bottom="0.06pt solid #000000" fo:background-color="#cccccc" fo:border-left="none" fo:border-right="0.06pt solid #000000" fo:border-top="0.06pt solid #000000"/>
      <style:text-properties style:text-position=""/>
    </style:style>
    <style:style style:name="ce70" style:family="table-cell" style:parent-style-name="Default" style:data-style-name="N3">
      <style:table-cell-properties fo:background-color="#ffffff" fo:border="none"/>
      <style:text-properties style:text-position="" style:font-name="Liberation Sans" style:font-name-asian="Droid Sans Fallback" style:font-name-complex="FreeSans"/>
    </style:style>
    <style:style style:name="ce71" style:family="table-cell" style:parent-style-name="Default">
      <style:table-cell-properties fo:border-bottom="none" fo:background-color="#ffffff" style:text-align-source="fix" style:repeat-content="false" fo:border-left="0.06pt dotted #000000" fo:border-right="0.06pt solid #000000" fo:border-top="0.06pt solid #000000"/>
      <style:paragraph-properties fo:text-align="end" fo:margin-left="0mm"/>
      <style:text-properties fo:color="#000000" style:text-position=""/>
    </style:style>
    <style:style style:name="ce72" style:family="table-cell" style:parent-style-name="Default">
      <style:table-cell-properties fo:border-bottom="none" fo:background-color="#ffffff" style:text-align-source="fix" style:repeat-content="false" fo:border-left="0.06pt dotted #000000" fo:border-right="0.06pt solid #000000" fo:border-top="none"/>
      <style:paragraph-properties fo:text-align="end" fo:margin-left="0mm"/>
      <style:text-properties fo:color="#000000" style:text-position=""/>
    </style:style>
    <style:style style:name="ce73" style:family="table-cell" style:parent-style-name="Default">
      <style:table-cell-properties fo:border-bottom="0.06pt solid #000000" fo:background-color="#ffffff" style:text-align-source="fix" style:repeat-content="false" fo:border-left="0.06pt dotted #000000" fo:border-right="0.06pt solid #000000" fo:border-top="none"/>
      <style:paragraph-properties fo:text-align="end" fo:margin-left="0mm"/>
      <style:text-properties fo:color="#000000" style:text-position=""/>
    </style:style>
    <style:style style:name="ce74" style:family="table-cell" style:parent-style-name="Default">
      <style:table-cell-properties fo:border-bottom="none" fo:background-color="#ffffff" fo:border-left="none" fo:border-right="0.06pt solid #000000" fo:border-top="none"/>
      <style:text-properties style:text-position=""/>
    </style:style>
    <style:style style:name="ce75" style:family="table-cell" style:parent-style-name="Default">
      <style:table-cell-properties fo:border-bottom="none" fo:background-color="#ffffff" style:text-align-source="fix" style:repeat-content="false" fo:border-left="0.06pt dotted #000000" fo:border-right="none" fo:border-top="none"/>
      <style:paragraph-properties fo:text-align="end" fo:margin-left="0mm"/>
      <style:text-properties fo:color="#000000" style:text-position=""/>
    </style:style>
    <style:style style:name="ce84" style:family="table-cell" style:parent-style-name="Default">
      <style:table-cell-properties fo:border-bottom="0.06pt solid #000000" fo:background-color="#729fcf" style:text-align-source="fix" style:repeat-content="false" fo:border-left="none" fo:border-right="none" fo:border-top="none" style:vertical-align="middle"/>
      <style:paragraph-properties fo:text-align="center"/>
      <style:text-properties fo:font-size="14pt" style:font-size-asian="14pt" style:font-size-complex="14pt"/>
    </style:style>
    <style:style style:name="ce8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86" style:family="table-cell" style:parent-style-name="Default">
      <style:table-cell-properties fo:background-color="#729fcf"/>
    </style:style>
    <style:style style:name="ce87" style:family="table-cell" style:parent-style-name="Default">
      <style:table-cell-properties fo:border-bottom="0.06pt solid #000000" fo:background-color="#729fcf" fo:border-left="none" fo:border-right="none" fo:border-top="none"/>
    </style:style>
    <style:style style:name="ce88" style:family="table-cell" style:parent-style-name="Default">
      <style:table-cell-properties fo:background-color="#cfe7f5"/>
    </style:style>
    <style:style style:name="ce89" style:family="table-cell" style:parent-style-name="Default">
      <style:table-cell-properties fo:border-bottom="0.06pt solid #000000" fo:background-color="#cfe7f5" fo:border-left="none" fo:border-right="none" fo:border-top="none"/>
    </style:style>
    <style:style style:name="ce9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start" fo:margin-left="0mm"/>
    </style:style>
    <style:style style:name="ce9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start" fo:margin-left="0mm"/>
    </style:style>
    <style:style style:name="ce93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end" fo:margin-left="0mm"/>
      <style:text-properties fo:color="#ff3333"/>
    </style:style>
    <style:style style:name="ce94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end" fo:margin-left="0mm"/>
    </style:style>
    <style:style style:name="ce9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end" fo:margin-left="0mm"/>
    </style:style>
    <style:style style:name="ce96" style:family="table-cell" style:parent-style-name="Default">
      <style:table-cell-properties fo:border-bottom="none" fo:background-color="#b2b2b2" style:text-align-source="fix" style:repeat-content="false" fo:border-left="0.06pt solid #000000" fo:border-right="0.06pt dotte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b2b2b2" style:text-align-source="fix" style:repeat-content="false" fo:border-left="0.06pt solid #000000" fo:border-right="0.06pt dotted #000000" fo:border-top="none"/>
      <style:paragraph-properties fo:text-align="start" fo:margin-left="0mm"/>
    </style:style>
    <style:style style:name="ce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dotted #000000" fo:border-top="none"/>
      <style:paragraph-properties fo:text-align="start" fo:margin-left="0mm"/>
    </style:style>
    <style:style style:name="ce99" style:family="table-cell" style:parent-style-name="Default">
      <style:table-cell-properties fo:border-bottom="none" fo:background-color="#ffffff" style:text-align-source="fix" style:repeat-content="false" fo:border-left="0.06pt solid #000000" fo:border-right="0.06pt dotted #000000" fo:border-top="none"/>
      <style:paragraph-properties fo:text-align="end" fo:margin-left="0mm"/>
      <style:text-properties fo:color="#ff3333"/>
    </style:style>
    <style:style style:name="ce100" style:family="table-cell" style:parent-style-name="Default">
      <style:table-cell-properties fo:border-bottom="none" fo:background-color="#ffffff" style:text-align-source="fix" style:repeat-content="false" fo:border-left="0.06pt solid #000000" fo:border-right="0.06pt dotted #000000" fo:border-top="none"/>
      <style:paragraph-properties fo:text-align="end" fo:margin-left="0mm"/>
    </style:style>
    <style:style style:name="ce10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dotted #000000" fo:border-top="none"/>
      <style:paragraph-properties fo:text-align="end" fo:margin-left="0mm"/>
    </style:style>
    <style:style style:name="ce102" style:family="table-cell" style:parent-style-name="Default">
      <style:table-cell-properties fo:border-bottom="none" fo:background-color="#b2b2b2" style:text-align-source="fix" style:repeat-content="false" fo:border-left="0.06pt dotted #000000" fo:border-right="0.06pt dotte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none" fo:background-color="#b2b2b2" style:text-align-source="fix" style:repeat-content="false" fo:border-left="0.06pt dotted #000000" fo:border-right="0.06pt dotted #000000" fo:border-top="none"/>
      <style:paragraph-properties fo:text-align="start" fo:margin-left="0mm"/>
    </style:style>
    <style:style style:name="ce104" style:family="table-cell" style:parent-style-name="Default">
      <style:table-cell-properties fo:border-bottom="0.06pt solid #000000" fo:background-color="#b2b2b2" style:text-align-source="fix" style:repeat-content="false" fo:border-left="0.06pt dotted #000000" fo:border-right="0.06pt dotted #000000" fo:border-top="none"/>
      <style:paragraph-properties fo:text-align="start" fo:margin-left="0mm"/>
    </style:style>
    <style:style style:name="ce105" style:family="table-cell" style:parent-style-name="Default">
      <style:table-cell-properties fo:border-bottom="none" fo:background-color="#ffffff" style:text-align-source="fix" style:repeat-content="false" fo:border-left="0.06pt dotted #000000" fo:border-right="0.06pt dotted #000000" fo:border-top="none"/>
      <style:paragraph-properties fo:text-align="end" fo:margin-left="0mm"/>
      <style:text-properties fo:color="#ff3333"/>
    </style:style>
    <style:style style:name="ce106" style:family="table-cell" style:parent-style-name="Default">
      <style:table-cell-properties fo:border-bottom="none" fo:background-color="#ffffff" style:text-align-source="fix" style:repeat-content="false" fo:border-left="0.06pt dotted #000000" fo:border-right="0.06pt dotted #000000" fo:border-top="none"/>
      <style:paragraph-properties fo:text-align="end" fo:margin-left="0mm"/>
    </style:style>
    <style:style style:name="ce107" style:family="table-cell" style:parent-style-name="Default">
      <style:table-cell-properties fo:border-bottom="0.06pt solid #000000" fo:background-color="#ffffff" style:text-align-source="fix" style:repeat-content="false" fo:border-left="0.06pt dotted #000000" fo:border-right="0.06pt dotted #000000" fo:border-top="none"/>
      <style:paragraph-properties fo:text-align="end" fo:margin-left="0mm"/>
    </style:style>
    <style:style style:name="ce108" style:family="table-cell" style:parent-style-name="Default">
      <style:table-cell-properties fo:border-bottom="none" fo:background-color="#b2b2b2" style:text-align-source="fix" style:repeat-content="false" fo:border-left="0.06pt dotted #000000" fo:border-right="0.06pt dotted #000000" fo:border-top="none"/>
      <style:paragraph-properties fo:text-align="start" fo:margin-left="0mm"/>
      <style:text-properties fo:color="#dddddd"/>
    </style:style>
    <style:style style:name="ce109" style:family="table-cell" style:parent-style-name="Default" style:data-style-name="N3">
      <style:table-cell-properties fo:border-bottom="none" fo:background-color="#ffffff" style:text-align-source="fix" style:repeat-content="false" fo:border-left="0.06pt dotted #000000" fo:border-right="0.06pt dotted #000000" fo:border-top="none"/>
      <style:paragraph-properties fo:text-align="end" fo:margin-left="0mm"/>
    </style:style>
    <style:style style:name="ce110" style:family="table-cell" style:parent-style-name="Default">
      <style:table-cell-properties fo:border-bottom="none" fo:background-color="#ffffff" style:text-align-source="fix" style:repeat-content="false" fo:border-left="0.06pt dotted #000000" fo:border-right="0.06pt dotted #000000" fo:border-top="none"/>
      <style:paragraph-properties fo:text-align="start" fo:margin-left="0mm"/>
    </style:style>
    <style:style style:name="ce111" style:family="table-cell" style:parent-style-name="Default">
      <style:table-cell-properties fo:border-bottom="0.06pt solid #000000" fo:background-color="#ffffff" style:text-align-source="fix" style:repeat-content="false" fo:border-left="0.06pt dotted #000000" fo:border-right="0.06pt dotted #000000" fo:border-top="none"/>
      <style:paragraph-properties fo:text-align="start" fo:margin-left="0mm"/>
    </style:style>
    <style:style style:name="ce112" style:family="table-cell" style:parent-style-name="Default">
      <style:table-cell-properties fo:border-bottom="none" fo:background-color="#b2b2b2" style:text-align-source="fix" style:repeat-content="false" fo:border-left="0.06pt dotte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none" fo:background-color="#b2b2b2" style:text-align-source="fix" style:repeat-content="false" fo:border-left="0.06pt dotted #000000" fo:border-right="none" fo:border-top="none"/>
      <style:paragraph-properties fo:text-align="start" fo:margin-left="0mm"/>
      <style:text-properties fo:color="#dddddd"/>
    </style:style>
    <style:style style:name="ce114" style:family="table-cell" style:parent-style-name="Default">
      <style:table-cell-properties fo:border-bottom="none" fo:background-color="#b2b2b2" style:text-align-source="fix" style:repeat-content="false" fo:border-left="0.06pt dotted #000000" fo:border-right="none" fo:border-top="none"/>
      <style:paragraph-properties fo:text-align="start" fo:margin-left="0mm"/>
    </style:style>
    <style:style style:name="ce115" style:family="table-cell" style:parent-style-name="Default">
      <style:table-cell-properties fo:border-bottom="0.06pt solid #000000" fo:background-color="#b2b2b2" style:text-align-source="fix" style:repeat-content="false" fo:border-left="0.06pt dotted #000000" fo:border-right="none" fo:border-top="none"/>
      <style:paragraph-properties fo:text-align="start" fo:margin-left="0mm"/>
    </style:style>
    <style:style style:name="ce116" style:family="table-cell" style:parent-style-name="Default">
      <style:table-cell-properties fo:border-bottom="none" fo:background-color="#ffffff" style:text-align-source="fix" style:repeat-content="false" fo:border-left="0.06pt dotted #000000" fo:border-right="none" fo:border-top="none"/>
      <style:paragraph-properties fo:text-align="end" fo:margin-left="0mm"/>
      <style:text-properties fo:color="#ff3333"/>
    </style:style>
    <style:style style:name="ce117" style:family="table-cell" style:parent-style-name="Default">
      <style:table-cell-properties fo:border-bottom="none" fo:background-color="#ffffff" style:text-align-source="fix" style:repeat-content="false" fo:border-left="0.06pt dotted #000000" fo:border-right="none" fo:border-top="none"/>
      <style:paragraph-properties fo:text-align="start" fo:margin-left="0mm"/>
    </style:style>
    <style:style style:name="ce118" style:family="table-cell" style:parent-style-name="Default">
      <style:table-cell-properties fo:border-bottom="0.06pt solid #000000" fo:background-color="#ffffff" style:text-align-source="fix" style:repeat-content="false" fo:border-left="0.06pt dotted #000000" fo:border-right="none" fo:border-top="none"/>
      <style:paragraph-properties fo:text-align="start" fo:margin-left="0mm"/>
    </style:style>
    <style:style style:name="ce119" style:family="table-cell" style:parent-style-name="Default">
      <style:table-cell-properties fo:border-bottom="none" fo:background-color="#ffffff" style:text-align-source="fix" style:repeat-content="false" fo:border-left="0.06pt dotted #000000" fo:border-right="none" fo:border-top="none"/>
      <style:paragraph-properties fo:text-align="end" fo:margin-left="0mm"/>
    </style:style>
    <style:style style:name="ce120" style:family="table-cell" style:parent-style-name="Default">
      <style:table-cell-properties fo:border-bottom="0.06pt solid #000000" fo:background-color="#ffffff" style:text-align-source="fix" style:repeat-content="false" fo:border-left="0.06pt dotted #000000" fo:border-right="none" fo:border-top="none"/>
      <style:paragraph-properties fo:text-align="end" fo:margin-left="0mm"/>
    </style:style>
    <style:style style:name="ce12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start" fo:margin-left="0mm"/>
      <style:text-properties fo:color="#eeeeee"/>
    </style:style>
    <style:style style:name="ce12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end" fo:margin-left="0mm"/>
    </style:style>
    <style:style style:name="ce12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end" fo:margin-left="0mm"/>
    </style:style>
    <style:style style:name="ce125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12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/>
      <style:paragraph-properties fo:text-align="start" fo:margin-left="0mm"/>
      <style:text-properties fo:color="#eeeeee"/>
    </style:style>
    <style:style style:name="ce12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12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130" style:family="table-cell" style:parent-style-name="Default">
      <style:table-cell-properties fo:background-color="#b2b2b2"/>
    </style:style>
    <style:style style:name="ce131" style:family="table-cell" style:parent-style-name="Default">
      <style:table-cell-properties fo:border-bottom="0.06pt solid #000000" fo:background-color="#b2b2b2" fo:border-left="none" fo:border-right="none" fo:border-top="none"/>
    </style:style>
    <style:style style:name="ce132" style:family="table-cell" style:parent-style-name="Default">
      <style:table-cell-properties fo:background-color="#ffffff"/>
    </style:style>
    <style:style style:name="ce133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34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35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36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137" style:family="table-cell" style:parent-style-name="Default">
      <style:table-cell-properties fo:border-bottom="none" fo:background-color="#cccccc" fo:border-left="0.06pt solid #000000" fo:border-right="0.06pt solid #000000" fo:border-top="0.06pt solid #000000"/>
    </style:style>
    <style:style style:name="ce138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139" style:family="table-cell" style:parent-style-name="Default">
      <style:table-cell-properties fo:border-bottom="0.06pt solid #000000" fo:background-color="#cccccc" fo:border-left="0.06pt solid #000000" fo:border-right="0.06pt solid #000000" fo:border-top="none"/>
    </style:style>
    <style:style style:name="ce14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mm"/>
    </style:style>
    <style:style style:name="ce141" style:family="table-cell" style:parent-style-name="Default">
      <style:table-cell-properties fo:background-color="#cccccc" fo:border="0.06pt solid #000000"/>
    </style:style>
    <style:style style:name="ce142" style:family="table-cell" style:parent-style-name="Default" style:data-style-name="N3">
      <style:table-cell-properties fo:border-bottom="none" fo:background-color="#ffffff" fo:border-left="0.06pt solid #000000" fo:border-right="0.06pt solid #000000" fo:border-top="none"/>
      <style:text-properties style:font-name="Liberation Sans" style:font-name-asian="Droid Sans Fallback" style:font-name-complex="FreeSans"/>
    </style:style>
    <style:style style:name="ce143" style:family="table-cell" style:parent-style-name="Default" style:data-style-name="N3">
      <style:table-cell-properties fo:border-bottom="0.06pt solid #000000" fo:background-color="#ffffff" fo:border-left="0.06pt solid #000000" fo:border-right="0.06pt solid #000000" fo:border-top="none"/>
      <style:text-properties style:font-name="Liberation Sans" style:font-name-asian="Droid Sans Fallback" style:font-name-complex="FreeSans"/>
    </style:style>
    <style:style style:name="ce144" style:family="table-cell" style:parent-style-name="Default">
      <style:table-cell-properties fo:border-bottom="none" fo:background-color="#ffffff" style:text-align-source="fix" style:repeat-content="false" fo:border-left="0.06pt solid #000000" fo:border-right="0.06pt dotted #000000" fo:border-top="0.06pt solid #000000"/>
      <style:paragraph-properties fo:text-align="end" fo:margin-left="0mm"/>
      <style:text-properties fo:color="#000000"/>
    </style:style>
    <style:style style:name="ce145" style:family="table-cell" style:parent-style-name="Default">
      <style:table-cell-properties fo:border-bottom="none" fo:background-color="#ffffff" style:text-align-source="fix" style:repeat-content="false" fo:border-left="0.06pt solid #000000" fo:border-right="0.06pt dotted #000000" fo:border-top="none"/>
      <style:paragraph-properties fo:text-align="end" fo:margin-left="0mm"/>
      <style:text-properties fo:color="#000000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dotted #000000" fo:border-top="none"/>
      <style:paragraph-properties fo:text-align="end" fo:margin-left="0mm"/>
      <style:text-properties fo:color="#000000"/>
    </style:style>
    <style:style style:name="ce147" style:family="table-cell" style:parent-style-name="Default" style:data-style-name="N3">
      <style:table-cell-properties fo:border-bottom="none" fo:background-color="#ffffff" fo:border-left="none" fo:border-right="0.06pt solid #000000" fo:border-top="none"/>
      <style:text-properties style:font-name="Liberation Sans" style:font-name-asian="Droid Sans Fallback" style:font-name-complex="FreeSans"/>
    </style:style>
    <style:style style:name="ce148" style:family="table-cell" style:parent-style-name="Default" style:data-style-name="N3">
      <style:table-cell-properties fo:border-bottom="0.06pt solid #000000" fo:background-color="#ffffff" fo:border-left="none" fo:border-right="0.06pt solid #000000" fo:border-top="none"/>
      <style:text-properties style:font-name="Liberation Sans" style:font-name-asian="Droid Sans Fallback" style:font-name-complex="FreeSans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dotted #000000" fo:border-right="0.06pt dotted #000000" fo:border-top="0.06pt solid #000000"/>
      <style:paragraph-properties fo:text-align="end" fo:margin-left="0mm"/>
      <style:text-properties fo:color="#000000"/>
    </style:style>
    <style:style style:name="ce150" style:family="table-cell" style:parent-style-name="Default">
      <style:table-cell-properties fo:border-bottom="none" fo:background-color="#ffffff" style:text-align-source="fix" style:repeat-content="false" fo:border-left="0.06pt dotted #000000" fo:border-right="0.06pt dotted #000000" fo:border-top="none"/>
      <style:paragraph-properties fo:text-align="end" fo:margin-left="0mm"/>
      <style:text-properties fo:color="#000000"/>
    </style:style>
    <style:style style:name="ce151" style:family="table-cell" style:parent-style-name="Default">
      <style:table-cell-properties fo:border-bottom="0.06pt solid #000000" fo:background-color="#ffffff" style:text-align-source="fix" style:repeat-content="false" fo:border-left="0.06pt dotted #000000" fo:border-right="0.06pt dotted #000000" fo:border-top="none"/>
      <style:paragraph-properties fo:text-align="end" fo:margin-left="0mm"/>
      <style:text-properties fo:color="#000000"/>
    </style:style>
    <style:style style:name="ce15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53" style:family="table-cell" style:parent-style-name="Default" style:data-style-name="N3">
      <style:table-cell-properties fo:background-color="#ffffff" fo:border="none"/>
      <style:text-properties style:font-name="Liberation Sans" style:font-name-asian="Droid Sans Fallback" style:font-name-complex="FreeSans"/>
    </style:style>
    <style:style style:name="ce154" style:family="table-cell" style:parent-style-name="Default">
      <style:table-cell-properties fo:border-bottom="none" fo:background-color="#ffffff" style:text-align-source="fix" style:repeat-content="false" fo:border-left="0.06pt dotted #000000" fo:border-right="0.06pt solid #000000" fo:border-top="0.06pt solid #000000"/>
      <style:paragraph-properties fo:text-align="end" fo:margin-left="0mm"/>
      <style:text-properties fo:color="#000000"/>
    </style:style>
    <style:style style:name="ce155" style:family="table-cell" style:parent-style-name="Default">
      <style:table-cell-properties fo:border-bottom="none" fo:background-color="#ffffff" style:text-align-source="fix" style:repeat-content="false" fo:border-left="0.06pt dotted #000000" fo:border-right="0.06pt solid #000000" fo:border-top="none"/>
      <style:paragraph-properties fo:text-align="end" fo:margin-left="0mm"/>
      <style:text-properties fo:color="#000000"/>
    </style:style>
    <style:style style:name="ce156" style:family="table-cell" style:parent-style-name="Default">
      <style:table-cell-properties fo:border-bottom="0.06pt solid #000000" fo:background-color="#ffffff" style:text-align-source="fix" style:repeat-content="false" fo:border-left="0.06pt dotted #000000" fo:border-right="0.06pt solid #000000" fo:border-top="none"/>
      <style:paragraph-properties fo:text-align="end" fo:margin-left="0mm"/>
      <style:text-properties fo:color="#000000"/>
    </style:style>
    <style:style style:name="ce157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58" style:family="table-cell" style:parent-style-name="Default">
      <style:table-cell-properties fo:border-bottom="none" fo:background-color="#ffffff" style:text-align-source="fix" style:repeat-content="false" fo:border-left="0.06pt dotted #000000" fo:border-right="none" fo:border-top="none"/>
      <style:paragraph-properties fo:text-align="end" fo:margin-left="0mm"/>
      <style:text-properties fo:color="#000000"/>
    </style:style>
    <style:style style:name="ce159" style:family="table-cell" style:parent-style-name="Default">
      <style:table-cell-properties fo:border-bottom="none" fo:background-color="#66cc99" style:text-align-source="fix" style:repeat-content="false" fo:border-left="0.06pt dotted #000000" fo:border-right="0.06pt dotted #000000" fo:border-top="none"/>
      <style:paragraph-properties fo:text-align="end" fo:margin-left="0mm"/>
      <style:text-properties fo:color="#000000"/>
    </style:style>
    <style:style style:name="ce160" style:family="table-cell" style:parent-style-name="Default">
      <style:table-cell-properties fo:border-bottom="none" fo:background-color="#ffcc99" style:text-align-source="fix" style:repeat-content="false" fo:border-left="0.06pt dotted #000000" fo:border-right="0.06pt dotted #000000" fo:border-top="none"/>
      <style:paragraph-properties fo:text-align="end" fo:margin-left="0mm"/>
      <style:text-properties fo:color="#000000"/>
    </style:style>
    <style:style style:name="ce161" style:family="table-cell" style:parent-style-name="Default">
      <style:table-cell-properties fo:border-bottom="none" fo:background-color="#ff8080" style:text-align-source="fix" style:repeat-content="false" fo:border-left="0.06pt solid #000000" fo:border-right="0.06pt dotted #000000" fo:border-top="0.06pt solid #000000"/>
      <style:paragraph-properties fo:text-align="end" fo:margin-left="0mm"/>
      <style:text-properties fo:color="#000000"/>
    </style:style>
    <style:style style:name="ce162" style:family="table-cell" style:parent-style-name="Default">
      <style:table-cell-properties fo:background-color="#ff00ff" fo:border="0.06pt solid #000000"/>
    </style:style>
    <style:style style:name="ce163" style:family="table-cell" style:parent-style-name="Default">
      <style:table-cell-properties fo:border-bottom="none" fo:background-color="#ff00ff" style:text-align-source="fix" style:repeat-content="false" fo:border-left="0.06pt solid #000000" fo:border-right="0.06pt dotted #000000" fo:border-top="0.06pt solid #000000"/>
      <style:paragraph-properties fo:text-align="end" fo:margin-left="0mm"/>
      <style:text-properties fo:color="#000000"/>
    </style:style>
    <style:style style:name="ce164" style:family="table-cell" style:parent-style-name="Default">
      <style:table-cell-properties fo:border-bottom="none" fo:background-color="#ff00ff" style:text-align-source="fix" style:repeat-content="false" fo:border-left="0.06pt solid #000000" fo:border-right="0.06pt dotted #000000" fo:border-top="none"/>
      <style:paragraph-properties fo:text-align="end" fo:margin-left="0mm"/>
      <style:text-properties fo:color="#000000"/>
    </style:style>
    <style:style style:name="ce165" style:family="table-cell" style:parent-style-name="Default">
      <style:table-cell-properties fo:border-bottom="0.06pt solid #000000" fo:background-color="#ff00ff" style:text-align-source="fix" style:repeat-content="false" fo:border-left="0.06pt solid #000000" fo:border-right="0.06pt dotted #000000" fo:border-top="none"/>
      <style:paragraph-properties fo:text-align="end" fo:margin-left="0mm"/>
      <style:text-properties fo:color="#000000"/>
    </style:style>
    <style:style style:name="ce166" style:family="table-cell" style:parent-style-name="Default">
      <style:table-cell-properties fo:border-bottom="none" fo:background-color="#ffcc99" style:text-align-source="fix" style:repeat-content="false" fo:border-left="0.06pt dotted #000000" fo:border-right="0.06pt dotted #000000" fo:border-top="0.06pt solid #000000"/>
      <style:paragraph-properties fo:text-align="end" fo:margin-left="0mm"/>
      <style:text-properties fo:color="#000000"/>
    </style:style>
    <style:style style:name="ce167" style:family="table-cell" style:parent-style-name="Default">
      <style:table-cell-properties fo:border-bottom="0.06pt solid #000000" fo:background-color="#ffcc99" style:text-align-source="fix" style:repeat-content="false" fo:border-left="0.06pt dotted #000000" fo:border-right="0.06pt dotted #000000" fo:border-top="none"/>
      <style:paragraph-properties fo:text-align="end" fo:margin-left="0mm"/>
      <style:text-properties fo:color="#000000"/>
    </style:style>
    <style:style style:name="ce168" style:family="table-cell" style:parent-style-name="Default">
      <style:table-cell-properties fo:border-bottom="none" fo:background-color="#ff00ff" style:text-align-source="fix" style:repeat-content="false" fo:border-left="0.06pt dotted #000000" fo:border-right="0.06pt dotted #000000" fo:border-top="none"/>
      <style:paragraph-properties fo:text-align="end" fo:margin-left="0mm"/>
      <style:text-properties fo:color="#000000"/>
    </style:style>
    <style:style style:name="ce169" style:family="table-cell" style:parent-style-name="Default">
      <style:table-cell-properties fo:border-bottom="0.06pt solid #000000" fo:background-color="#ff00ff" style:text-align-source="fix" style:repeat-content="false" fo:border-left="0.06pt dotted #000000" fo:border-right="0.06pt dotted #000000" fo:border-top="none"/>
      <style:paragraph-properties fo:text-align="end" fo:margin-left="0mm"/>
      <style:text-properties fo:color="#000000"/>
    </style:style>
    <style:style style:name="ce170" style:family="table-cell" style:parent-style-name="Default">
      <style:table-cell-properties fo:border-bottom="none" fo:background-color="#ff00ff" style:text-align-source="fix" style:repeat-content="false" fo:border-left="0.06pt dotted #000000" fo:border-right="none" fo:border-top="none"/>
      <style:paragraph-properties fo:text-align="end" fo:margin-left="0mm"/>
      <style:text-properties fo:color="#000000"/>
    </style:style>
    <style:style style:name="ce171" style:family="table-cell" style:parent-style-name="Default">
      <style:table-cell-properties fo:border-bottom="none" fo:background-color="#ff00ff" style:text-align-source="fix" style:repeat-content="false" fo:border-left="0.06pt dotted #000000" fo:border-right="0.06pt solid #000000" fo:border-top="none"/>
      <style:paragraph-properties fo:text-align="end" fo:margin-left="0mm"/>
      <style:text-properties fo:color="#000000"/>
    </style:style>
    <style:style style:name="ce172" style:family="table-cell" style:parent-style-name="Default">
      <style:table-cell-properties fo:border-bottom="0.06pt solid #000000" fo:background-color="#ff00ff" style:text-align-source="fix" style:repeat-content="false" fo:border-left="0.06pt dotted #000000" fo:border-right="0.06pt solid #000000" fo:border-top="none"/>
      <style:paragraph-properties fo:text-align="end" fo:margin-left="0mm"/>
      <style:text-properties fo:color="#000000"/>
    </style:style>
    <style:style style:name="ce173" style:family="table-cell" style:parent-style-name="Default">
      <style:table-cell-properties fo:border-bottom="none" fo:background-color="#ff8080" style:text-align-source="fix" style:repeat-content="false" fo:border-left="0.06pt solid #000000" fo:border-right="0.06pt dotted #000000" fo:border-top="none"/>
      <style:paragraph-properties fo:text-align="end" fo:margin-left="0mm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table table:name="Poc 006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2" table:default-cell-style-name="ce11"/>
        <table:table-column table:style-name="co3" table:default-cell-style-name="ce17"/>
        <table:table-column table:style-name="co3" table:number-columns-repeated="3" table:default-cell-style-name="ce23"/>
        <table:table-column table:style-name="co4" table:default-cell-style-name="ce23"/>
        <table:table-column table:style-name="co5" table:number-columns-repeated="2" table:default-cell-style-name="ce23"/>
        <table:table-column table:style-name="co6" table:default-cell-style-name="ce36"/>
        <table:table-column table:style-name="co7" table:default-cell-style-name="ce11"/>
        <table:table-column table:style-name="co3" table:default-cell-style-name="ce45"/>
        <table:table-column table:style-name="co3" table:number-columns-repeated="1011" table:default-cell-style-name="ce49"/>
        <table:table-row table:style-name="ro1">
          <table:table-cell table:style-name="ce1" office:value-type="string" calcext:value-type="string" table:number-columns-spanned="2" table:number-rows-spanned="4">
            <text:p>Model : Variant + Sample – POC006</text:p>
          </table:table-cell>
          <table:covered-table-cell table:style-name="ce3"/>
          <table:table-cell table:style-name="ce7" office:value-type="string" calcext:value-type="string">
            <text:p>Parsing vcf.gz</text:p>
          </table:table-cell>
          <table:table-cell table:style-name="ce13" office:value-type="string" calcext:value-type="string">
            <text:p>Import DB</text:p>
          </table:table-cell>
          <table:table-cell table:style-name="ce19" office:value-type="string" calcext:value-type="string">
            <text:p>Total Import</text:p>
          </table:table-cell>
          <table:table-cell table:style-name="ce19" office:value-type="string" calcext:value-type="string">
            <text:p>Req 1</text:p>
          </table:table-cell>
          <table:table-cell table:style-name="ce19" office:value-type="string" calcext:value-type="string">
            <text:p>Req 2</text:p>
          </table:table-cell>
          <table:table-cell table:style-name="ce19" office:value-type="string" calcext:value-type="string">
            <text:p>Req 3</text:p>
          </table:table-cell>
          <table:table-cell table:style-name="ce19" office:value-type="string" calcext:value-type="string">
            <text:p>Req 4</text:p>
          </table:table-cell>
          <table:table-cell table:style-name="ce19" office:value-type="string" calcext:value-type="string">
            <text:p>Req 5</text:p>
          </table:table-cell>
          <table:table-cell table:style-name="ce29" office:value-type="string" calcext:value-type="string">
            <text:p>Req 6</text:p>
          </table:table-cell>
          <table:table-cell table:style-name="ce38" office:value-type="string" calcext:value-type="string" table:number-columns-spanned="2" table:number-rows-spanned="1">
            <text:p>DB size</text:p>
          </table:table-cell>
          <table:covered-table-cell table:style-name="ce42"/>
          <table:table-cell table:style-name="ce47" table:number-columns-repeated="1011"/>
        </table:table-row>
        <table:table-row table:style-name="ro1">
          <table:covered-table-cell table:style-name="ce2"/>
          <table:covered-table-cell table:style-name="ce3"/>
          <table:table-cell table:style-name="ce8"/>
          <table:table-cell table:style-name="ce14"/>
          <table:table-cell table:style-name="ce20"/>
          <table:table-cell table:style-name="ce25" office:value-type="string" calcext:value-type="string">
            <text:p>Count Variant</text:p>
          </table:table-cell>
          <table:table-cell table:style-name="ce25" office:value-type="string" calcext:value-type="string">
            <text:p>Count Distinct Variant</text:p>
          </table:table-cell>
          <table:table-cell table:style-name="ce25" office:value-type="string" calcext:value-type="string">
            <text:p>Count Variant by sample</text:p>
          </table:table-cell>
          <table:table-cell table:style-name="ce25" office:value-type="string" calcext:value-type="string">
            <text:p>Select variant on sample 1, chr=5, ref='A'</text:p>
          </table:table-cell>
          <table:table-cell table:style-name="ce25" office:value-type="string" calcext:value-type="string">
            <text:p>How many sample used same variant</text:p>
          </table:table-cell>
          <table:table-cell table:style-name="ce30" office:value-type="string" calcext:value-type="string">
            <text:p>Check Sequencing integrity (ratio transition / transversion)</text:p>
          </table:table-cell>
          <table:table-cell table:style-name="ce39" office:value-type="string" calcext:value-type="string">
            <text:p>index _variant</text:p>
          </table:table-cell>
          <table:table-cell table:style-name="ce43" office:value-type="string" calcext:value-type="string">
            <text:p>table _variant</text:p>
          </table:table-cell>
          <table:table-cell table:style-name="ce47" table:number-columns-repeated="1011"/>
        </table:table-row>
        <table:table-row table:style-name="ro1">
          <table:covered-table-cell table:number-columns-repeated="2" table:style-name="ce3"/>
          <table:table-cell table:style-name="ce8"/>
          <table:table-cell table:style-name="ce14"/>
          <table:table-cell table:style-name="ce20" table:number-columns-repeated="6"/>
          <table:table-cell table:style-name="ce31"/>
          <table:table-cell table:style-name="ce40"/>
          <table:table-cell table:style-name="ce42"/>
          <table:table-cell table:style-name="ce47" table:number-columns-repeated="1011"/>
        </table:table-row>
        <table:table-row table:style-name="ro1">
          <table:covered-table-cell table:number-columns-repeated="2" table:style-name="ce4"/>
          <table:table-cell table:style-name="ce9"/>
          <table:table-cell table:style-name="ce15"/>
          <table:table-cell table:style-name="ce21" table:number-columns-repeated="6"/>
          <table:table-cell table:style-name="ce32"/>
          <table:table-cell table:style-name="ce41"/>
          <table:table-cell table:style-name="ce44"/>
          <table:table-cell table:style-name="ce48" table:number-columns-repeated="1011"/>
        </table:table-row>
        <table:table-row table:style-name="ro2">
          <table:table-cell office:value-type="string" calcext:value-type="string">
            <text:p>1<text:span text:style-name="T1">er</text:span>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711s (11 min 17 s)</text:p>
          </table:table-cell>
          <table:table-cell table:style-name="ce16" office:value-type="string" calcext:value-type="string">
            <text:p>+36 s</text:p>
          </table:table-cell>
          <table:table-cell table:style-name="ce22" office:value-type="string" calcext:value-type="string">
            <text:p>747 s</text:p>
          </table:table-cell>
          <table:table-cell table:style-name="ce22" office:value-type="string" calcext:value-type="string">
            <text:p>2,087 s</text:p>
          </table:table-cell>
          <table:table-cell table:style-name="ce22" office:value-type="string" calcext:value-type="string">
            <text:p>210,161 s</text:p>
          </table:table-cell>
          <table:table-cell table:style-name="ce22" office:value-type="string" calcext:value-type="string">
            <text:p>5,043 s</text:p>
          </table:table-cell>
          <table:table-cell table:style-name="ce22" office:value-type="string" calcext:value-type="string">
            <text:p>0,265 s</text:p>
          </table:table-cell>
          <table:table-cell table:style-name="ce22" office:value-type="string" calcext:value-type="string">
            <text:p>21,468 s</text:p>
          </table:table-cell>
          <table:table-cell table:style-name="ce33" office:value-type="string" calcext:value-type="string">
            <text:p>6,029 s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20676686" calcext:value-type="float">
            <text:p>20 676 686</text:p>
          </table:table-cell>
          <table:table-cell table:style-name="ce26" office:value-type="float" office:value="6407824" calcext:value-type="float">
            <text:p>6 407 824</text:p>
          </table:table-cell>
          <table:table-cell table:style-name="ce27" office:value-type="string" calcext:value-type="string">
            <text:p>Sample n° 1  :  5 171 143</text:p>
            <text:p>Sample n° 2  :  5 187 427</text:p>
            <text:p>Sample n° 3  :  5 161 500</text:p>
            <text:p>Sample n° 4  :  5 156 616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4  :  3 948 451</text:p>
            <text:p>3  :  1 021 533</text:p>
            <text:p>2  :     380 443</text:p>
          </table:table-cell>
          <table:table-cell table:style-name="ce34" office:value-type="string" calcext:value-type="string">
            <text:p>Sample n° 0  :  2 561 814 / 0</text:p>
            <text:p>Sample n° 1  :  2 743 731 / 2 609 329</text:p>
            <text:p>Sample n° 2  :  2 546 544 / 2 443 696</text:p>
            <text:p>Sample n° 3  :  2 479 616 / 2 614 956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27" table:number-columns-repeated="3"/>
          <table:table-cell table:style-name="ce34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3"/>
          <table:table-cell table:style-name="ce28" table:number-columns-repeated="3"/>
          <table:table-cell table:style-name="ce35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2em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742s (11 min 45 s)</text:p>
          </table:table-cell>
          <table:table-cell table:style-name="ce16" office:value-type="string" calcext:value-type="string">
            <text:p>+31 s</text:p>
          </table:table-cell>
          <table:table-cell table:style-name="ce22" office:value-type="string" calcext:value-type="string">
            <text:p>773 s</text:p>
          </table:table-cell>
          <table:table-cell table:style-name="ce22" office:value-type="string" calcext:value-type="string">
            <text:p>4,227 s</text:p>
          </table:table-cell>
          <table:table-cell table:style-name="ce22" office:value-type="string" calcext:value-type="string">
            <text:p>498,088 s</text:p>
          </table:table-cell>
          <table:table-cell table:style-name="ce22" office:value-type="string" calcext:value-type="string">
            <text:p>10,616 s</text:p>
          </table:table-cell>
          <table:table-cell table:style-name="ce22" office:value-type="string" calcext:value-type="string">
            <text:p>0,389 s</text:p>
          </table:table-cell>
          <table:table-cell table:style-name="ce22" office:value-type="string" calcext:value-type="string">
            <text:p>41,008 s</text:p>
          </table:table-cell>
          <table:table-cell table:style-name="ce33" office:value-type="string" calcext:value-type="string">
            <text:p>12,366 s</text:p>
          </table:table-cell>
          <table:table-cell table:number-columns-repeated="1013"/>
        </table:table-row>
        <table:table-row table:style-name="ro4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42710407" calcext:value-type="float">
            <text:p>42 710 407</text:p>
          </table:table-cell>
          <table:table-cell table:style-name="ce26" office:value-type="float" office:value="9581434" calcext:value-type="float">
            <text:p>9 581 434</text:p>
          </table:table-cell>
          <table:table-cell table:style-name="ce27" office:value-type="string" calcext:value-type="string">
            <text:p>Sample n° 6  :  5 529 250</text:p>
            <text:p>Sample n° 4  :  5 156 616</text:p>
            <text:p>Sample n° 5  :  5 510 400</text:p>
            <text:p>Sample n° 8  :  5 494 601</text:p>
            <text:p>Sample n° 1  :  5 171 143</text:p>
            <text:p>Sample n° 2  :  5 187 427</text:p>
            <text:p>Sample n° 3  :  5 161 500</text:p>
            <text:p>Sample n° 7  :  5 499 470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8  :  2 498 857</text:p>
            <text:p>7  :       86 801</text:p>
            <text:p>6  :      386 064</text:p>
            <text:p>5  :       89 585</text:p>
            <text:p>4  :  3 179 138</text:p>
            <text:p>3  :  1 233 663</text:p>
            <text:p>2  :     822 768</text:p>
          </table:table-cell>
          <table:table-cell table:style-name="ce34" office:value-type="string" calcext:value-type="string">
            <text:p>Sample n° 0  :  2 561 814 / 0</text:p>
            <text:p>Sample n° 1  :  2 743 731 / 2 609 329</text:p>
            <text:p>Sample n° 2  :  2 546 544 / 2 443 696</text:p>
            <text:p>Sample n° 3  :  2 479 616 / 2 614 956</text:p>
            <text:p>Sample n° 4  :  2 719 581 / 2 677 000</text:p>
            <text:p>Sample n° 5  :  2 917 124 / 2 790 819</text:p>
            <text:p>Sample n° 6  :  2 704 699 / 2 612 126</text:p>
            <text:p>Sample n° 7  :  2 633 233 / 2 794 77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6"/>
          <table:table-cell table:style-name="ce37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3em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703s (11 min 08 s)</text:p>
          </table:table-cell>
          <table:table-cell table:style-name="ce16" office:value-type="string" calcext:value-type="string">
            <text:p>+35 s</text:p>
          </table:table-cell>
          <table:table-cell table:style-name="ce22" office:value-type="string" calcext:value-type="string">
            <text:p>748 s</text:p>
          </table:table-cell>
          <table:table-cell table:style-name="ce22" office:value-type="string" calcext:value-type="string">
            <text:p>6,012 s</text:p>
          </table:table-cell>
          <table:table-cell table:style-name="ce22" office:value-type="string" calcext:value-type="string">
            <text:p>806,312 s</text:p>
          </table:table-cell>
          <table:table-cell table:style-name="ce22" office:value-type="string" calcext:value-type="string">
            <text:p>15,528 s</text:p>
          </table:table-cell>
          <table:table-cell table:style-name="ce22" office:value-type="string" calcext:value-type="string">
            <text:p>0,577 s</text:p>
          </table:table-cell>
          <table:table-cell table:style-name="ce22" office:value-type="string" calcext:value-type="string">
            <text:p>373,498 s</text:p>
          </table:table-cell>
          <table:table-cell table:style-name="ce33" office:value-type="string" calcext:value-type="string">
            <text:p>18,396 s</text:p>
          </table:table-cell>
          <table:table-cell table:number-columns-repeated="1013"/>
        </table:table-row>
        <table:table-row table:style-name="ro5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63369679" calcext:value-type="float">
            <text:p>63 369 679</text:p>
          </table:table-cell>
          <table:table-cell table:style-name="ce26" office:value-type="float" office:value="11418311" calcext:value-type="float">
            <text:p>11 418 311</text:p>
          </table:table-cell>
          <table:table-cell table:style-name="ce27" office:value-type="string" calcext:value-type="string">
            <text:p>Sample n°   6  :  5 529 250</text:p>
            <text:p>Sample n°   8  :  5 494 601</text:p>
            <text:p>Sample n° 12  :  5 152 739</text:p>
            <text:p>Sample n°   1  :  5 171 143</text:p>
            <text:p>Sample n°   2  :  5 187 427</text:p>
            <text:p>Sample n°   3  :  5 161 500</text:p>
            <text:p>Sample n° 10  :  5 183 082</text:p>
            <text:p>Sample n° 11  :  5 157 389</text:p>
            <text:p>Sample n°   4  :  5 156 616</text:p>
            <text:p>Sample n°   5  :  5 510 400</text:p>
            <text:p>Sample n°   9  :  5 166 062</text:p>
            <text:p>Sample n°   7  :  5 499 470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12  :  1 957 310</text:p>
            <text:p>11  :       57 501</text:p>
            <text:p>10  :       37 596</text:p>
            <text:p>9    :     243 194</text:p>
            <text:p>8    :  1 626 388</text:p>
            <text:p>7    :     110 045</text:p>
            <text:p>6    :     413 672</text:p>
            <text:p>5    :     143 780</text:p>
            <text:p>4    :  2 945 068</text:p>
            <text:p>3    :  1 594 229</text:p>
            <text:p>2    :     849 904</text:p>
          </table:table-cell>
          <table:table-cell table:style-name="ce34" office:value-type="string" calcext:value-type="string">
            <text:p>Sample n°   0  :  2 561 814 / 0</text:p>
            <text:p>Sample n°   1  :  2 743 731 / 2 609 329</text:p>
            <text:p>Sample n°   2  :  2 546 544 / 2 443 696</text:p>
            <text:p>Sample n°   3  :  2 479 616 / 2 614 956</text:p>
            <text:p>Sample n°   4  :  2 719 581 / 2 677 000</text:p>
            <text:p>Sample n°   5  :  2 917 124 / 2 790 819</text:p>
            <text:p>Sample n°   6  :  2 704 699 / 2 612 126</text:p>
            <text:p>Sample n°   7  :  2 633 233 / 2 794 771</text:p>
            <text:p>Sample n°   8  :  2 560 757 / 2 861 368</text:p>
            <text:p>Sample n°   9  :  2 745 395 / 2 605 305</text:p>
            <text:p>Sample n° 10  :  2 546 063 / 2 437 687</text:p>
            <text:p>Sample n° 11  :  2 478 984 / 2 611 326</text:p>
          </table:table-cell>
          <table:table-cell office:value-type="string" calcext:value-type="string">
            <text:p>5 340 MB</text:p>
          </table:table-cell>
          <table:table-cell office:value-type="string" calcext:value-type="string">
            <text:p>3 203 MB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6"/>
          <table:table-cell table:style-name="ce37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4em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701s (11 min 04 s)</text:p>
          </table:table-cell>
          <table:table-cell table:style-name="ce16" office:value-type="string" calcext:value-type="string">
            <text:p>+33 s</text:p>
          </table:table-cell>
          <table:table-cell table:style-name="ce22" office:value-type="string" calcext:value-type="string">
            <text:p>744 s</text:p>
          </table:table-cell>
          <table:table-cell table:style-name="ce22" office:value-type="string" calcext:value-type="string">
            <text:p>7, 835 s</text:p>
          </table:table-cell>
          <table:table-cell table:style-name="ce22" office:value-type="string" calcext:value-type="string">
            <text:p>1 133,354 s</text:p>
          </table:table-cell>
          <table:table-cell table:style-name="ce22" office:value-type="string" calcext:value-type="string">
            <text:p>20,284 s</text:p>
          </table:table-cell>
          <table:table-cell table:style-name="ce22" office:value-type="string" calcext:value-type="string">
            <text:p>0,723 s</text:p>
          </table:table-cell>
          <table:table-cell table:style-name="ce22" office:value-type="string" calcext:value-type="string">
            <text:p>511,548 s</text:p>
          </table:table-cell>
          <table:table-cell table:style-name="ce33" office:value-type="string" calcext:value-type="string">
            <text:p>24,178 s</text:p>
          </table:table-cell>
          <table:table-cell table:number-columns-repeated="1013"/>
        </table:table-row>
        <table:table-row table:style-name="ro6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83871824" calcext:value-type="float">
            <text:p>83 871 824</text:p>
          </table:table-cell>
          <table:table-cell table:style-name="ce26" office:value-type="float" office:value="12784554" calcext:value-type="float">
            <text:p>12 784 554</text:p>
          </table:table-cell>
          <table:table-cell table:style-name="ce27" office:value-type="string" calcext:value-type="string">
            <text:p>Sample n° 14  :  5 143 248</text:p>
            <text:p>Sample n°   8  :  5 494 601</text:p>
            <text:p>Sample n° 12  :  5 152 739</text:p>
            <text:p>Sample n°   1  :  5 171 143</text:p>
            <text:p>Sample n°   2  :  5 187 427</text:p>
            <text:p>Sample n° 15  :  5 117 778</text:p>
            <text:p>Sample n°   3  :  5 161 500</text:p>
            <text:p>Sample n° 10  :  5 183 082</text:p>
            <text:p>Sample n° 11  :  5 157 389 </text:p>
            <text:p>Sample n°   4  :  5 156 616</text:p>
            <text:p>Sample n°   5  :  5 510 400</text:p>
            <text:p>Sample n° 13  :  5 127 074 </text:p>
            <text:p>Sample n°   9  :  5 166 062</text:p>
            <text:p>Sample n°   7  :  5 499 470</text:p>
            <text:p>Sample n° 16  :  5 114 045</text:p>
            <text:p>Sample n°   6  :  5 529 250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16  :  1 648 173</text:p>
            <text:p>15  :       45 521</text:p>
            <text:p>14  :       26 438</text:p>
            <text:p>13  :       23 184</text:p>
            <text:p>12  :  1 351 911</text:p>
            <text:p>11  :      65 149</text:p>
            <text:p>10  :      52 522</text:p>
            <text:p>9  :      225 711</text:p>
            <text:p>8  :  1 470 112</text:p>
            <text:p>7  :     133 506</text:p>
            <text:p>6  :     451 690</text:p>
            <text:p>5  :     181 011</text:p>
            <text:p>4  :  3 009 820</text:p>
            <text:p>3  :  1 653 338</text:p>
            <text:p>2  :     894 132</text:p>
          </table:table-cell>
          <table:table-cell table:style-name="ce34" office:value-type="string" calcext:value-type="string">
            <text:p>Sample n° 0    :  2 561 814 / 0</text:p>
            <text:p>Sample n°   1  :  2 74 3731 / 2 609 329</text:p>
            <text:p>Sample n°   2  :  2 546 544 / 2 443 696</text:p>
            <text:p>Sample n°   3  :  2 479 616 / 2 614 956</text:p>
            <text:p>Sample n°   4  :  2 719 581 / 2 677 000</text:p>
            <text:p>Sample n°   5  :  2 917 124 / 2 790 819</text:p>
            <text:p>Sample n°   6  :  2 704 699 / 2 612 126</text:p>
            <text:p>Sample n°   7  :  2 633 233 / 2 794 771 </text:p>
            <text:p>Sample n°   8  :  2 560 757 / 2 861 368</text:p>
            <text:p>Sample n°   9  :  2 745 395 / 2 605 305 </text:p>
            <text:p>Sample n° 10  :  2 546 063 / 2 437 687 </text:p>
            <text:p>Sample n° 11  :  2 478 984 / 2 611 326</text:p>
            <text:p>Sample n° 12  :  2 542 984 / 2 673 755</text:p>
            <text:p>Sample n° 13  :  2 729 540 / 2 584 090 </text:p>
            <text:p>Sample n° 14  :  2 534 986 / 2 413 708</text:p>
            <text:p>Sample n° 15  :  2 464 503 / 2 582 792</text:p>
          </table:table-cell>
          <table:table-cell office:value-type="string" calcext:value-type="string">
            <text:p>7 017 MB</text:p>
          </table:table-cell>
          <table:table-cell office:value-type="string" calcext:value-type="string">
            <text:p>4 239 MB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6"/>
          <table:table-cell table:style-name="ce37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5em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715s (11 min 21 s)</text:p>
          </table:table-cell>
          <table:table-cell table:style-name="ce16" office:value-type="string" calcext:value-type="string">
            <text:p>+67 s</text:p>
          </table:table-cell>
          <table:table-cell table:style-name="ce22" office:value-type="string" calcext:value-type="string">
            <text:p>782 s</text:p>
          </table:table-cell>
          <table:table-cell table:style-name="ce22" office:value-type="string" calcext:value-type="string">
            <text:p>45,599 s</text:p>
          </table:table-cell>
          <table:table-cell table:style-name="ce22" office:value-type="string" calcext:value-type="string">
            <text:p>1 494,771 s</text:p>
          </table:table-cell>
          <table:table-cell table:style-name="ce22" office:value-type="string" calcext:value-type="string">
            <text:p>25,669 s</text:p>
          </table:table-cell>
          <table:table-cell table:style-name="ce22" office:value-type="string" calcext:value-type="string">
            <text:p>2,268 s</text:p>
          </table:table-cell>
          <table:table-cell table:style-name="ce22" office:value-type="string" calcext:value-type="string">
            <text:p>641,110 s</text:p>
          </table:table-cell>
          <table:table-cell table:style-name="ce33" office:value-type="string" calcext:value-type="string">
            <text:p>30,162 s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104450307" calcext:value-type="float">
            <text:p>104 450 307</text:p>
          </table:table-cell>
          <table:table-cell table:style-name="ce26" office:value-type="float" office:value="13910991" calcext:value-type="float">
            <text:p>13 910 991</text:p>
          </table:table-cell>
          <table:table-cell table:style-name="ce27" office:value-type="string" calcext:value-type="string">
            <text:p>Sample n° 14  :  5 143 248</text:p>
            <text:p>Sample n°   8  :  5 494 601</text:p>
            <text:p>Sample n° 12  :  5 152 739</text:p>
            <text:p>Sample n° 17  :  5 145 820 </text:p>
            <text:p>Sample n°   1  :  5 171 143</text:p>
            <text:p>Sample n° 15  :  5 117 778</text:p>
            <text:p>Sample n° 10  :  5 183 082</text:p>
            <text:p>Sample n° 11  :  5 157 389</text:p>
            <text:p>Sample n°   4  :  5 156 616</text:p>
            <text:p>Sample n° 18  :  5 162 108</text:p>
            <text:p>Sample n° 16  :  5 114 045</text:p>
            <text:p>Sample n°   6  :  5 529 250</text:p>
            <text:p>Sample n° 19  :  5 137 118</text:p>
            <text:p>Sample n°   2  :  5 187 427</text:p>
            <text:p>Sample n°   3  :  5 161 500</text:p>
            <text:p>Sample n° 20  :  5 133 437</text:p>
            <text:p>Sample n°   5  :  5 510 400</text:p>
            <text:p>Sample n° 13  :  5 127 074</text:p>
            <text:p>Sample n°   9  :  5 166 062</text:p>
            <text:p>Sample n°   7  :  5 499 470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20  :  1 448 800</text:p>
            <text:p>19  :       38 170</text:p>
            <text:p>18  :       21 450</text:p>
            <text:p>17  :       17 304</text:p>
            <text:p>16  :     964 620</text:p>
            <text:p>15  :     181 611</text:p>
            <text:p>14  :       35 519</text:p>
            <text:p>13  :       32 849</text:p>
            <text:p>12  :  1 166 578</text:p>
            <text:p>11  :       78 966</text:p>
            <text:p>10  :       80 607</text:p>
            <text:p>  9  :     245 641</text:p>
            <text:p>  8  :  1 373 659</text:p>
            <text:p>  7  :     152 465</text:p>
            <text:p>  6  :     490 983</text:p>
            <text:p>  5  :      350 811</text:p>
            <text:p>  4  :  2 899 409</text:p>
            <text:p>  3  :  1 741 295</text:p>
            <text:p>  2  :     933 765</text:p>
          </table:table-cell>
          <table:table-cell table:style-name="ce34" office:value-type="string" calcext:value-type="string">
            <text:p>Sample n°   0  :  2 561814 / 0</text:p>
            <text:p>Sample n°   1  :  2 743731 / 2609 329</text:p>
            <text:p>Sample n°   2  :  2 546544 / 2443 696</text:p>
            <text:p>Sample n°   3  :  2 479 616 / 2 614 956</text:p>
            <text:p>Sample n°   4  :  2 719 581 / 2 677 000</text:p>
            <text:p>Sample n°   5  :  2 917 124 / 2 790 819</text:p>
            <text:p>Sample n°   6  :  2 704 699 / 2 612 126</text:p>
            <text:p>Sample n°   7  :  2 633 233 / 2 794 771</text:p>
            <text:p>Sample n°   8  :  2 560 757 / 2 861 368</text:p>
            <text:p>Sample n°   9  :  2 745 395 / 2 605 305</text:p>
            <text:p>Sample n° 10  :  2 546 063 / 2 437 687</text:p>
            <text:p>Sample n° 11  :  2 478 984 / 2 611 326</text:p>
            <text:p>Sample n° 12  :  2 542 984 / 2 673 755</text:p>
            <text:p>Sample n° 13  :  2 729 540 / 2 584 090</text:p>
            <text:p>Sample n° 14  :  2 534 986 / 2 413 708</text:p>
            <text:p>Sample n° 15  :  2 464 503 / 2 582 792</text:p>
            <text:p>Sample n° 16  :  2 562 523 / 2 649 542</text:p>
            <text:p>Sample n° 17  :  2 746 960 / 2 583 297</text:p>
            <text:p>Sample n° 18  :  2 550 590 / 2 415 148</text:p>
            <text:p>Sample n° 19  :  2 481 729 / 2 586 528</text:p>
          </table:table-cell>
          <table:table-cell office:value-type="string" calcext:value-type="string">
            <text:p>8 745 MB</text:p>
          </table:table-cell>
          <table:table-cell office:value-type="string" calcext:value-type="string">
            <text:p>5 279 MB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6"/>
          <table:table-cell table:style-name="ce37"/>
          <table:table-cell table:style-name="ce12"/>
          <table:table-cell table:style-name="ce46"/>
          <table:table-cell table:style-name="ce50"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c 007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2" table:default-cell-style-name="ce11"/>
        <table:table-column table:style-name="co3" table:default-cell-style-name="ce17"/>
        <table:table-column table:style-name="co3" table:number-columns-repeated="3" table:default-cell-style-name="ce23"/>
        <table:table-column table:style-name="co4" table:default-cell-style-name="ce23"/>
        <table:table-column table:style-name="co5" table:number-columns-repeated="2" table:default-cell-style-name="ce23"/>
        <table:table-column table:style-name="co6" table:default-cell-style-name="ce36"/>
        <table:table-column table:style-name="co7" table:default-cell-style-name="ce11"/>
        <table:table-column table:style-name="co3" table:default-cell-style-name="ce45"/>
        <table:table-column table:style-name="co3" table:number-columns-repeated="1011" table:default-cell-style-name="ce49"/>
        <table:table-row table:style-name="ro1">
          <table:table-cell table:style-name="ce1" office:value-type="string" calcext:value-type="string" table:number-columns-spanned="2" table:number-rows-spanned="4">
            <text:p>Model : Variant + Sample + SampleVariant</text:p>
            <text:p>(PK on chr, pos, ref, alt)</text:p>
            <text:p>POC007</text:p>
          </table:table-cell>
          <table:covered-table-cell table:style-name="ce3"/>
          <table:table-cell table:style-name="ce7" office:value-type="string" calcext:value-type="string">
            <text:p>Parsing vcf.gz</text:p>
          </table:table-cell>
          <table:table-cell table:style-name="ce13" office:value-type="string" calcext:value-type="string">
            <text:p>Import DB</text:p>
          </table:table-cell>
          <table:table-cell table:style-name="ce19" office:value-type="string" calcext:value-type="string">
            <text:p>Total Import</text:p>
          </table:table-cell>
          <table:table-cell table:style-name="ce19" office:value-type="string" calcext:value-type="string">
            <text:p>Req 1</text:p>
          </table:table-cell>
          <table:table-cell table:style-name="ce19" office:value-type="string" calcext:value-type="string">
            <text:p>Req 2</text:p>
          </table:table-cell>
          <table:table-cell table:style-name="ce19" office:value-type="string" calcext:value-type="string">
            <text:p>Req 3</text:p>
          </table:table-cell>
          <table:table-cell table:style-name="ce19" office:value-type="string" calcext:value-type="string">
            <text:p>Req 4</text:p>
          </table:table-cell>
          <table:table-cell table:style-name="ce19" office:value-type="string" calcext:value-type="string">
            <text:p>Req 5</text:p>
          </table:table-cell>
          <table:table-cell table:style-name="ce29" office:value-type="string" calcext:value-type="string">
            <text:p>Req 6</text:p>
          </table:table-cell>
          <table:table-cell table:style-name="ce38" office:value-type="string" calcext:value-type="string" table:number-columns-spanned="2" table:number-rows-spanned="1">
            <text:p>DB size</text:p>
          </table:table-cell>
          <table:covered-table-cell table:style-name="ce42"/>
          <table:table-cell table:style-name="ce47" table:number-columns-repeated="1011"/>
        </table:table-row>
        <table:table-row table:style-name="ro1">
          <table:covered-table-cell table:style-name="ce2"/>
          <table:covered-table-cell table:style-name="ce3"/>
          <table:table-cell table:style-name="ce8"/>
          <table:table-cell table:style-name="ce14"/>
          <table:table-cell table:style-name="ce20"/>
          <table:table-cell table:style-name="ce25" office:value-type="string" calcext:value-type="string">
            <text:p>Count Variant</text:p>
          </table:table-cell>
          <table:table-cell table:style-name="ce25" office:value-type="string" calcext:value-type="string">
            <text:p>Count Distinct Variant</text:p>
          </table:table-cell>
          <table:table-cell table:style-name="ce25" office:value-type="string" calcext:value-type="string">
            <text:p>Count Variant by sample</text:p>
          </table:table-cell>
          <table:table-cell table:style-name="ce25" office:value-type="string" calcext:value-type="string">
            <text:p>Select variant on sample 1, chr=5, ref='A'</text:p>
          </table:table-cell>
          <table:table-cell table:style-name="ce25" office:value-type="string" calcext:value-type="string">
            <text:p>How many sample used same variant</text:p>
          </table:table-cell>
          <table:table-cell table:style-name="ce30" office:value-type="string" calcext:value-type="string">
            <text:p>Check Sequencing integrity (ratio transition / transversion)</text:p>
          </table:table-cell>
          <table:table-cell table:style-name="ce39" office:value-type="string" calcext:value-type="string">
            <text:p>index _variant</text:p>
          </table:table-cell>
          <table:table-cell table:style-name="ce43" office:value-type="string" calcext:value-type="string">
            <text:p>table _variant</text:p>
          </table:table-cell>
          <table:table-cell table:style-name="ce47" table:number-columns-repeated="1011"/>
        </table:table-row>
        <table:table-row table:style-name="ro1">
          <table:covered-table-cell table:number-columns-repeated="2" table:style-name="ce3"/>
          <table:table-cell table:style-name="ce8"/>
          <table:table-cell table:style-name="ce14"/>
          <table:table-cell table:style-name="ce20" table:number-columns-repeated="6"/>
          <table:table-cell table:style-name="ce31"/>
          <table:table-cell table:style-name="ce40"/>
          <table:table-cell table:style-name="ce42"/>
          <table:table-cell table:style-name="ce47" table:number-columns-repeated="1011"/>
        </table:table-row>
        <table:table-row table:style-name="ro1">
          <table:covered-table-cell table:number-columns-repeated="2" table:style-name="ce4"/>
          <table:table-cell table:style-name="ce9"/>
          <table:table-cell table:style-name="ce15"/>
          <table:table-cell table:style-name="ce21" table:number-columns-repeated="6"/>
          <table:table-cell table:style-name="ce32"/>
          <table:table-cell table:style-name="ce41"/>
          <table:table-cell table:style-name="ce44"/>
          <table:table-cell table:style-name="ce48" table:number-columns-repeated="1011"/>
        </table:table-row>
        <table:table-row table:style-name="ro2">
          <table:table-cell office:value-type="string" calcext:value-type="string">
            <text:p>1<text:span text:style-name="T1">er</text:span>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760s (12 min 06 s)</text:p>
          </table:table-cell>
          <table:table-cell table:style-name="ce16" office:value-type="string" calcext:value-type="string">
            <text:p>+ 38s</text:p>
          </table:table-cell>
          <table:table-cell table:style-name="ce22" office:value-type="string" calcext:value-type="string">
            <text:p>798 s</text:p>
          </table:table-cell>
          <table:table-cell table:style-name="ce22" office:value-type="string" calcext:value-type="string">
            <text:p>1,983 s</text:p>
          </table:table-cell>
          <table:table-cell table:style-name="ce22" office:value-type="string" calcext:value-type="string">
            <text:p>0,538 s</text:p>
          </table:table-cell>
          <table:table-cell table:style-name="ce22" office:value-type="string" calcext:value-type="string">
            <text:p>3,917 s</text:p>
          </table:table-cell>
          <table:table-cell table:style-name="ce22" office:value-type="string" calcext:value-type="string">
            <text:p>0,170 s</text:p>
          </table:table-cell>
          <table:table-cell table:style-name="ce22" office:value-type="string" calcext:value-type="string">
            <text:p>101,356 s</text:p>
          </table:table-cell>
          <table:table-cell table:style-name="ce33" office:value-type="string" calcext:value-type="string">
            <text:p>100,944 s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20676686" calcext:value-type="float">
            <text:p>20 676 686</text:p>
          </table:table-cell>
          <table:table-cell table:style-name="ce26" office:value-type="float" office:value="6407824" calcext:value-type="float">
            <text:p>6 407 824</text:p>
          </table:table-cell>
          <table:table-cell table:style-name="ce27" office:value-type="string" calcext:value-type="string">
            <text:p>Sample n° 1  :  5 171 143</text:p>
            <text:p>Sample n° 2  :  5 187 427</text:p>
            <text:p>Sample n° 3  :  5 161 500</text:p>
            <text:p>Sample n° 4  :  5 156 616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4  :  3 948 451</text:p>
            <text:p>3  :  1 021 533</text:p>
            <text:p>2  :     380 443</text:p>
          </table:table-cell>
          <table:table-cell table:style-name="ce34" office:value-type="string" calcext:value-type="string">
            <text:p>Sample n° 0  :  2 561 814 / 0</text:p>
            <text:p>Sample n° 1  :  2 743 731 / 2 609 329</text:p>
            <text:p>Sample n° 2  :  2 546 544 / 2 443 696</text:p>
            <text:p>Sample n° 3  :  2 479 616 / 2 614 956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27" table:number-columns-repeated="3"/>
          <table:table-cell table:style-name="ce34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3"/>
          <table:table-cell table:style-name="ce28" table:number-columns-repeated="3"/>
          <table:table-cell table:style-name="ce35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2em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813s (12 min 52 s)</text:p>
          </table:table-cell>
          <table:table-cell table:style-name="ce16" office:value-type="string" calcext:value-type="string">
            <text:p><text:s/>+ 40s</text:p>
          </table:table-cell>
          <table:table-cell table:style-name="ce22" office:value-type="string" calcext:value-type="string">
            <text:p>853 s</text:p>
          </table:table-cell>
          <table:table-cell table:style-name="ce22" office:value-type="string" calcext:value-type="string">
            <text:p>4,259 s</text:p>
          </table:table-cell>
          <table:table-cell table:style-name="ce22" office:value-type="string" calcext:value-type="string">
            <text:p>0,832 s</text:p>
          </table:table-cell>
          <table:table-cell table:style-name="ce22" office:value-type="string" calcext:value-type="string">
            <text:p>8,131 s</text:p>
          </table:table-cell>
          <table:table-cell table:style-name="ce22" office:value-type="string" calcext:value-type="string">
            <text:p>0,154 s</text:p>
          </table:table-cell>
          <table:table-cell table:style-name="ce22" office:value-type="string" calcext:value-type="string">
            <text:p>225,010 s</text:p>
          </table:table-cell>
          <table:table-cell table:style-name="ce33" office:value-type="string" calcext:value-type="string">
            <text:p>225,483 s</text:p>
          </table:table-cell>
          <table:table-cell table:number-columns-repeated="1013"/>
        </table:table-row>
        <table:table-row table:style-name="ro4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42710407" calcext:value-type="float">
            <text:p>42 710 407</text:p>
          </table:table-cell>
          <table:table-cell table:style-name="ce26" office:value-type="float" office:value="9581434" calcext:value-type="float">
            <text:p>9 581 434</text:p>
          </table:table-cell>
          <table:table-cell table:style-name="ce27" office:value-type="string" calcext:value-type="string">
            <text:p>Sample n° 6  :  5 529 250</text:p>
            <text:p>Sample n° 4  :  5 156 616</text:p>
            <text:p>Sample n° 5  :  5 510 400</text:p>
            <text:p>Sample n° 8  :  5 494 601</text:p>
            <text:p>Sample n° 1  :  5 171 143</text:p>
            <text:p>Sample n° 2  :  5 187 427</text:p>
            <text:p>Sample n° 3  :  5 161 500</text:p>
            <text:p>Sample n° 7  :  5 499 470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8  :  2 498 857</text:p>
            <text:p>7  :       86 801</text:p>
            <text:p>6  :     386 064</text:p>
            <text:p>5  :       89 585</text:p>
            <text:p>4  :  3 179 138</text:p>
            <text:p>3  :  1 233 663</text:p>
            <text:p>2  :     822 768</text:p>
          </table:table-cell>
          <table:table-cell table:style-name="ce34" office:value-type="string" calcext:value-type="string">
            <text:p>Sample n° 0  :  2 561 814 / 0</text:p>
            <text:p>Sample n° 1  :  2 743 731 / 2 609 329</text:p>
            <text:p>Sample n° 2  :  2 546 544 / 2 443 696</text:p>
            <text:p>Sample n° 3  :  2 479 616 / 2 614 956</text:p>
            <text:p>Sample n° 4  :  2 719 581 / 2 677 000</text:p>
            <text:p>Sample n° 5  :  2 917 124 / 2 790 819</text:p>
            <text:p>Sample n° 6  :  2 704 699 / 2 612 126</text:p>
            <text:p>Sample n° 7  :  2 633 233 / 2 794 771</text:p>
          </table:table-cell>
          <table:table-cell table:formula="of:=862+4782" office:value-type="float" office:value="5644" calcext:value-type="float">
            <text:p>5644</text:p>
          </table:table-cell>
          <table:table-cell table:formula="of:=418+1854" office:value-type="float" office:value="2272" calcext:value-type="float">
            <text:p>227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6"/>
          <table:table-cell table:style-name="ce37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3em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739s (11 min 44 s)</text:p>
          </table:table-cell>
          <table:table-cell table:style-name="ce16" office:value-type="string" calcext:value-type="string">
            <text:p>+ 38s</text:p>
          </table:table-cell>
          <table:table-cell table:style-name="ce22" office:value-type="string" calcext:value-type="string">
            <text:p>777 s</text:p>
          </table:table-cell>
          <table:table-cell table:style-name="ce22" office:value-type="string" calcext:value-type="string">
            <text:p>5,993 s</text:p>
          </table:table-cell>
          <table:table-cell table:style-name="ce22" office:value-type="string" calcext:value-type="string">
            <text:p>0,989 s</text:p>
          </table:table-cell>
          <table:table-cell table:style-name="ce22" office:value-type="string" calcext:value-type="string">
            <text:p>12,031 s</text:p>
          </table:table-cell>
          <table:table-cell table:style-name="ce22" office:value-type="string" calcext:value-type="string">
            <text:p>0,323 s</text:p>
          </table:table-cell>
          <table:table-cell table:style-name="ce22" office:value-type="string" calcext:value-type="string">
            <text:p>327,429 s</text:p>
          </table:table-cell>
          <table:table-cell table:style-name="ce33" office:value-type="string" calcext:value-type="string">
            <text:p>341,332 s</text:p>
          </table:table-cell>
          <table:table-cell table:number-columns-repeated="1013"/>
        </table:table-row>
        <table:table-row table:style-name="ro5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63369679" calcext:value-type="float">
            <text:p>63 369 679</text:p>
          </table:table-cell>
          <table:table-cell table:style-name="ce26" office:value-type="float" office:value="11418311" calcext:value-type="float">
            <text:p>11 418 311</text:p>
          </table:table-cell>
          <table:table-cell table:style-name="ce27" office:value-type="string" calcext:value-type="string">
            <text:p>Sample n°   6  :  5 529 250</text:p>
            <text:p>Sample n°   8  :  5 494 601</text:p>
            <text:p>Sample n° 12  :  5 152 739</text:p>
            <text:p>Sample n°   1  :  5 171 143</text:p>
            <text:p>Sample n°   2  :  5 187 427</text:p>
            <text:p>Sample n°   3  :  5 161 500</text:p>
            <text:p>Sample n° 10  :  5 183 082</text:p>
            <text:p>Sample n° 11  :  5 157 389</text:p>
            <text:p>Sample n°   4  :  5 156 616</text:p>
            <text:p>Sample n°   5  :  5 510 400</text:p>
            <text:p>Sample n°   9  :  5 166 062</text:p>
            <text:p>Sample n°   7  :  5 499 470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12  :  1 957 310</text:p>
            <text:p>11  :       57 501</text:p>
            <text:p>10  :       37 596</text:p>
            <text:p>9    :     243 194</text:p>
            <text:p>8    :  1 626 388</text:p>
            <text:p>7    :     110 045</text:p>
            <text:p>6    :     413 672</text:p>
            <text:p>5    :     143 780</text:p>
            <text:p>4    :  2 945 068</text:p>
            <text:p>3    :  1 594 229</text:p>
            <text:p>2    :     849 904</text:p>
          </table:table-cell>
          <table:table-cell table:style-name="ce34" office:value-type="string" calcext:value-type="string">
            <text:p>Sample n°   0  :  2 561 814 / 0</text:p>
            <text:p>Sample n°   1  :  2 743 731 / 2 609 329</text:p>
            <text:p>Sample n°   2  :  2 546 544 / 2 443 696</text:p>
            <text:p>Sample n°   3  :  2 479 616 / 2 614 956</text:p>
            <text:p>Sample n°   4  :  2 719 581 / 2 677 000</text:p>
            <text:p>Sample n°   5  :  2 917 124 / 2 790 819</text:p>
            <text:p>Sample n°   6  :  2 704 699 / 2 612 126</text:p>
            <text:p>Sample n°   7  :  2 633 233 / 2 794 771</text:p>
            <text:p>Sample n°   8  :  2 560 757 / 2 861 368</text:p>
            <text:p>Sample n°   9  :  2 745 395 / 2 605 305</text:p>
            <text:p>Sample n° 10  :  2 546 063 / 2 437 687</text:p>
            <text:p>Sample n° 11  :  2 478 984 / 2 611 326</text:p>
          </table:table-cell>
          <table:table-cell table:formula="of:=977+7099" office:value-type="float" office:value="8076" calcext:value-type="float">
            <text:p>8076</text:p>
          </table:table-cell>
          <table:table-cell table:formula="of:=499+2751" office:value-type="float" office:value="3250" calcext:value-type="float">
            <text:p>325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6"/>
          <table:table-cell table:style-name="ce37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4em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758s (12 min 04 s)</text:p>
          </table:table-cell>
          <table:table-cell table:style-name="ce16" office:value-type="string" calcext:value-type="string">
            <text:p>+ 31 s</text:p>
          </table:table-cell>
          <table:table-cell table:style-name="ce22" office:value-type="string" calcext:value-type="string">
            <text:p>789 s</text:p>
          </table:table-cell>
          <table:table-cell table:style-name="ce22" office:value-type="string" calcext:value-type="string">
            <text:p>7,537 s</text:p>
          </table:table-cell>
          <table:table-cell table:style-name="ce22" office:value-type="string" calcext:value-type="string">
            <text:p>1,081 s</text:p>
          </table:table-cell>
          <table:table-cell table:style-name="ce22" office:value-type="string" calcext:value-type="string">
            <text:p>15,860 s</text:p>
          </table:table-cell>
          <table:table-cell table:style-name="ce22" office:value-type="string" calcext:value-type="string">
            <text:p>0,167 s</text:p>
          </table:table-cell>
          <table:table-cell table:style-name="ce22" office:value-type="string" calcext:value-type="string">
            <text:p>447,836 s</text:p>
          </table:table-cell>
          <table:table-cell table:style-name="ce33" office:value-type="string" calcext:value-type="string">
            <text:p>209,953 s</text:p>
          </table:table-cell>
          <table:table-cell table:number-columns-repeated="1013"/>
        </table:table-row>
        <table:table-row table:style-name="ro6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83871824" calcext:value-type="float">
            <text:p>83 871 824</text:p>
          </table:table-cell>
          <table:table-cell table:style-name="ce26" office:value-type="float" office:value="12784554" calcext:value-type="float">
            <text:p>12 784 554</text:p>
          </table:table-cell>
          <table:table-cell table:style-name="ce27" office:value-type="string" calcext:value-type="string">
            <text:p>Sample n° 14  :  5 143 248</text:p>
            <text:p>Sample n°   8  :  5 494 601</text:p>
            <text:p>Sample n° 12  :  5 152 739</text:p>
            <text:p>Sample n°   1  :  5 171 143</text:p>
            <text:p>Sample n°   2  :  5 187 427</text:p>
            <text:p>Sample n° 15  :  5 117 778</text:p>
            <text:p>Sample n°   3  :  5 161 500</text:p>
            <text:p>Sample n° 10  :  5 183 082</text:p>
            <text:p>Sample n° 11  :  5 157 389 </text:p>
            <text:p>Sample n°   4  :  5 156 616</text:p>
            <text:p>Sample n°   5  :  5 510 400</text:p>
            <text:p>Sample n° 13  :  5 127 074 </text:p>
            <text:p>Sample n°   9  :  5 166 062</text:p>
            <text:p>Sample n°   7  :  5 499 470</text:p>
            <text:p>Sample n° 16  :  5 114 045</text:p>
            <text:p>Sample n°   6  :  5 529 250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16  :  1 648 173</text:p>
            <text:p>15  :       45 521</text:p>
            <text:p>14  :       26 438</text:p>
            <text:p>13  :       23 184</text:p>
            <text:p>12  :  1 351 911</text:p>
            <text:p>11  :      65 149</text:p>
            <text:p>10  :      52 522</text:p>
            <text:p>9  :      225 711</text:p>
            <text:p>8  :  1 470 112</text:p>
            <text:p>7  :     133 506</text:p>
            <text:p>6  :     451 690</text:p>
            <text:p>5  :     181 011</text:p>
            <text:p>4  :  3 009 820</text:p>
            <text:p>3  :  1 653 338</text:p>
            <text:p>2  :     894 132</text:p>
          </table:table-cell>
          <table:table-cell table:style-name="ce34" office:value-type="string" calcext:value-type="string">
            <text:p>Sample n° 0    :  2 561 814 / 0</text:p>
            <text:p>Sample n°   1  :  2 74 3731 / 2 609 329</text:p>
            <text:p>Sample n°   2  :  2 546 544 / 2 443 696</text:p>
            <text:p>Sample n°   3  :  2 479 616 / 2 614 956</text:p>
            <text:p>Sample n°   4  :  2 719 581 / 2 677 000</text:p>
            <text:p>Sample n°   5  :  2 917 124 / 2 790 819</text:p>
            <text:p>Sample n°   6  :  2 704 699 / 2 612 126</text:p>
            <text:p>Sample n°   7  :  2 633 233 / 2 794 771 </text:p>
            <text:p>Sample n°   8  :  2 560 757 / 2 861 368</text:p>
            <text:p>Sample n°   9  :  2 745 395 / 2 605 305 </text:p>
            <text:p>Sample n° 10  :  2 546 063 / 2 437 687 </text:p>
            <text:p>Sample n° 11  :  2 478 984 / 2 611 326</text:p>
            <text:p>Sample n° 12  :  2 542 984 / 2 673 755</text:p>
            <text:p>Sample n° 13  :  2 729 540 / 2 584 090 </text:p>
            <text:p>Sample n° 14  :  2 534 986 / 2 413 708</text:p>
            <text:p>Sample n° 15  :  2 464 503 / 2 582 792</text:p>
          </table:table-cell>
          <table:table-cell table:formula="of:=1075+9396" office:value-type="float" office:value="10471" calcext:value-type="float">
            <text:p>10471</text:p>
          </table:table-cell>
          <table:table-cell table:formula="of:=560+3641" office:value-type="float" office:value="4201" calcext:value-type="float">
            <text:p>42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6"/>
          <table:table-cell table:style-name="ce37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5em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750s (11 min 55 s)</text:p>
          </table:table-cell>
          <table:table-cell table:style-name="ce16" office:value-type="string" calcext:value-type="string">
            <text:p>+ 30 s</text:p>
          </table:table-cell>
          <table:table-cell table:style-name="ce22" office:value-type="string" calcext:value-type="string">
            <text:p>780 s</text:p>
          </table:table-cell>
          <table:table-cell table:style-name="ce22" office:value-type="string" calcext:value-type="string">
            <text:p>9,624 s</text:p>
          </table:table-cell>
          <table:table-cell table:style-name="ce22" office:value-type="string" calcext:value-type="string">
            <text:p>1,159 s</text:p>
          </table:table-cell>
          <table:table-cell table:style-name="ce22" office:value-type="string" calcext:value-type="string">
            <text:p>19,685 s</text:p>
          </table:table-cell>
          <table:table-cell table:style-name="ce22" office:value-type="string" calcext:value-type="string">
            <text:p>0,490 s</text:p>
          </table:table-cell>
          <table:table-cell table:style-name="ce22" office:value-type="string" calcext:value-type="string">
            <text:p>564,225 s</text:p>
          </table:table-cell>
          <table:table-cell table:style-name="ce33" office:value-type="string" calcext:value-type="string">
            <text:p>262,273 s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104450307" calcext:value-type="float">
            <text:p>104 450 307</text:p>
          </table:table-cell>
          <table:table-cell table:style-name="ce26" office:value-type="float" office:value="13910991" calcext:value-type="float">
            <text:p>13 910 991</text:p>
          </table:table-cell>
          <table:table-cell table:style-name="ce27" office:value-type="string" calcext:value-type="string">
            <text:p>Sample n° 14  :  5 143 248</text:p>
            <text:p>Sample n°   8  :  5 494 601</text:p>
            <text:p>Sample n° 12  :  5 152 739</text:p>
            <text:p>Sample n° 17  :  5 145 820 </text:p>
            <text:p>Sample n°   1  :  5 171 143</text:p>
            <text:p>Sample n° 15  :  5 117 778</text:p>
            <text:p>Sample n° 10  :  5 183 082</text:p>
            <text:p>Sample n° 11  :  5 157 389</text:p>
            <text:p>Sample n°   4  :  5 156 616</text:p>
            <text:p>Sample n° 18  :  5 162 108</text:p>
            <text:p>Sample n° 16  :  5 114 045</text:p>
            <text:p>Sample n°   6  :  5 529 250</text:p>
            <text:p>Sample n° 19  :  5 137 118</text:p>
            <text:p>Sample n°   2  :  5 187 427</text:p>
            <text:p>Sample n°   3  :  5 161 500</text:p>
            <text:p>Sample n° 20  :  5 133 437</text:p>
            <text:p>Sample n°   5  :  5 510 400</text:p>
            <text:p>Sample n° 13  :  5 127 074</text:p>
            <text:p>Sample n°   9  :  5 166 062</text:p>
            <text:p>Sample n°   7  :  5 499 470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20  :  1 448 800</text:p>
            <text:p>19  :       38 170</text:p>
            <text:p>18  :       21 450</text:p>
            <text:p>17  :       17 304</text:p>
            <text:p>16  :     964 620</text:p>
            <text:p>15  :     181 611</text:p>
            <text:p>14  :       35 519</text:p>
            <text:p>13  :       32 849</text:p>
            <text:p>12  :  1 166 578</text:p>
            <text:p>11  :       78 966</text:p>
            <text:p>10  :       80 607</text:p>
            <text:p>  9  :     245 641</text:p>
            <text:p>  8  :  1 373 659</text:p>
            <text:p>  7  :     152 465</text:p>
            <text:p>  6  :     490 983</text:p>
            <text:p>  5  :      350 811</text:p>
            <text:p>  4  :  2 899 409</text:p>
            <text:p>  3  :  1 741 295</text:p>
            <text:p>  2  :     933 765</text:p>
          </table:table-cell>
          <table:table-cell table:style-name="ce34" office:value-type="string" calcext:value-type="string">
            <text:p>Sample n°   0  :  2 561814 / 0</text:p>
            <text:p>Sample n°   1  :  2 743731 / 2609 329</text:p>
            <text:p>Sample n°   2  :  2 546544 / 2443 696</text:p>
            <text:p>Sample n°   3  :  2 479 616 / 2 614 956</text:p>
            <text:p>Sample n°   4  :  2 719 581 / 2 677 000</text:p>
            <text:p>Sample n°   5  :  2 917 124 / 2 790 819</text:p>
            <text:p>Sample n°   6  :  2 704 699 / 2 612 126</text:p>
            <text:p>Sample n°   7  :  2 633 233 / 2 794 771</text:p>
            <text:p>Sample n°   8  :  2 560 757 / 2 861 368</text:p>
            <text:p>Sample n°   9  :  2 745 395 / 2 605 305</text:p>
            <text:p>Sample n° 10  :  2 546 063 / 2 437 687</text:p>
            <text:p>Sample n° 11  :  2 478 984 / 2 611 326</text:p>
            <text:p>Sample n° 12  :  2 542 984 / 2 673 755</text:p>
            <text:p>Sample n° 13  :  2 729 540 / 2 584 090</text:p>
            <text:p>Sample n° 14  :  2 534 986 / 2 413 708</text:p>
            <text:p>Sample n° 15  :  2 464 503 / 2 582 792</text:p>
            <text:p>Sample n° 16  :  2 562 523 / 2 649 542</text:p>
            <text:p>Sample n° 17  :  2 746 960 / 2 583 297</text:p>
            <text:p>Sample n° 18  :  2 550 590 / 2 415 148</text:p>
            <text:p>Sample n° 19  :  2 481 729 / 2 586 528</text:p>
          </table:table-cell>
          <table:table-cell table:formula="of:=11000+1164" office:value-type="float" office:value="12164" calcext:value-type="float">
            <text:p>12164</text:p>
          </table:table-cell>
          <table:table-cell table:formula="of:=610+4535" office:value-type="float" office:value="5145" calcext:value-type="float">
            <text:p>5145</text:p>
          </table:table-cell>
          <table:table-cell table:number-columns-repeated="101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c 008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8" table:default-cell-style-name="ce11"/>
        <table:table-column table:style-name="co3" table:default-cell-style-name="ce17"/>
        <table:table-column table:style-name="co3" table:number-columns-repeated="3" table:default-cell-style-name="ce23"/>
        <table:table-column table:style-name="co4" table:default-cell-style-name="ce23"/>
        <table:table-column table:style-name="co5" table:number-columns-repeated="2" table:default-cell-style-name="ce23"/>
        <table:table-column table:style-name="co6" table:default-cell-style-name="ce36"/>
        <table:table-column table:style-name="co7" table:default-cell-style-name="ce11"/>
        <table:table-column table:style-name="co3" table:default-cell-style-name="ce45"/>
        <table:table-column table:style-name="co3" table:number-columns-repeated="1011" table:default-cell-style-name="ce49"/>
        <table:table-row table:style-name="ro1">
          <table:table-cell table:style-name="ce1" office:value-type="string" calcext:value-type="string" table:number-columns-spanned="2" table:number-rows-spanned="4">
            <text:p>Model : Variant + Sample + SampleVariant</text:p>
            <text:p>(PK on ids)</text:p>
            <text:p>POC008</text:p>
          </table:table-cell>
          <table:covered-table-cell table:style-name="ce3"/>
          <table:table-cell table:style-name="ce7" office:value-type="string" calcext:value-type="string">
            <text:p>Parsing vcf.gz</text:p>
          </table:table-cell>
          <table:table-cell table:style-name="ce13" office:value-type="string" calcext:value-type="string">
            <text:p>Import DB</text:p>
          </table:table-cell>
          <table:table-cell table:style-name="ce19" office:value-type="string" calcext:value-type="string">
            <text:p>Total Import</text:p>
          </table:table-cell>
          <table:table-cell table:style-name="ce19" office:value-type="string" calcext:value-type="string">
            <text:p>Req 1</text:p>
          </table:table-cell>
          <table:table-cell table:style-name="ce19" office:value-type="string" calcext:value-type="string">
            <text:p>Req 2</text:p>
          </table:table-cell>
          <table:table-cell table:style-name="ce19" office:value-type="string" calcext:value-type="string">
            <text:p>Req 3</text:p>
          </table:table-cell>
          <table:table-cell table:style-name="ce19" office:value-type="string" calcext:value-type="string">
            <text:p>Req 4</text:p>
          </table:table-cell>
          <table:table-cell table:style-name="ce19" office:value-type="string" calcext:value-type="string">
            <text:p>Req 5</text:p>
          </table:table-cell>
          <table:table-cell table:style-name="ce29" office:value-type="string" calcext:value-type="string">
            <text:p>Req 6</text:p>
          </table:table-cell>
          <table:table-cell table:style-name="ce38" office:value-type="string" calcext:value-type="string" table:number-columns-spanned="2" table:number-rows-spanned="1">
            <text:p>DB size</text:p>
          </table:table-cell>
          <table:covered-table-cell table:style-name="ce42"/>
          <table:table-cell table:style-name="ce47" table:number-columns-repeated="1011"/>
        </table:table-row>
        <table:table-row table:style-name="ro1">
          <table:covered-table-cell table:style-name="ce2"/>
          <table:covered-table-cell table:style-name="ce3"/>
          <table:table-cell table:style-name="ce8"/>
          <table:table-cell table:style-name="ce14"/>
          <table:table-cell table:style-name="ce20"/>
          <table:table-cell table:style-name="ce25" office:value-type="string" calcext:value-type="string">
            <text:p>Count Variant</text:p>
          </table:table-cell>
          <table:table-cell table:style-name="ce25" office:value-type="string" calcext:value-type="string">
            <text:p>Count Distinct Variant</text:p>
          </table:table-cell>
          <table:table-cell table:style-name="ce25" office:value-type="string" calcext:value-type="string">
            <text:p>Count Variant by sample</text:p>
          </table:table-cell>
          <table:table-cell table:style-name="ce25" office:value-type="string" calcext:value-type="string">
            <text:p>Select variant on sample 1, chr=5, ref='A'</text:p>
          </table:table-cell>
          <table:table-cell table:style-name="ce25" office:value-type="string" calcext:value-type="string">
            <text:p>How many sample used same variant</text:p>
          </table:table-cell>
          <table:table-cell table:style-name="ce30" office:value-type="string" calcext:value-type="string">
            <text:p>Check Sequencing integrity (ratio transition / transversion)</text:p>
          </table:table-cell>
          <table:table-cell table:style-name="ce39" office:value-type="string" calcext:value-type="string">
            <text:p>index _variant</text:p>
          </table:table-cell>
          <table:table-cell table:style-name="ce43" office:value-type="string" calcext:value-type="string">
            <text:p>table _variant</text:p>
          </table:table-cell>
          <table:table-cell table:style-name="ce47" table:number-columns-repeated="1011"/>
        </table:table-row>
        <table:table-row table:style-name="ro1">
          <table:covered-table-cell table:number-columns-repeated="2" table:style-name="ce3"/>
          <table:table-cell table:style-name="ce8"/>
          <table:table-cell table:style-name="ce14"/>
          <table:table-cell table:style-name="ce20" table:number-columns-repeated="6"/>
          <table:table-cell table:style-name="ce31"/>
          <table:table-cell table:style-name="ce40"/>
          <table:table-cell table:style-name="ce42"/>
          <table:table-cell table:style-name="ce47" table:number-columns-repeated="1011"/>
        </table:table-row>
        <table:table-row table:style-name="ro1">
          <table:covered-table-cell table:number-columns-repeated="2" table:style-name="ce4"/>
          <table:table-cell table:style-name="ce9"/>
          <table:table-cell table:style-name="ce15"/>
          <table:table-cell table:style-name="ce21" table:number-columns-repeated="6"/>
          <table:table-cell table:style-name="ce32"/>
          <table:table-cell table:style-name="ce41"/>
          <table:table-cell table:style-name="ce44"/>
          <table:table-cell table:style-name="ce48" table:number-columns-repeated="1011"/>
        </table:table-row>
        <table:table-row table:style-name="ro2">
          <table:table-cell office:value-type="string" calcext:value-type="string">
            <text:p>1<text:span text:style-name="T1">er</text:span>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993s (15 min 55 s)</text:p>
          </table:table-cell>
          <table:table-cell table:style-name="ce16" office:value-type="string" calcext:value-type="string">
            <text:p>+ 35 s</text:p>
          </table:table-cell>
          <table:table-cell table:style-name="ce22" office:value-type="string" calcext:value-type="string">
            <text:p>1028 s</text:p>
          </table:table-cell>
          <table:table-cell table:style-name="ce22" office:value-type="string" calcext:value-type="string">
            <text:p>1,839 s</text:p>
          </table:table-cell>
          <table:table-cell table:style-name="ce22" office:value-type="string" calcext:value-type="string">
            <text:p>0,565 s</text:p>
          </table:table-cell>
          <table:table-cell table:style-name="ce22" office:value-type="string" calcext:value-type="string">
            <text:p>3,859 s</text:p>
          </table:table-cell>
          <table:table-cell table:style-name="ce22" office:value-type="string" calcext:value-type="string">
            <text:p>3,557 s</text:p>
          </table:table-cell>
          <table:table-cell table:style-name="ce22" office:value-type="string" calcext:value-type="string">
            <text:p>135,089 s</text:p>
          </table:table-cell>
          <table:table-cell table:style-name="ce33" office:value-type="string" calcext:value-type="string">
            <text:p>14,218 s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20676686" calcext:value-type="float">
            <text:p>20 676 686</text:p>
          </table:table-cell>
          <table:table-cell table:style-name="ce26" office:value-type="float" office:value="6407824" calcext:value-type="float">
            <text:p>6 407 824</text:p>
          </table:table-cell>
          <table:table-cell table:style-name="ce27" office:value-type="string" calcext:value-type="string">
            <text:p>Sample n° 1  :  5 171 143</text:p>
            <text:p>Sample n° 2  :  5 187 427</text:p>
            <text:p>Sample n° 3  :  5 161 500</text:p>
            <text:p>Sample n° 4  :  5 156 616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4  :  3 948 451</text:p>
            <text:p>3  :  1 021 533</text:p>
            <text:p>2  :     380 443</text:p>
          </table:table-cell>
          <table:table-cell table:style-name="ce34" office:value-type="string" calcext:value-type="string">
            <text:p>Sample n° 0  :  2 561 814 / 0</text:p>
            <text:p>Sample n° 1  :  2 743 731 / 2 609 329</text:p>
            <text:p>Sample n° 2  :  2 546 544 / 2 443 696</text:p>
            <text:p>Sample n° 3  :  2 479 616 / 2 614 956</text:p>
          </table:table-cell>
          <table:table-cell table:formula="of:=781+1514" office:value-type="float" office:value="2295" calcext:value-type="float">
            <text:p>2295</text:p>
          </table:table-cell>
          <table:table-cell table:formula="of:=317+715" office:value-type="float" office:value="1032" calcext:value-type="float">
            <text:p>1032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27" table:number-columns-repeated="3"/>
          <table:table-cell table:style-name="ce34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3"/>
          <table:table-cell table:style-name="ce28" table:number-columns-repeated="3"/>
          <table:table-cell table:style-name="ce35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2em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930s (14 min 50 s)</text:p>
          </table:table-cell>
          <table:table-cell table:style-name="ce16" office:value-type="string" calcext:value-type="string">
            <text:p>+ 14 s</text:p>
          </table:table-cell>
          <table:table-cell table:style-name="ce22" office:value-type="string" calcext:value-type="string">
            <text:p>943 s</text:p>
          </table:table-cell>
          <table:table-cell table:style-name="ce22" office:value-type="string" calcext:value-type="string">
            <text:p>3,943 s</text:p>
          </table:table-cell>
          <table:table-cell table:style-name="ce22" office:value-type="string" calcext:value-type="string">
            <text:p>0,877 s</text:p>
          </table:table-cell>
          <table:table-cell table:style-name="ce22" office:value-type="string" calcext:value-type="string">
            <text:p>7,962 s</text:p>
          </table:table-cell>
          <table:table-cell table:style-name="ce22" office:value-type="string" calcext:value-type="string">
            <text:p>3,419 s</text:p>
          </table:table-cell>
          <table:table-cell table:style-name="ce22" office:value-type="string" calcext:value-type="string">
            <text:p>284,440 s</text:p>
          </table:table-cell>
          <table:table-cell table:style-name="ce33" office:value-type="string" calcext:value-type="string">
            <text:p>27,704 s</text:p>
          </table:table-cell>
          <table:table-cell table:number-columns-repeated="1013"/>
        </table:table-row>
        <table:table-row table:style-name="ro4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42710407" calcext:value-type="float">
            <text:p>42 710 407</text:p>
          </table:table-cell>
          <table:table-cell table:style-name="ce26" office:value-type="float" office:value="9581434" calcext:value-type="float">
            <text:p>9 581 434</text:p>
          </table:table-cell>
          <table:table-cell table:style-name="ce27" office:value-type="string" calcext:value-type="string">
            <text:p>Sample n° 6  :  5 529 250</text:p>
            <text:p>Sample n° 4  :  5 156 616</text:p>
            <text:p>Sample n° 5  :  5 510 400</text:p>
            <text:p>Sample n° 8  :  5 494 601</text:p>
            <text:p>Sample n° 1  :  5 171 143</text:p>
            <text:p>Sample n° 2  :  5 187 427</text:p>
            <text:p>Sample n° 3  :  5 161 500</text:p>
            <text:p>Sample n° 7  :  5 499 470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8  :  2 498 857</text:p>
            <text:p>7  :       86 801</text:p>
            <text:p>6  :     386 064</text:p>
            <text:p>5  :       89 585</text:p>
            <text:p>4  :  3 179 138</text:p>
            <text:p>3  :  1 233 663</text:p>
            <text:p>2  :     822 768</text:p>
          </table:table-cell>
          <table:table-cell table:style-name="ce34" office:value-type="string" calcext:value-type="string">
            <text:p>Sample n° 0  :  2 561 814 / 0</text:p>
            <text:p>Sample n° 1  :  2 743 731 / 2 609 329</text:p>
            <text:p>Sample n° 2  :  2 546 544 / 2 443 696</text:p>
            <text:p>Sample n° 3  :  2 479 616 / 2 614 956</text:p>
            <text:p>Sample n° 4  :  2 719 581 / 2 677 000</text:p>
            <text:p>Sample n° 5  :  2 917 124 / 2 790 819</text:p>
            <text:p>Sample n° 6  :  2 704 699 / 2 612 126</text:p>
            <text:p>Sample n° 7  :  2 633 233 / 2 794 771</text:p>
          </table:table-cell>
          <table:table-cell table:formula="of:=1065+3158" office:value-type="float" office:value="4223" calcext:value-type="float">
            <text:p>4223</text:p>
          </table:table-cell>
          <table:table-cell table:formula="of:=474+1477" office:value-type="float" office:value="1951" calcext:value-type="float">
            <text:p>19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6"/>
          <table:table-cell table:style-name="ce37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3em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1043s (16 min 49 s)</text:p>
          </table:table-cell>
          <table:table-cell table:style-name="ce16" office:value-type="string" calcext:value-type="string">
            <text:p>+ 12 s</text:p>
          </table:table-cell>
          <table:table-cell table:style-name="ce22" office:value-type="string" calcext:value-type="string">
            <text:p>1055 s</text:p>
          </table:table-cell>
          <table:table-cell table:style-name="ce22" office:value-type="string" calcext:value-type="string">
            <text:p>5,626 s</text:p>
          </table:table-cell>
          <table:table-cell table:style-name="ce22" office:value-type="string" calcext:value-type="string">
            <text:p>1,030 s</text:p>
          </table:table-cell>
          <table:table-cell table:style-name="ce22" office:value-type="string" calcext:value-type="string">
            <text:p>11,783 s</text:p>
          </table:table-cell>
          <table:table-cell table:style-name="ce22" office:value-type="string" calcext:value-type="string">
            <text:p>3,471 s</text:p>
          </table:table-cell>
          <table:table-cell table:style-name="ce22" office:value-type="string" calcext:value-type="string">
            <text:p>432,850 s</text:p>
          </table:table-cell>
          <table:table-cell table:style-name="ce33" office:value-type="string" calcext:value-type="string">
            <text:p>40,727s</text:p>
          </table:table-cell>
          <table:table-cell table:number-columns-repeated="1013"/>
        </table:table-row>
        <table:table-row table:style-name="ro5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63369679" calcext:value-type="float">
            <text:p>63 369 679</text:p>
          </table:table-cell>
          <table:table-cell table:style-name="ce26" office:value-type="float" office:value="11418311" calcext:value-type="float">
            <text:p>11 418 311</text:p>
          </table:table-cell>
          <table:table-cell table:style-name="ce27" office:value-type="string" calcext:value-type="string">
            <text:p>Sample n°   6  :  5 529 250</text:p>
            <text:p>Sample n°   8  :  5 494 601</text:p>
            <text:p>Sample n° 12  :  5 152 739</text:p>
            <text:p>Sample n°   1  :  5 171 143</text:p>
            <text:p>Sample n°   2  :  5 187 427</text:p>
            <text:p>Sample n°   3  :  5 161 500</text:p>
            <text:p>Sample n° 10  :  5 183 082</text:p>
            <text:p>Sample n° 11  :  5 157 389</text:p>
            <text:p>Sample n°   4  :  5 156 616</text:p>
            <text:p>Sample n°   5  :  5 510 400</text:p>
            <text:p>Sample n°   9  :  5 166 062</text:p>
            <text:p>Sample n°   7  :  5 499 470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12  :  1 957 310</text:p>
            <text:p>11  :       57 501</text:p>
            <text:p>10  :       37 596</text:p>
            <text:p>9    :     243 194</text:p>
            <text:p>8    :  1 626 388</text:p>
            <text:p>7    :     110 045</text:p>
            <text:p>6    :     413 672</text:p>
            <text:p>5    :     143 780</text:p>
            <text:p>4    :  2 945 068</text:p>
            <text:p>3    :  1 594 229</text:p>
            <text:p>2    :     849 904</text:p>
          </table:table-cell>
          <table:table-cell table:style-name="ce34" office:value-type="string" calcext:value-type="string">
            <text:p>Sample n°   0  :  2 561 814 / 0</text:p>
            <text:p>Sample n°   1  :  2 743 731 / 2 609 329</text:p>
            <text:p>Sample n°   2  :  2 546 544 / 2 443 696</text:p>
            <text:p>Sample n°   3  :  2 479 616 / 2 614 956</text:p>
            <text:p>Sample n°   4  :  2 719 581 / 2 677 000</text:p>
            <text:p>Sample n°   5  :  2 917 124 / 2 790 819</text:p>
            <text:p>Sample n°   6  :  2 704 699 / 2 612 126</text:p>
            <text:p>Sample n°   7  :  2 633 233 / 2 794 771</text:p>
            <text:p>Sample n°   8  :  2 560 757 / 2 861 368</text:p>
            <text:p>Sample n°   9  :  2 745 395 / 2 605 305</text:p>
            <text:p>Sample n° 10  :  2 546 063 / 2 437 687</text:p>
            <text:p>Sample n° 11  :  2 478 984 / 2 611 326</text:p>
          </table:table-cell>
          <table:table-cell table:formula="of:=1215+4687" office:value-type="float" office:value="5902" calcext:value-type="float">
            <text:p>5902</text:p>
          </table:table-cell>
          <table:table-cell table:formula="of:=567+2192" office:value-type="float" office:value="2759" calcext:value-type="float">
            <text:p>275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6"/>
          <table:table-cell table:style-name="ce37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4em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835s (13 min 22 s)</text:p>
          </table:table-cell>
          <table:table-cell table:style-name="ce16" office:value-type="string" calcext:value-type="string">
            <text:p>+ 9 s</text:p>
          </table:table-cell>
          <table:table-cell table:style-name="ce22" office:value-type="string" calcext:value-type="string">
            <text:p>844 s</text:p>
          </table:table-cell>
          <table:table-cell table:style-name="ce22" office:value-type="string" calcext:value-type="string">
            <text:p>22,095 s</text:p>
          </table:table-cell>
          <table:table-cell table:style-name="ce22" office:value-type="string" calcext:value-type="string">
            <text:p>2,396 s</text:p>
          </table:table-cell>
          <table:table-cell table:style-name="ce22" office:value-type="string" calcext:value-type="string">
            <text:p>15,997 s</text:p>
          </table:table-cell>
          <table:table-cell table:style-name="ce22" office:value-type="string" calcext:value-type="string">
            <text:p>26,497 s</text:p>
          </table:table-cell>
          <table:table-cell table:style-name="ce22" office:value-type="string" calcext:value-type="string">
            <text:p>579,174 s</text:p>
          </table:table-cell>
          <table:table-cell table:style-name="ce33" office:value-type="string" calcext:value-type="string">
            <text:p>48,984 s</text:p>
          </table:table-cell>
          <table:table-cell table:number-columns-repeated="1013"/>
        </table:table-row>
        <table:table-row table:style-name="ro6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83871824" calcext:value-type="float">
            <text:p>83 871 824</text:p>
          </table:table-cell>
          <table:table-cell table:style-name="ce26" office:value-type="float" office:value="12784554" calcext:value-type="float">
            <text:p>12 784 554</text:p>
          </table:table-cell>
          <table:table-cell table:style-name="ce27" office:value-type="string" calcext:value-type="string">
            <text:p>Sample n° 14  :  5 143 248</text:p>
            <text:p>Sample n°   8  :  5 494 601</text:p>
            <text:p>Sample n° 12  :  5 152 739</text:p>
            <text:p>Sample n°   1  :  5 171 143</text:p>
            <text:p>Sample n°   2  :  5 187 427</text:p>
            <text:p>Sample n° 15  :  5 117 778</text:p>
            <text:p>Sample n°   3  :  5 161 500</text:p>
            <text:p>Sample n° 10  :  5 183 082</text:p>
            <text:p>Sample n° 11  :  5 157 389 </text:p>
            <text:p>Sample n°   4  :  5 156 616</text:p>
            <text:p>Sample n°   5  :  5 510 400</text:p>
            <text:p>Sample n° 13  :  5 127 074 </text:p>
            <text:p>Sample n°   9  :  5 166 062</text:p>
            <text:p>Sample n°   7  :  5 499 470</text:p>
            <text:p>Sample n° 16  :  5 114 045</text:p>
            <text:p>Sample n°   6  :  5 529 250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16  :  1 648 173</text:p>
            <text:p>15  :       45 521</text:p>
            <text:p>14  :       26 438</text:p>
            <text:p>13  :       23 184</text:p>
            <text:p>12  :  1 351 911</text:p>
            <text:p>11  :      65 149</text:p>
            <text:p>10  :      52 522</text:p>
            <text:p>9  :      225 711</text:p>
            <text:p>8  :  1 470 112</text:p>
            <text:p>7  :     133 506</text:p>
            <text:p>6  :     451 690</text:p>
            <text:p>5  :     181 011</text:p>
            <text:p>4  :  3 009 820</text:p>
            <text:p>3  :  1 653 338</text:p>
            <text:p>2  :     894 132</text:p>
          </table:table-cell>
          <table:table-cell table:style-name="ce34" office:value-type="string" calcext:value-type="string">
            <text:p>Sample n° 0    :  2 561 814 / 0</text:p>
            <text:p>Sample n°   1  :  2 74 3731 / 2 609 329</text:p>
            <text:p>Sample n°   2  :  2 546 544 / 2 443 696</text:p>
            <text:p>Sample n°   3  :  2 479 616 / 2 614 956</text:p>
            <text:p>Sample n°   4  :  2 719 581 / 2 677 000</text:p>
            <text:p>Sample n°   5  :  2 917 124 / 2 790 819</text:p>
            <text:p>Sample n°   6  :  2 704 699 / 2 612 126</text:p>
            <text:p>Sample n°   7  :  2 633 233 / 2 794 771 </text:p>
            <text:p>Sample n°   8  :  2 560 757 / 2 861 368</text:p>
            <text:p>Sample n°   9  :  2 745 395 / 2 605 305 </text:p>
            <text:p>Sample n° 10  :  2 546 063 / 2 437 687 </text:p>
            <text:p>Sample n° 11  :  2 478 984 / 2 611 326</text:p>
            <text:p>Sample n° 12  :  2 542 984 / 2 673 755</text:p>
            <text:p>Sample n° 13  :  2 729 540 / 2 584 090 </text:p>
            <text:p>Sample n° 14  :  2 534 986 / 2 413 708</text:p>
            <text:p>Sample n° 15  :  2 464 503 / 2 582 792</text:p>
          </table:table-cell>
          <table:table-cell table:formula="of:=1342+6183" office:value-type="float" office:value="7525" calcext:value-type="float">
            <text:p>7525</text:p>
          </table:table-cell>
          <table:table-cell table:formula="of:=633+2901" office:value-type="float" office:value="3534" calcext:value-type="float">
            <text:p>353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12"/>
          <table:table-cell table:style-name="ce18"/>
          <table:table-cell table:style-name="ce24" table:number-columns-repeated="6"/>
          <table:table-cell table:style-name="ce37"/>
          <table:table-cell table:style-name="ce12"/>
          <table:table-cell table:style-name="ce46"/>
          <table:table-cell table:style-name="ce50" table:number-columns-repeated="1011"/>
        </table:table-row>
        <table:table-row table:style-name="ro1">
          <table:table-cell office:value-type="string" calcext:value-type="string">
            <text:p>5em import WG</text:p>
          </table:table-cell>
          <table:table-cell office:value-type="string" calcext:value-type="string">
            <text:p>exec time</text:p>
          </table:table-cell>
          <table:table-cell table:style-name="ce10" office:value-type="string" calcext:value-type="string">
            <text:p>843s (13 min 29 s)</text:p>
          </table:table-cell>
          <table:table-cell table:style-name="ce16" office:value-type="string" calcext:value-type="string">
            <text:p>+ 10 s</text:p>
          </table:table-cell>
          <table:table-cell table:style-name="ce22" office:value-type="string" calcext:value-type="string">
            <text:p>853 s</text:p>
          </table:table-cell>
          <table:table-cell table:style-name="ce22" office:value-type="string" calcext:value-type="string">
            <text:p>25,193 s</text:p>
          </table:table-cell>
          <table:table-cell table:style-name="ce22" office:value-type="string" calcext:value-type="string">
            <text:p>2,143 s</text:p>
          </table:table-cell>
          <table:table-cell table:style-name="ce22" office:value-type="string" calcext:value-type="string">
            <text:p>19,580 s</text:p>
          </table:table-cell>
          <table:table-cell table:style-name="ce22" office:value-type="string" calcext:value-type="string">
            <text:p>27,992 s</text:p>
          </table:table-cell>
          <table:table-cell table:style-name="ce22" office:value-type="string" calcext:value-type="string">
            <text:p>729,455 s</text:p>
          </table:table-cell>
          <table:table-cell table:style-name="ce33" office:value-type="string" calcext:value-type="string">
            <text:p>60,376 s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26" office:value-type="float" office:value="104450307" calcext:value-type="float">
            <text:p>104 450 307</text:p>
          </table:table-cell>
          <table:table-cell table:style-name="ce26" office:value-type="float" office:value="13910991" calcext:value-type="float">
            <text:p>13 910 991</text:p>
          </table:table-cell>
          <table:table-cell table:style-name="ce27" office:value-type="string" calcext:value-type="string">
            <text:p>Sample n° 14  :  5 143 248</text:p>
            <text:p>Sample n°   8  :  5 494 601</text:p>
            <text:p>Sample n° 12  :  5 152 739</text:p>
            <text:p>Sample n° 17  :  5 145 820 </text:p>
            <text:p>Sample n°   1  :  5 171 143</text:p>
            <text:p>Sample n° 15  :  5 117 778</text:p>
            <text:p>Sample n° 10  :  5 183 082</text:p>
            <text:p>Sample n° 11  :  5 157 389</text:p>
            <text:p>Sample n°   4  :  5 156 616</text:p>
            <text:p>Sample n° 18  :  5 162 108</text:p>
            <text:p>Sample n° 16  :  5 114 045</text:p>
            <text:p>Sample n°   6  :  5 529 250</text:p>
            <text:p>Sample n° 19  :  5 137 118</text:p>
            <text:p>Sample n°   2  :  5 187 427</text:p>
            <text:p>Sample n°   3  :  5 161 500</text:p>
            <text:p>Sample n° 20  :  5 133 437</text:p>
            <text:p>Sample n°   5  :  5 510 400</text:p>
            <text:p>Sample n° 13  :  5 127 074</text:p>
            <text:p>Sample n°   9  :  5 166 062</text:p>
            <text:p>Sample n°   7  :  5 499 470</text:p>
          </table:table-cell>
          <table:table-cell table:style-name="ce26" office:value-type="float" office:value="62660" calcext:value-type="float">
            <text:p>62 660</text:p>
          </table:table-cell>
          <table:table-cell table:style-name="ce27" office:value-type="string" calcext:value-type="string">
            <text:p>20  :  1 448 800</text:p>
            <text:p>19  :       38 170</text:p>
            <text:p>18  :       21 450</text:p>
            <text:p>17  :       17 304</text:p>
            <text:p>16  :     964 620</text:p>
            <text:p>15  :     181 611</text:p>
            <text:p>14  :       35 519</text:p>
            <text:p>13  :       32 849</text:p>
            <text:p>12  :  1 166 578</text:p>
            <text:p>11  :       78 966</text:p>
            <text:p>10  :       80 607</text:p>
            <text:p>  9  :     245 641</text:p>
            <text:p>  8  :  1 373 659</text:p>
            <text:p>  7  :     152 465</text:p>
            <text:p>  6  :     490 983</text:p>
            <text:p>  5  :      350 811</text:p>
            <text:p>  4  :  2 899 409</text:p>
            <text:p>  3  :  1 741 295</text:p>
            <text:p>  2  :     933 765</text:p>
          </table:table-cell>
          <table:table-cell table:style-name="ce34" office:value-type="string" calcext:value-type="string">
            <text:p>Sample n°   0  :  2 561814 / 0</text:p>
            <text:p>Sample n°   1  :  2 743731 / 2609 329</text:p>
            <text:p>Sample n°   2  :  2 546544 / 2443 696</text:p>
            <text:p>Sample n°   3  :  2 479 616 / 2 614 956</text:p>
            <text:p>Sample n°   4  :  2 719 581 / 2 677 000</text:p>
            <text:p>Sample n°   5  :  2 917 124 / 2 790 819</text:p>
            <text:p>Sample n°   6  :  2 704 699 / 2 612 126</text:p>
            <text:p>Sample n°   7  :  2 633 233 / 2 794 771</text:p>
            <text:p>Sample n°   8  :  2 560 757 / 2 861 368</text:p>
            <text:p>Sample n°   9  :  2 745 395 / 2 605 305</text:p>
            <text:p>Sample n° 10  :  2 546 063 / 2 437 687</text:p>
            <text:p>Sample n° 11  :  2 478 984 / 2 611 326</text:p>
            <text:p>Sample n° 12  :  2 542 984 / 2 673 755</text:p>
            <text:p>Sample n° 13  :  2 729 540 / 2 584 090</text:p>
            <text:p>Sample n° 14  :  2 534 986 / 2 413 708</text:p>
            <text:p>Sample n° 15  :  2 464 503 / 2 582 792</text:p>
            <text:p>Sample n° 16  :  2 562 523 / 2 649 542</text:p>
            <text:p>Sample n° 17  :  2 746 960 / 2 583 297</text:p>
            <text:p>Sample n° 18  :  2 550 590 / 2 415 148</text:p>
            <text:p>Sample n° 19  :  2 481 729 / 2 586 528</text:p>
          </table:table-cell>
          <table:table-cell table:formula="of:=1457+7676" office:value-type="float" office:value="9133" calcext:value-type="float">
            <text:p>9133</text:p>
          </table:table-cell>
          <table:table-cell table:formula="of:=689+3613" office:value-type="float" office:value="4302" calcext:value-type="float">
            <text:p>4302</text:p>
          </table:table-cell>
          <table:table-cell table:number-columns-repeated="101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s" table:style-name="ta1">
        <office:forms form:automatic-focus="false" form:apply-design-mode="false"/>
        <table:table-column table:style-name="co3" table:number-columns-repeated="2" table:default-cell-style-name="ce49"/>
        <table:table-column table:style-name="co9" table:number-columns-repeated="2" table:default-cell-style-name="ce49"/>
        <table:table-column table:style-name="co10" table:default-cell-style-name="ce49"/>
        <table:table-column table:style-name="co11" table:default-cell-style-name="ce49"/>
        <table:table-column table:style-name="co12" table:default-cell-style-name="ce49"/>
        <table:table-column table:style-name="co13" table:default-cell-style-name="ce49"/>
        <table:table-column table:style-name="co14" table:default-cell-style-name="ce49"/>
        <table:table-column table:style-name="co15" table:default-cell-style-name="ce49"/>
        <table:table-column table:style-name="co16" table:default-cell-style-name="ce49"/>
        <table:table-column table:style-name="co17" table:default-cell-style-name="ce49"/>
        <table:table-column table:style-name="co3" table:number-columns-repeated="1012" table:default-cell-style-name="ce49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ccessive massive import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7" office:value-type="string" calcext:value-type="string" table:number-columns-spanned="4" table:number-rows-spanned="1">
            <text:p>Poc 006</text:p>
          </table:table-cell>
          <table:covered-table-cell table:number-columns-repeated="3"/>
          <table:table-cell/>
          <table:table-cell table:style-name="Default"/>
          <table:table-cell table:style-name="ce57" office:value-type="string" calcext:value-type="string" table:number-columns-spanned="4" table:number-rows-spanned="1">
            <text:p>Poc 007</text:p>
          </table:table-cell>
          <table:covered-table-cell table:number-columns-repeated="3"/>
          <table:table-cell/>
          <table:table-cell table:style-name="Default"/>
          <table:table-cell table:style-name="ce57" office:value-type="string" calcext:value-type="string" table:number-columns-spanned="4" table:number-rows-spanned="1">
            <text:p>Poc 008</text:p>
          </table:table-cell>
          <table:covered-table-cell table:number-columns-repeated="3"/>
          <table:table-cell table:number-columns-repeated="1006"/>
        </table:table-row>
        <table:table-row table:style-name="ro1">
          <table:table-cell/>
          <table:table-cell table:style-name="ce51"/>
          <table:table-cell table:style-name="ce58" office:value-type="string" calcext:value-type="string">
            <text:p>Import duration (s)</text:p>
          </table:table-cell>
          <table:table-cell table:style-name="ce58" office:value-type="string" calcext:value-type="string">
            <text:p>Cumulative import duration (s)</text:p>
          </table:table-cell>
          <table:table-cell table:style-name="ce58" office:value-type="string" calcext:value-type="string">
            <text:p>Database size (MB)</text:p>
          </table:table-cell>
          <table:table-cell table:style-name="ce69" office:value-type="string" calcext:value-type="string">
            <text:p>Entries in database</text:p>
          </table:table-cell>
          <table:table-cell office:value-type="string" calcext:value-type="string">
            <text:p><text:s/></text:p>
          </table:table-cell>
          <table:table-cell/>
          <table:table-cell table:style-name="ce58" office:value-type="string" calcext:value-type="string">
            <text:p>Import duration (s)</text:p>
          </table:table-cell>
          <table:table-cell table:style-name="ce58" office:value-type="string" calcext:value-type="string">
            <text:p>Cumulative import duration (s)</text:p>
          </table:table-cell>
          <table:table-cell table:style-name="ce58" office:value-type="string" calcext:value-type="string">
            <text:p>Database size (MB)</text:p>
          </table:table-cell>
          <table:table-cell table:style-name="ce69" office:value-type="string" calcext:value-type="string">
            <text:p>Entries in database</text:p>
          </table:table-cell>
          <table:table-cell office:value-type="string" calcext:value-type="string">
            <text:p><text:s/></text:p>
          </table:table-cell>
          <table:table-cell/>
          <table:table-cell table:style-name="ce58" office:value-type="string" calcext:value-type="string">
            <text:p>Import duration (s)</text:p>
          </table:table-cell>
          <table:table-cell table:style-name="ce58" office:value-type="string" calcext:value-type="string">
            <text:p>Cumulative import duration (s)</text:p>
          </table:table-cell>
          <table:table-cell table:style-name="ce58" office:value-type="string" calcext:value-type="string">
            <text:p>Database size (MB)</text:p>
          </table:table-cell>
          <table:table-cell table:style-name="ce69" office:value-type="string" calcext:value-type="string">
            <text:p>Entries in database</text:p>
          </table:table-cell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/>
          <table:table-cell table:style-name="ce51" office:value-type="string" calcext:value-type="string">
            <text:p>Import 1</text:p>
          </table:table-cell>
          <table:table-cell table:style-name="ce59" office:value-type="float" office:value="747" calcext:value-type="float">
            <text:p>747</text:p>
          </table:table-cell>
          <table:table-cell table:style-name="ce64" office:value-type="float" office:value="747" calcext:value-type="float">
            <text:p>747</text:p>
          </table:table-cell>
          <table:table-cell table:style-name="ce64" office:value-type="float" office:value="2735" calcext:value-type="float">
            <text:p>2 735</text:p>
          </table:table-cell>
          <table:table-cell table:style-name="ce64" office:value-type="float" office:value="20676686" calcext:value-type="float">
            <text:p>20 676 686</text:p>
          </table:table-cell>
          <table:table-cell table:style-name="ce70"/>
          <table:table-cell table:style-name="ce74"/>
          <table:table-cell table:number-columns-repeated="2" table:style-name="ce64" office:value-type="float" office:value="798" calcext:value-type="float">
            <text:p>798</text:p>
          </table:table-cell>
          <table:table-cell table:style-name="ce64"/>
          <table:table-cell table:style-name="ce64" table:formula="of:=20676686+6407824" office:value-type="float" office:value="27084510" calcext:value-type="float">
            <text:p>27 084 510</text:p>
          </table:table-cell>
          <table:table-cell table:number-columns-repeated="2"/>
          <table:table-cell table:style-name="ce59" office:value-type="float" office:value="1028" calcext:value-type="float">
            <text:p>1 028</text:p>
          </table:table-cell>
          <table:table-cell table:style-name="ce64" office:value-type="float" office:value="1028" calcext:value-type="float">
            <text:p>1 028</text:p>
          </table:table-cell>
          <table:table-cell table:style-name="ce64" table:formula="of:=2295+1032" office:value-type="float" office:value="3327" calcext:value-type="float">
            <text:p>3 327</text:p>
          </table:table-cell>
          <table:table-cell table:style-name="ce64" table:formula="of:=20676686+6407824" office:value-type="float" office:value="27084510" calcext:value-type="float">
            <text:p>27 084 510</text:p>
          </table:table-cell>
          <table:table-cell table:number-columns-repeated="1006"/>
        </table:table-row>
        <table:table-row table:style-name="ro1">
          <table:table-cell/>
          <table:table-cell table:style-name="ce52" office:value-type="string" calcext:value-type="string">
            <text:p>Import 2</text:p>
          </table:table-cell>
          <table:table-cell table:style-name="ce59" office:value-type="float" office:value="773" calcext:value-type="float">
            <text:p>773</text:p>
          </table:table-cell>
          <table:table-cell table:style-name="ce64" table:formula="of:=[.D5]+[.C6]" office:value-type="float" office:value="1520" calcext:value-type="float">
            <text:p>1 520</text:p>
          </table:table-cell>
          <table:table-cell table:style-name="ce64" office:value-type="float" office:value="5665" calcext:value-type="float">
            <text:p>5 665</text:p>
          </table:table-cell>
          <table:table-cell table:style-name="ce64" office:value-type="float" office:value="42710407" calcext:value-type="float">
            <text:p>42 710 407</text:p>
          </table:table-cell>
          <table:table-cell table:style-name="ce70"/>
          <table:table-cell table:style-name="ce74"/>
          <table:table-cell table:style-name="ce64" office:value-type="float" office:value="853" calcext:value-type="float">
            <text:p>853</text:p>
          </table:table-cell>
          <table:table-cell table:style-name="ce64" table:formula="of:=[.J5]+[.I6]" office:value-type="float" office:value="1651" calcext:value-type="float">
            <text:p>1 651</text:p>
          </table:table-cell>
          <table:table-cell table:style-name="ce64" table:formula="of:=5644+2272" office:value-type="float" office:value="7916" calcext:value-type="float">
            <text:p>7 916</text:p>
          </table:table-cell>
          <table:table-cell table:style-name="ce64" table:formula="of:=42710407+9581434" office:value-type="float" office:value="52291841" calcext:value-type="float">
            <text:p>52 291 841</text:p>
          </table:table-cell>
          <table:table-cell table:number-columns-repeated="2"/>
          <table:table-cell table:style-name="ce59" office:value-type="float" office:value="943" calcext:value-type="float">
            <text:p>943</text:p>
          </table:table-cell>
          <table:table-cell table:style-name="ce64" table:formula="of:=[.P5]+[.O6]" office:value-type="float" office:value="1971" calcext:value-type="float">
            <text:p>1 971</text:p>
          </table:table-cell>
          <table:table-cell table:style-name="ce64" table:formula="of:=4223+1951" office:value-type="float" office:value="6174" calcext:value-type="float">
            <text:p>6 174</text:p>
          </table:table-cell>
          <table:table-cell table:style-name="ce64" table:formula="of:=42710407+9581434" office:value-type="float" office:value="52291841" calcext:value-type="float">
            <text:p>52 291 841</text:p>
          </table:table-cell>
          <table:table-cell table:number-columns-repeated="1006"/>
        </table:table-row>
        <table:table-row table:style-name="ro1">
          <table:table-cell/>
          <table:table-cell table:style-name="ce52" office:value-type="string" calcext:value-type="string">
            <text:p>Import 3</text:p>
          </table:table-cell>
          <table:table-cell table:style-name="ce59" office:value-type="float" office:value="748" calcext:value-type="float">
            <text:p>748</text:p>
          </table:table-cell>
          <table:table-cell table:style-name="ce64" table:formula="of:=[.D6]+[.C7]" office:value-type="float" office:value="2268" calcext:value-type="float">
            <text:p>2 268</text:p>
          </table:table-cell>
          <table:table-cell table:style-name="ce64" office:value-type="float" office:value="8542" calcext:value-type="float">
            <text:p>8 542</text:p>
          </table:table-cell>
          <table:table-cell table:style-name="ce64" office:value-type="float" office:value="63369679" calcext:value-type="float">
            <text:p>63 369 679</text:p>
          </table:table-cell>
          <table:table-cell table:style-name="ce70"/>
          <table:table-cell table:style-name="ce74"/>
          <table:table-cell table:style-name="ce64" office:value-type="float" office:value="777" calcext:value-type="float">
            <text:p>777</text:p>
          </table:table-cell>
          <table:table-cell table:style-name="ce64" table:formula="of:=[.J6]+[.I7]" office:value-type="float" office:value="2428" calcext:value-type="float">
            <text:p>2 428</text:p>
          </table:table-cell>
          <table:table-cell table:style-name="ce64" table:formula="of:=8076+3250" office:value-type="float" office:value="11326" calcext:value-type="float">
            <text:p>11 326</text:p>
          </table:table-cell>
          <table:table-cell table:style-name="ce64" table:formula="of:=63369679+11418311" office:value-type="float" office:value="74787990" calcext:value-type="float">
            <text:p>74 787 990</text:p>
          </table:table-cell>
          <table:table-cell table:number-columns-repeated="2"/>
          <table:table-cell table:style-name="ce59" office:value-type="float" office:value="1155" calcext:value-type="float">
            <text:p>1 155</text:p>
          </table:table-cell>
          <table:table-cell table:style-name="ce64" table:formula="of:=[.P6]+[.O7]" office:value-type="float" office:value="3126" calcext:value-type="float">
            <text:p>3 126</text:p>
          </table:table-cell>
          <table:table-cell table:style-name="ce64" table:formula="of:=5902+2759" office:value-type="float" office:value="8661" calcext:value-type="float">
            <text:p>8 661</text:p>
          </table:table-cell>
          <table:table-cell table:style-name="ce64" table:formula="of:=63369679+11418311" office:value-type="float" office:value="74787990" calcext:value-type="float">
            <text:p>74 787 990</text:p>
          </table:table-cell>
          <table:table-cell table:number-columns-repeated="1006"/>
        </table:table-row>
        <table:table-row table:style-name="ro1">
          <table:table-cell/>
          <table:table-cell table:style-name="ce52" office:value-type="string" calcext:value-type="string">
            <text:p>Import 4</text:p>
          </table:table-cell>
          <table:table-cell table:style-name="ce59" office:value-type="float" office:value="744" calcext:value-type="float">
            <text:p>744</text:p>
          </table:table-cell>
          <table:table-cell table:style-name="ce64" table:formula="of:=[.D7]+[.C8]" office:value-type="float" office:value="3012" calcext:value-type="float">
            <text:p>3 012</text:p>
          </table:table-cell>
          <table:table-cell table:style-name="ce64" office:value-type="float" office:value="11256" calcext:value-type="float">
            <text:p>11 256</text:p>
          </table:table-cell>
          <table:table-cell table:style-name="ce64" office:value-type="float" office:value="83871824" calcext:value-type="float">
            <text:p>83 871 824</text:p>
          </table:table-cell>
          <table:table-cell table:style-name="ce70"/>
          <table:table-cell table:style-name="ce74"/>
          <table:table-cell table:style-name="ce64" office:value-type="float" office:value="789" calcext:value-type="float">
            <text:p>789</text:p>
          </table:table-cell>
          <table:table-cell table:style-name="ce64" table:formula="of:=[.J7]+[.I8]" office:value-type="float" office:value="3217" calcext:value-type="float">
            <text:p>3 217</text:p>
          </table:table-cell>
          <table:table-cell table:style-name="ce64" table:formula="of:=10471+4201" office:value-type="float" office:value="14672" calcext:value-type="float">
            <text:p>14 672</text:p>
          </table:table-cell>
          <table:table-cell table:style-name="ce64" table:formula="of:=83871824+12784554" office:value-type="float" office:value="96656378" calcext:value-type="float">
            <text:p>96 656 378</text:p>
          </table:table-cell>
          <table:table-cell table:number-columns-repeated="2"/>
          <table:table-cell table:style-name="ce59" office:value-type="float" office:value="844" calcext:value-type="float">
            <text:p>844</text:p>
          </table:table-cell>
          <table:table-cell table:style-name="ce64" table:formula="of:=[.P7]+[.O8]" office:value-type="float" office:value="3970" calcext:value-type="float">
            <text:p>3 970</text:p>
          </table:table-cell>
          <table:table-cell table:style-name="ce64" table:formula="of:=7525+3534" office:value-type="float" office:value="11059" calcext:value-type="float">
            <text:p>11 059</text:p>
          </table:table-cell>
          <table:table-cell table:style-name="ce64" table:formula="of:=83871824+12784554" office:value-type="float" office:value="96656378" calcext:value-type="float">
            <text:p>96 656 378</text:p>
          </table:table-cell>
          <table:table-cell table:number-columns-repeated="1006"/>
        </table:table-row>
        <table:table-row table:style-name="ro1">
          <table:table-cell/>
          <table:table-cell table:style-name="ce53" office:value-type="string" calcext:value-type="string">
            <text:p>Import 5</text:p>
          </table:table-cell>
          <table:table-cell table:style-name="ce60" office:value-type="float" office:value="782" calcext:value-type="float">
            <text:p>782</text:p>
          </table:table-cell>
          <table:table-cell table:style-name="ce65" table:formula="of:=[.D8]+[.C9]" office:value-type="float" office:value="3794" calcext:value-type="float">
            <text:p>3 794</text:p>
          </table:table-cell>
          <table:table-cell table:style-name="ce65" office:value-type="float" office:value="14024" calcext:value-type="float">
            <text:p>14 024</text:p>
          </table:table-cell>
          <table:table-cell table:style-name="ce65" office:value-type="float" office:value="104450307" calcext:value-type="float">
            <text:p>104 450 307</text:p>
          </table:table-cell>
          <table:table-cell table:style-name="ce70"/>
          <table:table-cell table:style-name="ce74"/>
          <table:table-cell table:style-name="ce65" office:value-type="float" office:value="780" calcext:value-type="float">
            <text:p>780</text:p>
          </table:table-cell>
          <table:table-cell table:style-name="ce65" table:formula="of:=[.J8]+[.I9]" office:value-type="float" office:value="3997" calcext:value-type="float">
            <text:p>3 997</text:p>
          </table:table-cell>
          <table:table-cell table:style-name="ce65" table:formula="of:=12164+5145" office:value-type="float" office:value="17309" calcext:value-type="float">
            <text:p>17 309</text:p>
          </table:table-cell>
          <table:table-cell table:style-name="ce65" table:formula="of:=104450307+13910991" office:value-type="float" office:value="118361298" calcext:value-type="float">
            <text:p>118 361 298</text:p>
          </table:table-cell>
          <table:table-cell table:number-columns-repeated="2"/>
          <table:table-cell table:style-name="ce60" office:value-type="float" office:value="853" calcext:value-type="float">
            <text:p>853</text:p>
          </table:table-cell>
          <table:table-cell table:style-name="ce65" table:formula="of:=[.P8]+[.O9]" office:value-type="float" office:value="4823" calcext:value-type="float">
            <text:p>4 823</text:p>
          </table:table-cell>
          <table:table-cell table:style-name="ce65" table:formula="of:=9133+4302" office:value-type="float" office:value="13435" calcext:value-type="float">
            <text:p>13 435</text:p>
          </table:table-cell>
          <table:table-cell table:style-name="ce65" table:formula="of:=104450307+13910991" office:value-type="float" office:value="118361298" calcext:value-type="float">
            <text:p>118 361 298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quest execution time according to DB size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7" office:value-type="string" calcext:value-type="string" table:number-columns-spanned="5" table:number-rows-spanned="1">
            <text:p>Poc 006</text:p>
          </table:table-cell>
          <table:covered-table-cell table:number-columns-repeated="4"/>
          <table:table-cell/>
          <table:table-cell table:style-name="ce57" office:value-type="string" calcext:value-type="string" table:number-columns-spanned="5" table:number-rows-spanned="1">
            <text:p>Poc 007</text:p>
          </table:table-cell>
          <table:covered-table-cell table:number-columns-repeated="4"/>
          <table:table-cell/>
          <table:table-cell table:style-name="ce57" office:value-type="string" calcext:value-type="string" table:number-columns-spanned="5" table:number-rows-spanned="1">
            <text:p>Poc 008</text:p>
          </table:table-cell>
          <table:covered-table-cell table:number-columns-repeated="4"/>
          <table:table-cell table:number-columns-repeated="1005"/>
        </table:table-row>
        <table:table-row table:style-name="ro1">
          <table:table-cell/>
          <table:table-cell table:style-name="ce51"/>
          <table:table-cell table:style-name="ce58" office:value-type="string" calcext:value-type="string">
            <text:p>Req2 (s)</text:p>
          </table:table-cell>
          <table:table-cell table:style-name="ce58" office:value-type="string" calcext:value-type="string">
            <text:p>Req3 (s)</text:p>
          </table:table-cell>
          <table:table-cell table:style-name="ce58" office:value-type="string" calcext:value-type="string">
            <text:p>Req4 (s)</text:p>
          </table:table-cell>
          <table:table-cell table:style-name="ce69" office:value-type="string" calcext:value-type="string">
            <text:p>Req5 (s)</text:p>
          </table:table-cell>
          <table:table-cell table:style-name="ce69" office:value-type="string" calcext:value-type="string">
            <text:p>Req6 (s)</text:p>
          </table:table-cell>
          <table:table-cell/>
          <table:table-cell table:style-name="ce58" office:value-type="string" calcext:value-type="string">
            <text:p>Req2 (s)</text:p>
          </table:table-cell>
          <table:table-cell table:style-name="ce58" office:value-type="string" calcext:value-type="string">
            <text:p>Req3 (s)</text:p>
          </table:table-cell>
          <table:table-cell table:style-name="ce58" office:value-type="string" calcext:value-type="string">
            <text:p>Req4 (s)</text:p>
          </table:table-cell>
          <table:table-cell table:style-name="ce69" office:value-type="string" calcext:value-type="string">
            <text:p>Req5 (s)</text:p>
          </table:table-cell>
          <table:table-cell table:style-name="ce69" office:value-type="string" calcext:value-type="string">
            <text:p>Req6 (s)</text:p>
          </table:table-cell>
          <table:table-cell/>
          <table:table-cell table:style-name="ce58" office:value-type="string" calcext:value-type="string">
            <text:p>Req2 (s)</text:p>
          </table:table-cell>
          <table:table-cell table:style-name="ce58" office:value-type="string" calcext:value-type="string">
            <text:p>Req3 (s)</text:p>
          </table:table-cell>
          <table:table-cell table:style-name="ce58" office:value-type="string" calcext:value-type="string">
            <text:p>Req4 (s)</text:p>
          </table:table-cell>
          <table:table-cell table:style-name="ce69" office:value-type="string" calcext:value-type="string">
            <text:p>Req5 (s)</text:p>
          </table:table-cell>
          <table:table-cell table:style-name="ce69" office:value-type="string" calcext:value-type="string">
            <text:p>Req6 (s)</text:p>
          </table:table-cell>
          <table:table-cell table:number-columns-repeated="1005"/>
        </table:table-row>
        <table:table-row table:style-name="ro1">
          <table:table-cell/>
          <table:table-cell table:style-name="ce54" office:value-type="string" calcext:value-type="string">
            <text:p>DB state 1</text:p>
          </table:table-cell>
          <table:table-cell table:style-name="ce61" office:value-type="float" office:value="210.161" calcext:value-type="float">
            <text:p>210,161</text:p>
          </table:table-cell>
          <table:table-cell table:style-name="ce66" office:value-type="float" office:value="5.043" calcext:value-type="float">
            <text:p>5,043</text:p>
          </table:table-cell>
          <table:table-cell table:style-name="ce66" office:value-type="float" office:value="0.265" calcext:value-type="float">
            <text:p>0,265</text:p>
          </table:table-cell>
          <table:table-cell table:style-name="ce66" office:value-type="float" office:value="21.468" calcext:value-type="float">
            <text:p>21,468</text:p>
          </table:table-cell>
          <table:table-cell table:style-name="ce71" office:value-type="float" office:value="6.029" calcext:value-type="float">
            <text:p>6,029</text:p>
          </table:table-cell>
          <table:table-cell table:style-name="ce33"/>
          <table:table-cell table:style-name="ce67" office:value-type="float" office:value="0.538" calcext:value-type="float">
            <text:p>0,538</text:p>
          </table:table-cell>
          <table:table-cell table:style-name="ce67" office:value-type="float" office:value="3.917" calcext:value-type="float">
            <text:p>3,917</text:p>
          </table:table-cell>
          <table:table-cell table:style-name="ce67" office:value-type="float" office:value="0.17" calcext:value-type="float">
            <text:p>0,17</text:p>
          </table:table-cell>
          <table:table-cell table:style-name="ce67" office:value-type="float" office:value="101.356" calcext:value-type="float">
            <text:p>101,356</text:p>
          </table:table-cell>
          <table:table-cell table:style-name="ce75" office:value-type="float" office:value="100.944" calcext:value-type="float">
            <text:p>100,944</text:p>
          </table:table-cell>
          <table:table-cell table:style-name="ce33"/>
          <table:table-cell table:style-name="ce67" office:value-type="float" office:value="0.565" calcext:value-type="float">
            <text:p>0,565</text:p>
          </table:table-cell>
          <table:table-cell table:style-name="ce67" office:value-type="float" office:value="3.859" calcext:value-type="float">
            <text:p>3,859</text:p>
          </table:table-cell>
          <table:table-cell table:style-name="ce67" office:value-type="float" office:value="3.557" calcext:value-type="float">
            <text:p>3,557</text:p>
          </table:table-cell>
          <table:table-cell table:style-name="ce67" office:value-type="float" office:value="135.089" calcext:value-type="float">
            <text:p>135,089</text:p>
          </table:table-cell>
          <table:table-cell table:style-name="ce75" office:value-type="float" office:value="14.218" calcext:value-type="float">
            <text:p>14,218</text:p>
          </table:table-cell>
          <table:table-cell table:style-name="ce33"/>
          <table:table-cell table:number-columns-repeated="1004"/>
        </table:table-row>
        <table:table-row table:style-name="ro1">
          <table:table-cell/>
          <table:table-cell table:style-name="ce55" office:value-type="string" calcext:value-type="string">
            <text:p>DB state 2</text:p>
          </table:table-cell>
          <table:table-cell table:style-name="ce62" office:value-type="float" office:value="498.088" calcext:value-type="float">
            <text:p>498,088</text:p>
          </table:table-cell>
          <table:table-cell table:style-name="ce67" office:value-type="float" office:value="10.616" calcext:value-type="float">
            <text:p>10,616</text:p>
          </table:table-cell>
          <table:table-cell table:style-name="ce67" office:value-type="float" office:value="0.389" calcext:value-type="float">
            <text:p>0,389</text:p>
          </table:table-cell>
          <table:table-cell table:style-name="ce67" office:value-type="float" office:value="41.008" calcext:value-type="float">
            <text:p>41,008</text:p>
          </table:table-cell>
          <table:table-cell table:style-name="ce72" office:value-type="float" office:value="12.366" calcext:value-type="float">
            <text:p>12,366</text:p>
          </table:table-cell>
          <table:table-cell table:style-name="ce64"/>
          <table:table-cell table:style-name="ce67" office:value-type="float" office:value="0.832" calcext:value-type="float">
            <text:p>0,832</text:p>
          </table:table-cell>
          <table:table-cell table:style-name="ce67" office:value-type="float" office:value="8.131" calcext:value-type="float">
            <text:p>8,131</text:p>
          </table:table-cell>
          <table:table-cell table:style-name="ce67" office:value-type="float" office:value="0.154" calcext:value-type="float">
            <text:p>0,154</text:p>
          </table:table-cell>
          <table:table-cell table:style-name="ce67" office:value-type="float" office:value="225.01" calcext:value-type="float">
            <text:p>225,01</text:p>
          </table:table-cell>
          <table:table-cell table:style-name="ce72" office:value-type="float" office:value="225.483" calcext:value-type="float">
            <text:p>225,483</text:p>
          </table:table-cell>
          <table:table-cell table:style-name="ce64"/>
          <table:table-cell table:style-name="ce67" office:value-type="float" office:value="0.877" calcext:value-type="float">
            <text:p>0,877</text:p>
          </table:table-cell>
          <table:table-cell table:style-name="ce67" office:value-type="float" office:value="7.962" calcext:value-type="float">
            <text:p>7,962</text:p>
          </table:table-cell>
          <table:table-cell table:style-name="ce67" office:value-type="float" office:value="3.419" calcext:value-type="float">
            <text:p>3,419</text:p>
          </table:table-cell>
          <table:table-cell table:style-name="ce67" office:value-type="float" office:value="284.44" calcext:value-type="float">
            <text:p>284,44</text:p>
          </table:table-cell>
          <table:table-cell table:style-name="ce72" office:value-type="float" office:value="27.704" calcext:value-type="float">
            <text:p>27,704</text:p>
          </table:table-cell>
          <table:table-cell table:style-name="ce70"/>
          <table:table-cell table:number-columns-repeated="1004"/>
        </table:table-row>
        <table:table-row table:style-name="ro1">
          <table:table-cell/>
          <table:table-cell table:style-name="ce55" office:value-type="string" calcext:value-type="string">
            <text:p>DB state 3</text:p>
          </table:table-cell>
          <table:table-cell table:style-name="ce62" office:value-type="float" office:value="806.312" calcext:value-type="float">
            <text:p>806,312</text:p>
          </table:table-cell>
          <table:table-cell table:style-name="ce67" office:value-type="float" office:value="15.528" calcext:value-type="float">
            <text:p>15,528</text:p>
          </table:table-cell>
          <table:table-cell table:style-name="ce67" office:value-type="float" office:value="0.577" calcext:value-type="float">
            <text:p>0,577</text:p>
          </table:table-cell>
          <table:table-cell table:style-name="ce67" office:value-type="float" office:value="373.498" calcext:value-type="float">
            <text:p>373,498</text:p>
          </table:table-cell>
          <table:table-cell table:style-name="ce72" office:value-type="float" office:value="18.396" calcext:value-type="float">
            <text:p>18,396</text:p>
          </table:table-cell>
          <table:table-cell table:style-name="ce64"/>
          <table:table-cell table:style-name="ce67" office:value-type="float" office:value="0.989" calcext:value-type="float">
            <text:p>0,989</text:p>
          </table:table-cell>
          <table:table-cell table:style-name="ce67" office:value-type="float" office:value="12.031" calcext:value-type="float">
            <text:p>12,031</text:p>
          </table:table-cell>
          <table:table-cell table:style-name="ce67" office:value-type="float" office:value="0.323" calcext:value-type="float">
            <text:p>0,323</text:p>
          </table:table-cell>
          <table:table-cell table:style-name="ce67" office:value-type="float" office:value="327.429" calcext:value-type="float">
            <text:p>327,429</text:p>
          </table:table-cell>
          <table:table-cell table:style-name="ce72" office:value-type="float" office:value="341.332" calcext:value-type="float">
            <text:p>341,332</text:p>
          </table:table-cell>
          <table:table-cell table:style-name="ce64"/>
          <table:table-cell table:style-name="ce67" office:value-type="float" office:value="1.03" calcext:value-type="float">
            <text:p>1,03</text:p>
          </table:table-cell>
          <table:table-cell table:style-name="ce67" office:value-type="float" office:value="11.783" calcext:value-type="float">
            <text:p>11,783</text:p>
          </table:table-cell>
          <table:table-cell table:style-name="ce67" office:value-type="float" office:value="3.471" calcext:value-type="float">
            <text:p>3,471</text:p>
          </table:table-cell>
          <table:table-cell table:style-name="ce67" office:value-type="float" office:value="432.85" calcext:value-type="float">
            <text:p>432,85</text:p>
          </table:table-cell>
          <table:table-cell table:style-name="ce72" office:value-type="float" office:value="40.727" calcext:value-type="float">
            <text:p>40,727</text:p>
          </table:table-cell>
          <table:table-cell table:style-name="ce70"/>
          <table:table-cell table:number-columns-repeated="1004"/>
        </table:table-row>
        <table:table-row table:style-name="ro1">
          <table:table-cell/>
          <table:table-cell table:style-name="ce55" office:value-type="string" calcext:value-type="string">
            <text:p>DB state 4</text:p>
          </table:table-cell>
          <table:table-cell table:style-name="ce62" office:value-type="float" office:value="1133.354" calcext:value-type="float">
            <text:p>1133,354</text:p>
          </table:table-cell>
          <table:table-cell table:style-name="ce67" office:value-type="float" office:value="20.284" calcext:value-type="float">
            <text:p>20,284</text:p>
          </table:table-cell>
          <table:table-cell table:style-name="ce67" office:value-type="float" office:value="0.723" calcext:value-type="float">
            <text:p>0,723</text:p>
          </table:table-cell>
          <table:table-cell table:style-name="ce67" office:value-type="float" office:value="511.548" calcext:value-type="float">
            <text:p>511,548</text:p>
          </table:table-cell>
          <table:table-cell table:style-name="ce72" office:value-type="float" office:value="24.178" calcext:value-type="float">
            <text:p>24,178</text:p>
          </table:table-cell>
          <table:table-cell table:style-name="ce64"/>
          <table:table-cell table:style-name="ce67" office:value-type="float" office:value="1.081" calcext:value-type="float">
            <text:p>1,081</text:p>
          </table:table-cell>
          <table:table-cell table:style-name="ce67" office:value-type="float" office:value="15.86" calcext:value-type="float">
            <text:p>15,86</text:p>
          </table:table-cell>
          <table:table-cell table:style-name="ce67" office:value-type="float" office:value="0.167" calcext:value-type="float">
            <text:p>0,167</text:p>
          </table:table-cell>
          <table:table-cell table:style-name="ce67" office:value-type="float" office:value="447.836" calcext:value-type="float">
            <text:p>447,836</text:p>
          </table:table-cell>
          <table:table-cell table:style-name="ce72" office:value-type="float" office:value="209.953" calcext:value-type="float">
            <text:p>209,953</text:p>
          </table:table-cell>
          <table:table-cell table:style-name="ce64"/>
          <table:table-cell table:style-name="ce67" office:value-type="float" office:value="2.396" calcext:value-type="float">
            <text:p>2,396</text:p>
          </table:table-cell>
          <table:table-cell table:style-name="ce67" office:value-type="float" office:value="15.997" calcext:value-type="float">
            <text:p>15,997</text:p>
          </table:table-cell>
          <table:table-cell table:style-name="ce67" office:value-type="float" office:value="26.497" calcext:value-type="float">
            <text:p>26,497</text:p>
          </table:table-cell>
          <table:table-cell table:style-name="ce67" office:value-type="float" office:value="579.174" calcext:value-type="float">
            <text:p>579,174</text:p>
          </table:table-cell>
          <table:table-cell table:style-name="ce72" office:value-type="float" office:value="48.984" calcext:value-type="float">
            <text:p>48,984</text:p>
          </table:table-cell>
          <table:table-cell table:style-name="ce70"/>
          <table:table-cell table:number-columns-repeated="1004"/>
        </table:table-row>
        <table:table-row table:style-name="ro1">
          <table:table-cell/>
          <table:table-cell table:style-name="ce56" office:value-type="string" calcext:value-type="string">
            <text:p>DB state 5</text:p>
          </table:table-cell>
          <table:table-cell table:style-name="ce63" office:value-type="float" office:value="1494.771" calcext:value-type="float">
            <text:p>1494,771</text:p>
          </table:table-cell>
          <table:table-cell table:style-name="ce68" office:value-type="float" office:value="25.669" calcext:value-type="float">
            <text:p>25,669</text:p>
          </table:table-cell>
          <table:table-cell table:style-name="ce68" office:value-type="float" office:value="2.268" calcext:value-type="float">
            <text:p>2,268</text:p>
          </table:table-cell>
          <table:table-cell table:style-name="ce68" office:value-type="float" office:value="641.11" calcext:value-type="float">
            <text:p>641,11</text:p>
          </table:table-cell>
          <table:table-cell table:style-name="ce73" office:value-type="float" office:value="30.162" calcext:value-type="float">
            <text:p>30,162</text:p>
          </table:table-cell>
          <table:table-cell table:style-name="ce64"/>
          <table:table-cell table:style-name="ce68" office:value-type="float" office:value="1.159" calcext:value-type="float">
            <text:p>1,159</text:p>
          </table:table-cell>
          <table:table-cell table:style-name="ce68" office:value-type="float" office:value="19.685" calcext:value-type="float">
            <text:p>19,685</text:p>
          </table:table-cell>
          <table:table-cell table:style-name="ce68" office:value-type="float" office:value="0.49" calcext:value-type="float">
            <text:p>0,49</text:p>
          </table:table-cell>
          <table:table-cell table:style-name="ce68" office:value-type="float" office:value="564.225" calcext:value-type="float">
            <text:p>564,225</text:p>
          </table:table-cell>
          <table:table-cell table:style-name="ce73" office:value-type="float" office:value="262.273" calcext:value-type="float">
            <text:p>262,273</text:p>
          </table:table-cell>
          <table:table-cell table:style-name="ce64"/>
          <table:table-cell table:style-name="ce68" office:value-type="float" office:value="2.143" calcext:value-type="float">
            <text:p>2,143</text:p>
          </table:table-cell>
          <table:table-cell table:style-name="ce68" office:value-type="float" office:value="19.58" calcext:value-type="float">
            <text:p>19,58</text:p>
          </table:table-cell>
          <table:table-cell table:style-name="ce68" office:value-type="float" office:value="27.992" calcext:value-type="float">
            <text:p>27,992</text:p>
          </table:table-cell>
          <table:table-cell table:style-name="ce68" office:value-type="float" office:value="729.455" calcext:value-type="float">
            <text:p>729,455</text:p>
          </table:table-cell>
          <table:table-cell table:style-name="ce73" office:value-type="float" office:value="60.376" calcext:value-type="float">
            <text:p>60,376</text:p>
          </table:table-cell>
          <table:table-cell table:style-name="ce70"/>
          <table:table-cell table:number-columns-repeated="1004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agrammes" table:style-name="ta1">
        <office:forms form:automatic-focus="false" form:apply-design-mode="false"/>
        <table:shapes>
          <draw:frame draw:z-index="0" draw:style-name="gr1" draw:text-style-name="P1" svg:width="159.99mm" svg:height="72.58mm" svg:x="144.2mm" svg:y="2.85mm">
            <loext:p draw:notify-on-update-of-ranges="diagrammes.B7:diagrammes.B11 diagrammes.C6:diagrammes.C6 diagrammes.C7:diagrammes.C11 diagrammes.D6:diagrammes.D6 diagrammes.D7:diagrammes.D11 diagrammes.E6:diagrammes.E6 diagrammes.E7:diagrammes.E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46.11mm" svg:y="89.18mm">
            <loext:p draw:notify-on-update-of-ranges="diagrammes.B27:diagrammes.B31 diagrammes.C26:diagrammes.C26 diagrammes.C27:diagrammes.C31 diagrammes.D26:diagrammes.D26 diagrammes.D27:diagrammes.D31 diagrammes.E26:diagrammes.E26 diagrammes.E27:diagrammes.E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16.28mm" svg:y="90.76mm">
            <loext:p draw:notify-on-update-of-ranges="diagrammes.B33:diagrammes.B37 diagrammes.C32:diagrammes.C32 diagrammes.C33:diagrammes.C37 diagrammes.D32:diagrammes.D32 diagrammes.D33:diagrammes.D37 diagrammes.E32:diagrammes.E32 diagrammes.E33:diagrammes.E3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7mm" svg:height="29.22mm" svg:x="231mm" svg:y="206.13mm">
            <loext:p draw:notify-on-update-of-ranges="diagrammes.B48:diagrammes.B52 diagrammes.C47:diagrammes.C47 diagrammes.C48:diagrammes.C52 diagrammes.D47:diagrammes.D47 diagrammes.D48:diagrammes.D52 diagrammes.E47:diagrammes.E47 diagrammes.E48:diagrammes.E5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7mm" svg:height="25.49mm" svg:x="232.93mm" svg:y="235.09mm">
            <loext:p draw:notify-on-update-of-ranges="diagrammes.B54:diagrammes.B58 diagrammes.C53:diagrammes.C53 diagrammes.C54:diagrammes.C58 diagrammes.D53:diagrammes.D53 diagrammes.D54:diagrammes.D58 diagrammes.E53:diagrammes.E53 diagrammes.E54:diagrammes.E5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7mm" svg:height="29.75mm" svg:x="238.99mm" svg:y="290.85mm">
            <loext:p draw:notify-on-update-of-ranges="diagrammes.B66:diagrammes.B70 diagrammes.C65:diagrammes.C65 diagrammes.C66:diagrammes.C70 diagrammes.D65:diagrammes.D65 diagrammes.D66:diagrammes.D70 diagrammes.E65:diagrammes.E65 diagrammes.E66:diagrammes.E7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7mm" svg:height="46.75mm" svg:x="238.99mm" svg:y="322.21mm">
            <loext:p draw:notify-on-update-of-ranges="diagrammes.B72:diagrammes.B76 diagrammes.C71:diagrammes.C71 diagrammes.C72:diagrammes.C76 diagrammes.D71:diagrammes.D71 diagrammes.D72:diagrammes.D76 diagrammes.E71:diagrammes.E71 diagrammes.E72:diagrammes.E7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3" table:default-cell-style-name="ce132"/>
        <table:table-column table:style-name="co18" table:default-cell-style-name="ce132"/>
        <table:table-column table:style-name="co3" table:number-columns-repeated="1017" table:default-cell-style-name="ce132"/>
        <table:table-row table:style-name="ro1" table:number-rows-repeated="3"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mport duration</text:p>
          </table:table-cell>
          <table:table-cell table:number-columns-repeated="1019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table:style-name="ce134"/>
          <table:table-cell table:style-name="ce141" office:value-type="string" calcext:value-type="string">
            <text:p>Poc 006</text:p>
          </table:table-cell>
          <table:table-cell table:style-name="ce141" office:value-type="string" calcext:value-type="string">
            <text:p>Poc 007</text:p>
          </table:table-cell>
          <table:table-cell table:style-name="ce141" office:value-type="string" calcext:value-type="string">
            <text:p>Poc 00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/>
          <table:table-cell table:style-name="ce134" office:value-type="string" calcext:value-type="string">
            <text:p>Import 1</text:p>
          </table:table-cell>
          <table:table-cell table:style-name="ce142" office:value-type="float" office:value="747" calcext:value-type="float">
            <text:p>747</text:p>
          </table:table-cell>
          <table:table-cell table:style-name="ce147" office:value-type="float" office:value="798" calcext:value-type="float">
            <text:p>798</text:p>
          </table:table-cell>
          <table:table-cell table:style-name="ce142" office:value-type="float" office:value="1028" calcext:value-type="float">
            <text:p>1 028</text:p>
          </table:table-cell>
          <table:table-cell table:number-columns-repeated="1016"/>
        </table:table-row>
        <table:table-row table:style-name="ro1">
          <table:table-cell/>
          <table:table-cell table:style-name="ce135" office:value-type="string" calcext:value-type="string">
            <text:p>Import 2</text:p>
          </table:table-cell>
          <table:table-cell table:style-name="ce142" office:value-type="float" office:value="773" calcext:value-type="float">
            <text:p>773</text:p>
          </table:table-cell>
          <table:table-cell table:style-name="ce147" office:value-type="float" office:value="853" calcext:value-type="float">
            <text:p>853</text:p>
          </table:table-cell>
          <table:table-cell table:style-name="ce142" office:value-type="float" office:value="943" calcext:value-type="float">
            <text:p>943</text:p>
          </table:table-cell>
          <table:table-cell table:number-columns-repeated="1016"/>
        </table:table-row>
        <table:table-row table:style-name="ro1">
          <table:table-cell/>
          <table:table-cell table:style-name="ce135" office:value-type="string" calcext:value-type="string">
            <text:p>Import 3</text:p>
          </table:table-cell>
          <table:table-cell table:style-name="ce142" office:value-type="float" office:value="748" calcext:value-type="float">
            <text:p>748</text:p>
          </table:table-cell>
          <table:table-cell table:style-name="ce147" office:value-type="float" office:value="777" calcext:value-type="float">
            <text:p>777</text:p>
          </table:table-cell>
          <table:table-cell table:style-name="ce142" office:value-type="float" office:value="1155" calcext:value-type="float">
            <text:p>1 155</text:p>
          </table:table-cell>
          <table:table-cell table:number-columns-repeated="1016"/>
        </table:table-row>
        <table:table-row table:style-name="ro1">
          <table:table-cell/>
          <table:table-cell table:style-name="ce135" office:value-type="string" calcext:value-type="string">
            <text:p>Import 4</text:p>
          </table:table-cell>
          <table:table-cell table:style-name="ce142" office:value-type="float" office:value="744" calcext:value-type="float">
            <text:p>744</text:p>
          </table:table-cell>
          <table:table-cell table:style-name="ce147" office:value-type="float" office:value="789" calcext:value-type="float">
            <text:p>789</text:p>
          </table:table-cell>
          <table:table-cell table:style-name="ce142" office:value-type="float" office:value="844" calcext:value-type="float">
            <text:p>844</text:p>
          </table:table-cell>
          <table:table-cell table:number-columns-repeated="1016"/>
        </table:table-row>
        <table:table-row table:style-name="ro1">
          <table:table-cell/>
          <table:table-cell table:style-name="ce136" office:value-type="string" calcext:value-type="string">
            <text:p>Import 5</text:p>
          </table:table-cell>
          <table:table-cell table:style-name="ce143" office:value-type="float" office:value="782" calcext:value-type="float">
            <text:p>782</text:p>
          </table:table-cell>
          <table:table-cell table:style-name="ce148" office:value-type="float" office:value="780" calcext:value-type="float">
            <text:p>780</text:p>
          </table:table-cell>
          <table:table-cell table:style-name="ce143" office:value-type="float" office:value="853" calcext:value-type="float">
            <text:p>853</text:p>
          </table:table-cell>
          <table:table-cell table:number-columns-repeated="1016"/>
        </table:table-row>
        <table:table-row table:style-name="ro1" table:number-rows-repeated="8">
          <table:table-cell table:number-columns-repeated="1021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B size</text:p>
          </table:table-cell>
          <table:table-cell table:number-columns-repeated="1019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table:style-name="ce134"/>
          <table:table-cell table:style-name="ce141" office:value-type="string" calcext:value-type="string">
            <text:p>Poc 006</text:p>
          </table:table-cell>
          <table:table-cell table:style-name="ce141" office:value-type="string" calcext:value-type="string">
            <text:p>Poc 007</text:p>
          </table:table-cell>
          <table:table-cell table:style-name="ce141" office:value-type="string" calcext:value-type="string">
            <text:p>Poc 008</text:p>
          </table:table-cell>
          <table:table-cell table:number-columns-repeated="1016"/>
        </table:table-row>
        <table:table-row table:style-name="ro1">
          <table:table-cell/>
          <table:table-cell table:style-name="ce134" office:value-type="string" calcext:value-type="string">
            <text:p>Import 1</text:p>
          </table:table-cell>
          <table:table-cell table:style-name="ce142" office:value-type="float" office:value="2735" calcext:value-type="float">
            <text:p>2 735</text:p>
          </table:table-cell>
          <table:table-cell table:style-name="ce147"/>
          <table:table-cell table:style-name="ce147" table:formula="of:=2295+1032" office:value-type="float" office:value="3327" calcext:value-type="float">
            <text:p>3 327</text:p>
          </table:table-cell>
          <table:table-cell table:number-columns-repeated="1016"/>
        </table:table-row>
        <table:table-row table:style-name="ro1">
          <table:table-cell/>
          <table:table-cell table:style-name="ce135" office:value-type="string" calcext:value-type="string">
            <text:p>Import 2</text:p>
          </table:table-cell>
          <table:table-cell table:style-name="ce142" office:value-type="float" office:value="5665" calcext:value-type="float">
            <text:p>5 665</text:p>
          </table:table-cell>
          <table:table-cell table:style-name="ce147" table:formula="of:=5644+2272" office:value-type="float" office:value="7916" calcext:value-type="float">
            <text:p>7 916</text:p>
          </table:table-cell>
          <table:table-cell table:style-name="ce147" table:formula="of:=4223+1951" office:value-type="float" office:value="6174" calcext:value-type="float">
            <text:p>6 174</text:p>
          </table:table-cell>
          <table:table-cell table:number-columns-repeated="1016"/>
        </table:table-row>
        <table:table-row table:style-name="ro1">
          <table:table-cell/>
          <table:table-cell table:style-name="ce135" office:value-type="string" calcext:value-type="string">
            <text:p>Import 3</text:p>
          </table:table-cell>
          <table:table-cell table:style-name="ce142" office:value-type="float" office:value="8542" calcext:value-type="float">
            <text:p>8 542</text:p>
          </table:table-cell>
          <table:table-cell table:style-name="ce147" table:formula="of:=8076+3250" office:value-type="float" office:value="11326" calcext:value-type="float">
            <text:p>11 326</text:p>
          </table:table-cell>
          <table:table-cell table:style-name="ce147" table:formula="of:=5902+2759" office:value-type="float" office:value="8661" calcext:value-type="float">
            <text:p>8 661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/>
          <table:table-cell table:style-name="ce135" office:value-type="string" calcext:value-type="string">
            <text:p>Import 4</text:p>
          </table:table-cell>
          <table:table-cell table:style-name="ce142" office:value-type="float" office:value="11256" calcext:value-type="float">
            <text:p>11 256</text:p>
          </table:table-cell>
          <table:table-cell table:style-name="ce147" table:formula="of:=10471+4201" office:value-type="float" office:value="14672" calcext:value-type="float">
            <text:p>14 672</text:p>
          </table:table-cell>
          <table:table-cell table:style-name="ce147" table:formula="of:=7525+3534" office:value-type="float" office:value="11059" calcext:value-type="float">
            <text:p>11 059</text:p>
          </table:table-cell>
          <table:table-cell table:number-columns-repeated="1016"/>
        </table:table-row>
        <table:table-row table:style-name="ro1">
          <table:table-cell/>
          <table:table-cell table:style-name="ce136" office:value-type="string" calcext:value-type="string">
            <text:p>Import 5</text:p>
          </table:table-cell>
          <table:table-cell table:style-name="ce143" office:value-type="float" office:value="14024" calcext:value-type="float">
            <text:p>14 024</text:p>
          </table:table-cell>
          <table:table-cell table:style-name="ce148" table:formula="of:=12164+5145" office:value-type="float" office:value="17309" calcext:value-type="float">
            <text:p>17 309</text:p>
          </table:table-cell>
          <table:table-cell table:style-name="ce148" table:formula="of:=9133+4302" office:value-type="float" office:value="13435" calcext:value-type="float">
            <text:p>13 435</text:p>
          </table:table-cell>
          <table:table-cell table:number-columns-repeated="1016"/>
        </table:table-row>
        <table:table-row table:style-name="ro1">
          <table:table-cell/>
          <table:table-cell table:style-name="ce134"/>
          <table:table-cell table:style-name="ce141" office:value-type="string" calcext:value-type="string">
            <text:p>Poc 006</text:p>
          </table:table-cell>
          <table:table-cell table:style-name="ce141" office:value-type="string" calcext:value-type="string">
            <text:p>Poc 007</text:p>
          </table:table-cell>
          <table:table-cell table:style-name="ce141" office:value-type="string" calcext:value-type="string">
            <text:p>Poc 008</text:p>
          </table:table-cell>
          <table:table-cell table:number-columns-repeated="1016"/>
        </table:table-row>
        <table:table-row table:style-name="ro1">
          <table:table-cell/>
          <table:table-cell table:style-name="ce134" office:value-type="string" calcext:value-type="string">
            <text:p>Import 1</text:p>
          </table:table-cell>
          <table:table-cell table:style-name="ce142" office:value-type="float" office:value="20676686" calcext:value-type="float">
            <text:p>20 676 686</text:p>
          </table:table-cell>
          <table:table-cell table:style-name="ce147" table:formula="of:=20676686+6407824" office:value-type="float" office:value="27084510" calcext:value-type="float">
            <text:p>27 084 510</text:p>
          </table:table-cell>
          <table:table-cell table:style-name="ce147" table:formula="of:=20676686+6407824" office:value-type="float" office:value="27084510" calcext:value-type="float">
            <text:p>27 084 510</text:p>
          </table:table-cell>
          <table:table-cell table:number-columns-repeated="1016"/>
        </table:table-row>
        <table:table-row table:style-name="ro1">
          <table:table-cell/>
          <table:table-cell table:style-name="ce135" office:value-type="string" calcext:value-type="string">
            <text:p>Import 2</text:p>
          </table:table-cell>
          <table:table-cell table:style-name="ce142" office:value-type="float" office:value="42710407" calcext:value-type="float">
            <text:p>42 710 407</text:p>
          </table:table-cell>
          <table:table-cell table:style-name="ce147" table:formula="of:=42710407+9581434" office:value-type="float" office:value="52291841" calcext:value-type="float">
            <text:p>52 291 841</text:p>
          </table:table-cell>
          <table:table-cell table:style-name="ce147" table:formula="of:=42710407+9581434" office:value-type="float" office:value="52291841" calcext:value-type="float">
            <text:p>52 291 841</text:p>
          </table:table-cell>
          <table:table-cell table:number-columns-repeated="1016"/>
        </table:table-row>
        <table:table-row table:style-name="ro1">
          <table:table-cell/>
          <table:table-cell table:style-name="ce135" office:value-type="string" calcext:value-type="string">
            <text:p>Import 3</text:p>
          </table:table-cell>
          <table:table-cell table:style-name="ce142" office:value-type="float" office:value="63369679" calcext:value-type="float">
            <text:p>63 369 679</text:p>
          </table:table-cell>
          <table:table-cell table:style-name="ce147" table:formula="of:=63369679+11418311" office:value-type="float" office:value="74787990" calcext:value-type="float">
            <text:p>74 787 990</text:p>
          </table:table-cell>
          <table:table-cell table:style-name="ce147" table:formula="of:=63369679+11418311" office:value-type="float" office:value="74787990" calcext:value-type="float">
            <text:p>74 787 990</text:p>
          </table:table-cell>
          <table:table-cell table:number-columns-repeated="1016"/>
        </table:table-row>
        <table:table-row table:style-name="ro1">
          <table:table-cell/>
          <table:table-cell table:style-name="ce135" office:value-type="string" calcext:value-type="string">
            <text:p>Import 4</text:p>
          </table:table-cell>
          <table:table-cell table:style-name="ce142" office:value-type="float" office:value="83871824" calcext:value-type="float">
            <text:p>83 871 824</text:p>
          </table:table-cell>
          <table:table-cell table:style-name="ce147" table:formula="of:=83871824+12784554" office:value-type="float" office:value="96656378" calcext:value-type="float">
            <text:p>96 656 378</text:p>
          </table:table-cell>
          <table:table-cell table:style-name="ce147" table:formula="of:=83871824+12784554" office:value-type="float" office:value="96656378" calcext:value-type="float">
            <text:p>96 656 378</text:p>
          </table:table-cell>
          <table:table-cell table:number-columns-repeated="1016"/>
        </table:table-row>
        <table:table-row table:style-name="ro1">
          <table:table-cell/>
          <table:table-cell table:style-name="ce136" office:value-type="string" calcext:value-type="string">
            <text:p>Import 5</text:p>
          </table:table-cell>
          <table:table-cell table:style-name="ce143" office:value-type="float" office:value="104450307" calcext:value-type="float">
            <text:p>104 450 307</text:p>
          </table:table-cell>
          <table:table-cell table:style-name="ce148" table:formula="of:=104450307+13910991" office:value-type="float" office:value="118361298" calcext:value-type="float">
            <text:p>118 361 298</text:p>
          </table:table-cell>
          <table:table-cell table:style-name="ce148" office:value-type="float" office:value="118361298" calcext:value-type="float">
            <text:p>118 361 298</text:p>
          </table:table-cell>
          <table:table-cell table:number-columns-repeated="1016"/>
        </table:table-row>
        <table:table-row table:style-name="ro1" table:number-rows-repeated="4">
          <table:table-cell table:number-columns-repeated="1021"/>
        </table:table-row>
        <table:table-row table:style-name="ro1">
          <table:table-cell/>
          <table:table-cell table:style-name="ce159" office:value-type="string" calcext:value-type="string">
            <text:p>T &lt; 3s</text:p>
          </table:table-cell>
          <table:table-cell table:number-columns-repeated="1019"/>
        </table:table-row>
        <table:table-row table:style-name="ro1">
          <table:table-cell/>
          <table:table-cell table:style-name="ce160" office:value-type="string" calcext:value-type="string">
            <text:p>3s &lt; T &lt; 30s</text:p>
          </table:table-cell>
          <table:table-cell table:number-columns-repeated="1019"/>
        </table:table-row>
        <table:table-row table:style-name="ro1">
          <table:table-cell/>
          <table:table-cell table:style-name="ce161" office:value-type="string" calcext:value-type="string">
            <text:p>T &gt; 30s</text:p>
          </table:table-cell>
          <table:table-cell table:number-columns-repeated="1019"/>
        </table:table-row>
        <table:table-row table:style-name="ro1">
          <table:table-cell/>
          <table:table-cell table:style-name="ce162" office:value-type="string" calcext:value-type="string">
            <text:p>T &gt; 1m</text:p>
          </table:table-cell>
          <table:table-cell table:number-columns-repeated="1019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table:style-name="ce134"/>
          <table:table-cell table:style-name="ce141" office:value-type="string" calcext:value-type="string">
            <text:p>Poc 006</text:p>
          </table:table-cell>
          <table:table-cell table:style-name="ce141" office:value-type="string" calcext:value-type="string">
            <text:p>Poc 007</text:p>
          </table:table-cell>
          <table:table-cell table:style-name="ce141" office:value-type="string" calcext:value-type="string">
            <text:p>Poc 008</text:p>
          </table:table-cell>
          <table:table-cell table:number-columns-repeated="1016"/>
        </table:table-row>
        <table:table-row table:style-name="ro1">
          <table:table-cell/>
          <table:table-cell table:style-name="ce137" office:value-type="string" calcext:value-type="string">
            <text:p>DB state 1</text:p>
          </table:table-cell>
          <table:table-cell table:style-name="ce163" office:value-type="float" office:value="210.161" calcext:value-type="float">
            <text:p>210,161</text:p>
          </table:table-cell>
          <table:table-cell table:style-name="ce159" office:value-type="float" office:value="0.538" calcext:value-type="float">
            <text:p>0,538</text:p>
          </table:table-cell>
          <table:table-cell table:style-name="ce159" office:value-type="float" office:value="0.565" calcext:value-type="float">
            <text:p>0,565</text:p>
          </table:table-cell>
          <table:table-cell table:number-columns-repeated="1016"/>
        </table:table-row>
        <table:table-row table:style-name="ro1">
          <table:table-cell/>
          <table:table-cell table:style-name="ce138" office:value-type="string" calcext:value-type="string">
            <text:p>DB state 2</text:p>
          </table:table-cell>
          <table:table-cell table:style-name="ce164" office:value-type="float" office:value="498.088" calcext:value-type="float">
            <text:p>498,088</text:p>
          </table:table-cell>
          <table:table-cell table:style-name="ce159" office:value-type="float" office:value="0.832" calcext:value-type="float">
            <text:p>0,832</text:p>
          </table:table-cell>
          <table:table-cell table:style-name="ce159" office:value-type="float" office:value="0.877" calcext:value-type="float">
            <text:p>0,877</text:p>
          </table:table-cell>
          <table:table-cell/>
          <table:table-cell office:value-type="string" calcext:value-type="string">
            <text:p>Select Distinct variant</text:p>
          </table:table-cell>
          <table:table-cell table:number-columns-repeated="1014"/>
        </table:table-row>
        <table:table-row table:style-name="ro1">
          <table:table-cell/>
          <table:table-cell table:style-name="ce138" office:value-type="string" calcext:value-type="string">
            <text:p>DB state 3</text:p>
          </table:table-cell>
          <table:table-cell table:style-name="ce164" office:value-type="float" office:value="806.312" calcext:value-type="float">
            <text:p>806,312</text:p>
          </table:table-cell>
          <table:table-cell table:style-name="ce159" office:value-type="float" office:value="0.989" calcext:value-type="float">
            <text:p>0,989</text:p>
          </table:table-cell>
          <table:table-cell table:style-name="ce159" office:value-type="float" office:value="1.03" calcext:value-type="float">
            <text:p>1,03</text:p>
          </table:table-cell>
          <table:table-cell table:number-columns-repeated="1016"/>
        </table:table-row>
        <table:table-row table:style-name="ro1">
          <table:table-cell/>
          <table:table-cell table:style-name="ce138" office:value-type="string" calcext:value-type="string">
            <text:p>DB state 4</text:p>
          </table:table-cell>
          <table:table-cell table:style-name="ce164" office:value-type="float" office:value="1133.354" calcext:value-type="float">
            <text:p>1133,354</text:p>
          </table:table-cell>
          <table:table-cell table:style-name="ce159" office:value-type="float" office:value="1.081" calcext:value-type="float">
            <text:p>1,081</text:p>
          </table:table-cell>
          <table:table-cell table:style-name="ce159" office:value-type="float" office:value="2.396" calcext:value-type="float">
            <text:p>2,396</text:p>
          </table:table-cell>
          <table:table-cell table:number-columns-repeated="1016"/>
        </table:table-row>
        <table:table-row table:style-name="ro1">
          <table:table-cell/>
          <table:table-cell table:style-name="ce139" office:value-type="string" calcext:value-type="string">
            <text:p>DB state 5</text:p>
          </table:table-cell>
          <table:table-cell table:style-name="ce165" office:value-type="float" office:value="1494.771" calcext:value-type="float">
            <text:p>1494,771</text:p>
          </table:table-cell>
          <table:table-cell table:style-name="ce159" office:value-type="float" office:value="1.159" calcext:value-type="float">
            <text:p>1,159</text:p>
          </table:table-cell>
          <table:table-cell table:style-name="ce159" office:value-type="float" office:value="2.143" calcext:value-type="float">
            <text:p>2,143</text:p>
          </table:table-cell>
          <table:table-cell table:number-columns-repeated="1016"/>
        </table:table-row>
        <table:table-row table:style-name="ro1">
          <table:table-cell/>
          <table:table-cell table:style-name="ce134"/>
          <table:table-cell table:style-name="ce141" office:value-type="string" calcext:value-type="string">
            <text:p>Poc 006</text:p>
          </table:table-cell>
          <table:table-cell table:style-name="ce141" office:value-type="string" calcext:value-type="string">
            <text:p>Poc 007</text:p>
          </table:table-cell>
          <table:table-cell table:style-name="ce141" office:value-type="string" calcext:value-type="string">
            <text:p>Poc 008</text:p>
          </table:table-cell>
          <table:table-cell table:number-columns-repeated="1016"/>
        </table:table-row>
        <table:table-row table:style-name="ro1">
          <table:table-cell/>
          <table:table-cell table:style-name="ce137" office:value-type="string" calcext:value-type="string">
            <text:p>DB state 1</text:p>
          </table:table-cell>
          <table:table-cell table:style-name="ce166" office:value-type="float" office:value="5.043" calcext:value-type="float">
            <text:p>5,043</text:p>
          </table:table-cell>
          <table:table-cell table:style-name="ce160" office:value-type="float" office:value="3.917" calcext:value-type="float">
            <text:p>3,917</text:p>
          </table:table-cell>
          <table:table-cell table:style-name="ce160" office:value-type="float" office:value="3.859" calcext:value-type="float">
            <text:p>3,859</text:p>
          </table:table-cell>
          <table:table-cell table:number-columns-repeated="1016"/>
        </table:table-row>
        <table:table-row table:style-name="ro1">
          <table:table-cell/>
          <table:table-cell table:style-name="ce138" office:value-type="string" calcext:value-type="string">
            <text:p>DB state 2</text:p>
          </table:table-cell>
          <table:table-cell table:style-name="ce160" office:value-type="float" office:value="10.616" calcext:value-type="float">
            <text:p>10,616</text:p>
          </table:table-cell>
          <table:table-cell table:style-name="ce160" office:value-type="float" office:value="8.131" calcext:value-type="float">
            <text:p>8,131</text:p>
          </table:table-cell>
          <table:table-cell table:style-name="ce160" office:value-type="float" office:value="7.962" calcext:value-type="float">
            <text:p>7,962</text:p>
          </table:table-cell>
          <table:table-cell table:number-columns-repeated="1016"/>
        </table:table-row>
        <table:table-row table:style-name="ro1">
          <table:table-cell/>
          <table:table-cell table:style-name="ce138" office:value-type="string" calcext:value-type="string">
            <text:p>DB state 3</text:p>
          </table:table-cell>
          <table:table-cell table:style-name="ce160" office:value-type="float" office:value="15.528" calcext:value-type="float">
            <text:p>15,528</text:p>
          </table:table-cell>
          <table:table-cell table:style-name="ce160" office:value-type="float" office:value="12.031" calcext:value-type="float">
            <text:p>12,031</text:p>
          </table:table-cell>
          <table:table-cell table:style-name="ce160" office:value-type="float" office:value="11.783" calcext:value-type="float">
            <text:p>11,783</text:p>
          </table:table-cell>
          <table:table-cell/>
          <table:table-cell office:value-type="string" calcext:value-type="string">
            <text:p>Count variant by sample</text:p>
          </table:table-cell>
          <table:table-cell table:number-columns-repeated="1014"/>
        </table:table-row>
        <table:table-row table:style-name="ro1">
          <table:table-cell/>
          <table:table-cell table:style-name="ce138" office:value-type="string" calcext:value-type="string">
            <text:p>DB state 4</text:p>
          </table:table-cell>
          <table:table-cell table:style-name="ce160" office:value-type="float" office:value="20.284" calcext:value-type="float">
            <text:p>20,284</text:p>
          </table:table-cell>
          <table:table-cell table:style-name="ce160" office:value-type="float" office:value="15.86" calcext:value-type="float">
            <text:p>15,86</text:p>
          </table:table-cell>
          <table:table-cell table:style-name="ce160" office:value-type="float" office:value="15.997" calcext:value-type="float">
            <text:p>15,997</text:p>
          </table:table-cell>
          <table:table-cell table:number-columns-repeated="1016"/>
        </table:table-row>
        <table:table-row table:style-name="ro1">
          <table:table-cell/>
          <table:table-cell table:style-name="ce139" office:value-type="string" calcext:value-type="string">
            <text:p>DB state 5</text:p>
          </table:table-cell>
          <table:table-cell table:style-name="ce167" office:value-type="float" office:value="25.669" calcext:value-type="float">
            <text:p>25,669</text:p>
          </table:table-cell>
          <table:table-cell table:style-name="ce167" office:value-type="float" office:value="19.685" calcext:value-type="float">
            <text:p>19,685</text:p>
          </table:table-cell>
          <table:table-cell table:style-name="ce167" office:value-type="float" office:value="19.58" calcext:value-type="float">
            <text:p>19,58</text:p>
          </table:table-cell>
          <table:table-cell table:number-columns-repeated="1016"/>
        </table:table-row>
        <table:table-row table:style-name="ro1">
          <table:table-cell/>
          <table:table-cell table:style-name="ce134"/>
          <table:table-cell table:style-name="ce141" office:value-type="string" calcext:value-type="string">
            <text:p>Poc 006</text:p>
          </table:table-cell>
          <table:table-cell table:style-name="ce141" office:value-type="string" calcext:value-type="string">
            <text:p>Poc 007</text:p>
          </table:table-cell>
          <table:table-cell table:style-name="ce141" office:value-type="string" calcext:value-type="string">
            <text:p>Poc 008</text:p>
          </table:table-cell>
          <table:table-cell table:number-columns-repeated="1016"/>
        </table:table-row>
        <table:table-row table:style-name="ro1">
          <table:table-cell/>
          <table:table-cell table:style-name="ce137" office:value-type="string" calcext:value-type="string">
            <text:p>DB state 1</text:p>
          </table:table-cell>
          <table:table-cell table:style-name="ce159" office:value-type="float" office:value="0.265" calcext:value-type="float">
            <text:p>0,265</text:p>
          </table:table-cell>
          <table:table-cell table:style-name="ce159" office:value-type="float" office:value="0.17" calcext:value-type="float">
            <text:p>0,17</text:p>
          </table:table-cell>
          <table:table-cell table:style-name="ce160" office:value-type="float" office:value="3.557" calcext:value-type="float">
            <text:p>3,557</text:p>
          </table:table-cell>
          <table:table-cell table:number-columns-repeated="1016"/>
        </table:table-row>
        <table:table-row table:style-name="ro1">
          <table:table-cell/>
          <table:table-cell table:style-name="ce138" office:value-type="string" calcext:value-type="string">
            <text:p>DB state 2</text:p>
          </table:table-cell>
          <table:table-cell table:style-name="ce159" office:value-type="float" office:value="0.389" calcext:value-type="float">
            <text:p>0,389</text:p>
          </table:table-cell>
          <table:table-cell table:style-name="ce159" office:value-type="float" office:value="0.154" calcext:value-type="float">
            <text:p>0,154</text:p>
          </table:table-cell>
          <table:table-cell table:style-name="ce160" office:value-type="float" office:value="3.419" calcext:value-type="float">
            <text:p>3,419</text:p>
          </table:table-cell>
          <table:table-cell/>
          <table:table-cell office:value-type="string" calcext:value-type="string">
            <text:p>Select variant on sample n°1, on chr 5, alt = A</text:p>
          </table:table-cell>
          <table:table-cell table:number-columns-repeated="1014"/>
        </table:table-row>
        <table:table-row table:style-name="ro1">
          <table:table-cell/>
          <table:table-cell table:style-name="ce138" office:value-type="string" calcext:value-type="string">
            <text:p>DB state 3</text:p>
          </table:table-cell>
          <table:table-cell table:style-name="ce159" office:value-type="float" office:value="0.577" calcext:value-type="float">
            <text:p>0,577</text:p>
          </table:table-cell>
          <table:table-cell table:style-name="ce159" office:value-type="float" office:value="0.323" calcext:value-type="float">
            <text:p>0,323</text:p>
          </table:table-cell>
          <table:table-cell table:style-name="ce160" office:value-type="float" office:value="3.471" calcext:value-type="float">
            <text:p>3,471</text:p>
          </table:table-cell>
          <table:table-cell table:number-columns-repeated="1016"/>
        </table:table-row>
        <table:table-row table:style-name="ro1">
          <table:table-cell/>
          <table:table-cell table:style-name="ce138" office:value-type="string" calcext:value-type="string">
            <text:p>DB state 4</text:p>
          </table:table-cell>
          <table:table-cell table:style-name="ce159" office:value-type="float" office:value="0.723" calcext:value-type="float">
            <text:p>0,723</text:p>
          </table:table-cell>
          <table:table-cell table:style-name="ce159" office:value-type="float" office:value="0.167" calcext:value-type="float">
            <text:p>0,167</text:p>
          </table:table-cell>
          <table:table-cell table:style-name="ce160" office:value-type="float" office:value="26.497" calcext:value-type="float">
            <text:p>26,497</text:p>
          </table:table-cell>
          <table:table-cell table:number-columns-repeated="1016"/>
        </table:table-row>
        <table:table-row table:style-name="ro1">
          <table:table-cell/>
          <table:table-cell table:style-name="ce139" office:value-type="string" calcext:value-type="string">
            <text:p>DB state 5</text:p>
          </table:table-cell>
          <table:table-cell table:style-name="ce159" office:value-type="float" office:value="2.268" calcext:value-type="float">
            <text:p>2,268</text:p>
          </table:table-cell>
          <table:table-cell table:style-name="ce159" office:value-type="float" office:value="0.49" calcext:value-type="float">
            <text:p>0,49</text:p>
          </table:table-cell>
          <table:table-cell table:style-name="ce160" office:value-type="float" office:value="27.992" calcext:value-type="float">
            <text:p>27,992</text:p>
          </table:table-cell>
          <table:table-cell table:number-columns-repeated="1016"/>
        </table:table-row>
        <table:table-row table:style-name="ro1">
          <table:table-cell/>
          <table:table-cell table:style-name="ce134"/>
          <table:table-cell table:style-name="ce141" office:value-type="string" calcext:value-type="string">
            <text:p>Poc 006</text:p>
          </table:table-cell>
          <table:table-cell table:style-name="ce141" office:value-type="string" calcext:value-type="string">
            <text:p>Poc 007</text:p>
          </table:table-cell>
          <table:table-cell table:style-name="ce141" office:value-type="string" calcext:value-type="string">
            <text:p>Poc 008</text:p>
          </table:table-cell>
          <table:table-cell table:number-columns-repeated="1016"/>
        </table:table-row>
        <table:table-row table:style-name="ro1">
          <table:table-cell/>
          <table:table-cell table:style-name="ce137" office:value-type="string" calcext:value-type="string">
            <text:p>DB state 1</text:p>
          </table:table-cell>
          <table:table-cell table:style-name="ce160" office:value-type="float" office:value="21.468" calcext:value-type="float">
            <text:p>21,468</text:p>
          </table:table-cell>
          <table:table-cell table:style-name="ce168" office:value-type="float" office:value="101.356" calcext:value-type="float">
            <text:p>101,356</text:p>
          </table:table-cell>
          <table:table-cell table:style-name="ce168" office:value-type="float" office:value="135.089" calcext:value-type="float">
            <text:p>135,089</text:p>
          </table:table-cell>
          <table:table-cell table:number-columns-repeated="1016"/>
        </table:table-row>
        <table:table-row table:style-name="ro1">
          <table:table-cell/>
          <table:table-cell table:style-name="ce138" office:value-type="string" calcext:value-type="string">
            <text:p>DB state 2</text:p>
          </table:table-cell>
          <table:table-cell table:style-name="ce160" office:value-type="float" office:value="41.008" calcext:value-type="float">
            <text:p>41,008</text:p>
          </table:table-cell>
          <table:table-cell table:style-name="ce168" office:value-type="float" office:value="225.01" calcext:value-type="float">
            <text:p>225,01</text:p>
          </table:table-cell>
          <table:table-cell table:style-name="ce168" office:value-type="float" office:value="284.44" calcext:value-type="float">
            <text:p>284,44</text:p>
          </table:table-cell>
          <table:table-cell table:number-columns-repeated="1016"/>
        </table:table-row>
        <table:table-row table:style-name="ro1">
          <table:table-cell/>
          <table:table-cell table:style-name="ce138" office:value-type="string" calcext:value-type="string">
            <text:p>DB state 3</text:p>
          </table:table-cell>
          <table:table-cell table:style-name="ce168" office:value-type="float" office:value="373.498" calcext:value-type="float">
            <text:p>373,498</text:p>
          </table:table-cell>
          <table:table-cell table:style-name="ce168" office:value-type="float" office:value="327.429" calcext:value-type="float">
            <text:p>327,429</text:p>
          </table:table-cell>
          <table:table-cell table:style-name="ce168" office:value-type="float" office:value="432.85" calcext:value-type="float">
            <text:p>432,85</text:p>
          </table:table-cell>
          <table:table-cell/>
          <table:table-cell office:value-type="string" calcext:value-type="string">
            <text:p>How many sample used same variant</text:p>
          </table:table-cell>
          <table:table-cell table:number-columns-repeated="1014"/>
        </table:table-row>
        <table:table-row table:style-name="ro1">
          <table:table-cell/>
          <table:table-cell table:style-name="ce138" office:value-type="string" calcext:value-type="string">
            <text:p>DB state 4</text:p>
          </table:table-cell>
          <table:table-cell table:style-name="ce168" office:value-type="float" office:value="511.548" calcext:value-type="float">
            <text:p>511,548</text:p>
          </table:table-cell>
          <table:table-cell table:style-name="ce168" office:value-type="float" office:value="447.836" calcext:value-type="float">
            <text:p>447,836</text:p>
          </table:table-cell>
          <table:table-cell table:style-name="ce168" office:value-type="float" office:value="579.174" calcext:value-type="float">
            <text:p>579,174</text:p>
          </table:table-cell>
          <table:table-cell table:number-columns-repeated="1016"/>
        </table:table-row>
        <table:table-row table:style-name="ro1">
          <table:table-cell/>
          <table:table-cell table:style-name="ce139" office:value-type="string" calcext:value-type="string">
            <text:p>DB state 5</text:p>
          </table:table-cell>
          <table:table-cell table:style-name="ce169" office:value-type="float" office:value="641.11" calcext:value-type="float">
            <text:p>641,11</text:p>
          </table:table-cell>
          <table:table-cell table:style-name="ce169" office:value-type="float" office:value="564.225" calcext:value-type="float">
            <text:p>564,225</text:p>
          </table:table-cell>
          <table:table-cell table:style-name="ce169" office:value-type="float" office:value="729.455" calcext:value-type="float">
            <text:p>729,455</text:p>
          </table:table-cell>
          <table:table-cell table:number-columns-repeated="1016"/>
        </table:table-row>
        <table:table-row table:style-name="ro1">
          <table:table-cell/>
          <table:table-cell table:style-name="ce134"/>
          <table:table-cell table:style-name="ce141" office:value-type="string" calcext:value-type="string">
            <text:p>Poc 006</text:p>
          </table:table-cell>
          <table:table-cell table:style-name="ce141" office:value-type="string" calcext:value-type="string">
            <text:p>Poc 007</text:p>
          </table:table-cell>
          <table:table-cell table:style-name="ce141" office:value-type="string" calcext:value-type="string">
            <text:p>Poc 008</text:p>
          </table:table-cell>
          <table:table-cell table:number-columns-repeated="1016"/>
        </table:table-row>
        <table:table-row table:style-name="ro1">
          <table:table-cell/>
          <table:table-cell table:style-name="ce137" office:value-type="string" calcext:value-type="string">
            <text:p>DB state 1</text:p>
          </table:table-cell>
          <table:table-cell table:style-name="ce160" office:value-type="float" office:value="6.029" calcext:value-type="float">
            <text:p>6,029</text:p>
          </table:table-cell>
          <table:table-cell table:style-name="ce170" office:value-type="float" office:value="100.944" calcext:value-type="float">
            <text:p>100,944</text:p>
          </table:table-cell>
          <table:table-cell table:style-name="ce160" office:value-type="float" office:value="14.218" calcext:value-type="float">
            <text:p>14,218</text:p>
          </table:table-cell>
          <table:table-cell table:number-columns-repeated="1016"/>
        </table:table-row>
        <table:table-row table:style-name="ro1">
          <table:table-cell/>
          <table:table-cell table:style-name="ce138" office:value-type="string" calcext:value-type="string">
            <text:p>DB state 2</text:p>
          </table:table-cell>
          <table:table-cell table:style-name="ce160" office:value-type="float" office:value="12.366" calcext:value-type="float">
            <text:p>12,366</text:p>
          </table:table-cell>
          <table:table-cell table:style-name="ce171" office:value-type="float" office:value="225.483" calcext:value-type="float">
            <text:p>225,483</text:p>
          </table:table-cell>
          <table:table-cell table:style-name="ce160" office:value-type="float" office:value="27.704" calcext:value-type="float">
            <text:p>27,704</text:p>
          </table:table-cell>
          <table:table-cell table:number-columns-repeated="1016"/>
        </table:table-row>
        <table:table-row table:style-name="ro1">
          <table:table-cell/>
          <table:table-cell table:style-name="ce138" office:value-type="string" calcext:value-type="string">
            <text:p>DB state 3</text:p>
          </table:table-cell>
          <table:table-cell table:style-name="ce160" office:value-type="float" office:value="18.396" calcext:value-type="float">
            <text:p>18,396</text:p>
          </table:table-cell>
          <table:table-cell table:style-name="ce171" office:value-type="float" office:value="341.332" calcext:value-type="float">
            <text:p>341,332</text:p>
          </table:table-cell>
          <table:table-cell table:style-name="ce173" office:value-type="float" office:value="40.727" calcext:value-type="float">
            <text:p>40,727</text:p>
          </table:table-cell>
          <table:table-cell/>
          <table:table-cell office:value-type="string" calcext:value-type="string">
            <text:p>By sample compute ratio transition / transversion</text:p>
          </table:table-cell>
          <table:table-cell table:number-columns-repeated="1014"/>
        </table:table-row>
        <table:table-row table:style-name="ro1">
          <table:table-cell/>
          <table:table-cell table:style-name="ce138" office:value-type="string" calcext:value-type="string">
            <text:p>DB state 4</text:p>
          </table:table-cell>
          <table:table-cell table:style-name="ce160" office:value-type="float" office:value="24.178" calcext:value-type="float">
            <text:p>24,178</text:p>
          </table:table-cell>
          <table:table-cell table:style-name="ce171" office:value-type="float" office:value="209.953" calcext:value-type="float">
            <text:p>209,953</text:p>
          </table:table-cell>
          <table:table-cell table:style-name="ce173" office:value-type="float" office:value="48.984" calcext:value-type="float">
            <text:p>48,984</text:p>
          </table:table-cell>
          <table:table-cell table:number-columns-repeated="1016"/>
        </table:table-row>
        <table:table-row table:style-name="ro1">
          <table:table-cell/>
          <table:table-cell table:style-name="ce139" office:value-type="string" calcext:value-type="string">
            <text:p>DB state 5</text:p>
          </table:table-cell>
          <table:table-cell table:style-name="ce167" office:value-type="float" office:value="30.162" calcext:value-type="float">
            <text:p>30,162</text:p>
          </table:table-cell>
          <table:table-cell table:style-name="ce172" office:value-type="float" office:value="262.273" calcext:value-type="float">
            <text:p>262,273</text:p>
          </table:table-cell>
          <table:table-cell table:style-name="ce172" office:value-type="float" office:value="60.376" calcext:value-type="float">
            <text:p>60,376</text:p>
          </table:table-cell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Sampl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Variant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SampleVariant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k chr+pos+…</text:p>
          </table:table-cell>
          <table:table-cell office:value-type="string" calcext:value-type="string">
            <text:p>pk ids</text:p>
          </table:table-cell>
          <table:table-cell table:number-columns-repeated="1016"/>
        </table:table-row>
        <table:table-row table:style-name="ro1" table:number-rows-repeated="1048494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Feuille6" table:style-name="ta1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/00/0000</text:date>, <text:time style:data-style-name="N2" text:time-value="16:20:33.5807618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4:32:11.310363932</meta:creation-date>
    <dc:date>2016-07-29T11:56:04.392641619</dc:date>
    <meta:editing-duration>P3DT23H30M32S</meta:editing-duration>
    <meta:editing-cycles>19</meta:editing-cycles>
    <meta:generator>LibreOffice/5.1.4.2$Linux_X86_64 LibreOffice_project/10m0$Build-2</meta:generator>
    <meta:document-statistic meta:table-count="6" meta:cell-count="74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3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7.259cm" xlink:href=".." xlink:type="simple" chart:class="chart:bar" chart:style-name="ch1">
        <chart:legend chart:legend-position="end" svg:x="13.975cm" svg:y="2.832cm" style:legend-expansion="high" chart:style-name="ch2"/>
        <chart:plot-area chart:style-name="ch3" table:cell-range-address="diagrammes.B7:diagrammes.E11 diagrammes.C6:diagrammes.E6" chart:data-source-has-labels="both" svg:x="0.32cm" svg:y="0.145cm" svg:width="13.335cm" svg:height="6.969cm">
          <chartooo:coordinate-region svg:x="1.418cm" svg:y="0.345cm" svg:width="12.237cm" svg:height="6.122cm"/>
          <chart:axis chart:dimension="x" chart:name="primary-x" chart:style-name="ch4" chartooo:axis-type="auto">
            <chartooo:date-scale/>
            <chart:categories table:cell-range-address="diagrammes.B7:diagrammes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agrammes.C7:diagrammes.C11" chart:label-cell-address="diagrammes.C6:diagrammes.C6" chart:class="chart:bar">
            <chart:data-point chart:repeated="5"/>
          </chart:series>
          <chart:series chart:style-name="ch8" chart:values-cell-range-address="diagrammes.D7:diagrammes.D11" chart:label-cell-address="diagrammes.D6:diagrammes.D6" chart:class="chart:bar">
            <chart:data-point chart:repeated="5"/>
          </chart:series>
          <chart:series chart:style-name="ch9" chart:values-cell-range-address="diagrammes.E7:diagrammes.E11" chart:label-cell-address="diagrammes.E6:diagrammes.E6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c 006</text:p>
                <draw:g>
                  <svg:desc>diagrammes.C6:diagrammes.C6</svg:desc>
                </draw:g>
              </table:table-cell>
              <table:table-cell office:value-type="string">
                <text:p>Poc 007</text:p>
                <draw:g>
                  <svg:desc>diagrammes.D6:diagrammes.D6</svg:desc>
                </draw:g>
              </table:table-cell>
              <table:table-cell office:value-type="string">
                <text:p>Poc 008</text:p>
                <draw:g>
                  <svg:desc>diagrammes.E6:diagrammes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mport 1</text:p>
                <draw:g>
                  <svg:desc>diagrammes.B7:diagrammes.B11</svg:desc>
                </draw:g>
              </table:table-cell>
              <table:table-cell office:value-type="float" office:value="747">
                <text:p>747</text:p>
                <draw:g>
                  <svg:desc>diagrammes.C7:diagrammes.C11</svg:desc>
                </draw:g>
              </table:table-cell>
              <table:table-cell office:value-type="float" office:value="798">
                <text:p>798</text:p>
                <draw:g>
                  <svg:desc>diagrammes.D7:diagrammes.D11</svg:desc>
                </draw:g>
              </table:table-cell>
              <table:table-cell office:value-type="float" office:value="1028">
                <text:p>1028</text:p>
                <draw:g>
                  <svg:desc>diagrammes.E7:diagrammes.E11</svg:desc>
                </draw:g>
              </table:table-cell>
            </table:table-row>
            <table:table-row>
              <table:table-cell office:value-type="string">
                <text:p>Import 2</text:p>
              </table:table-cell>
              <table:table-cell office:value-type="float" office:value="773">
                <text:p>773</text:p>
              </table:table-cell>
              <table:table-cell office:value-type="float" office:value="853">
                <text:p>853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Import 3</text:p>
              </table:table-cell>
              <table:table-cell office:value-type="float" office:value="748">
                <text:p>748</text:p>
              </table:table-cell>
              <table:table-cell office:value-type="float" office:value="777">
                <text:p>777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Import 4</text:p>
              </table:table-cell>
              <table:table-cell office:value-type="float" office:value="744">
                <text:p>744</text:p>
              </table:table-cell>
              <table:table-cell office:value-type="float" office:value="789">
                <text:p>789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Import 5</text:p>
              </table:table-cell>
              <table:table-cell office:value-type="float" office:value="782">
                <text:p>782</text:p>
              </table:table-cell>
              <table:table-cell office:value-type="float" office:value="780">
                <text:p>780</text:p>
              </table:table-cell>
              <table:table-cell office:value-type="float" office:value="853">
                <text:p>8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75cm" svg:y="0.316cm" chart:style-name="ch2">
          <text:p>Database Size</text:p>
        </chart:title>
        <chart:legend chart:legend-position="end" svg:x="13.975cm" svg:y="3.703cm" style:legend-expansion="high" chart:style-name="ch3"/>
        <chart:plot-area chart:style-name="ch4" table:cell-range-address="diagrammes.B27:diagrammes.E31 diagrammes.C26:diagrammes.E26" chart:data-source-has-labels="both" svg:x="0.32cm" svg:y="1.275cm" svg:width="13.335cm" svg:height="7.545cm">
          <chartooo:coordinate-region svg:x="1.603cm" svg:y="1.474cm" svg:width="12.052cm" svg:height="6.699cm"/>
          <chart:axis chart:dimension="x" chart:name="primary-x" chart:style-name="ch5" chartooo:axis-type="auto">
            <chartooo:date-scale/>
            <chart:categories table:cell-range-address="diagrammes.B27:diagrammes.B3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agrammes.C27:diagrammes.C31" chart:label-cell-address="diagrammes.C26:diagrammes.C26" chart:class="chart:bar">
            <chart:data-point chart:repeated="5"/>
          </chart:series>
          <chart:series chart:style-name="ch9" chart:values-cell-range-address="diagrammes.D27:diagrammes.D31" chart:label-cell-address="diagrammes.D26:diagrammes.D26" chart:class="chart:bar">
            <chart:data-point chart:repeated="5"/>
          </chart:series>
          <chart:series chart:style-name="ch10" chart:values-cell-range-address="diagrammes.E27:diagrammes.E31" chart:label-cell-address="diagrammes.E26:diagrammes.E2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c 006</text:p>
                <draw:g>
                  <svg:desc>diagrammes.C26:diagrammes.C26</svg:desc>
                </draw:g>
              </table:table-cell>
              <table:table-cell office:value-type="string">
                <text:p>Poc 007</text:p>
                <draw:g>
                  <svg:desc>diagrammes.D26:diagrammes.D26</svg:desc>
                </draw:g>
              </table:table-cell>
              <table:table-cell office:value-type="string">
                <text:p>Poc 008</text:p>
                <draw:g>
                  <svg:desc>diagrammes.E26:diagrammes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mport 1</text:p>
                <draw:g>
                  <svg:desc>diagrammes.B27:diagrammes.B31</svg:desc>
                </draw:g>
              </table:table-cell>
              <table:table-cell office:value-type="float" office:value="2735">
                <text:p>2735</text:p>
                <draw:g>
                  <svg:desc>diagrammes.C27:diagrammes.C31</svg:desc>
                </draw:g>
              </table:table-cell>
              <table:table-cell office:value-type="float" office:value="NaN">
                <text:p>NaN</text:p>
                <draw:g>
                  <svg:desc>diagrammes.D27:diagrammes.D31</svg:desc>
                </draw:g>
              </table:table-cell>
              <table:table-cell office:value-type="float" office:value="3327">
                <text:p>3327</text:p>
                <draw:g>
                  <svg:desc>diagrammes.E27:diagrammes.E31</svg:desc>
                </draw:g>
              </table:table-cell>
            </table:table-row>
            <table:table-row>
              <table:table-cell office:value-type="string">
                <text:p>Import 2</text:p>
              </table:table-cell>
              <table:table-cell office:value-type="float" office:value="5665">
                <text:p>5665</text:p>
              </table:table-cell>
              <table:table-cell office:value-type="float" office:value="7916">
                <text:p>7916</text:p>
              </table:table-cell>
              <table:table-cell office:value-type="float" office:value="6174">
                <text:p>6174</text:p>
              </table:table-cell>
            </table:table-row>
            <table:table-row>
              <table:table-cell office:value-type="string">
                <text:p>Import 3</text:p>
              </table:table-cell>
              <table:table-cell office:value-type="float" office:value="8542">
                <text:p>8542</text:p>
              </table:table-cell>
              <table:table-cell office:value-type="float" office:value="11326">
                <text:p>11326</text:p>
              </table:table-cell>
              <table:table-cell office:value-type="float" office:value="8661">
                <text:p>8661</text:p>
              </table:table-cell>
            </table:table-row>
            <table:table-row>
              <table:table-cell office:value-type="string">
                <text:p>Import 4</text:p>
              </table:table-cell>
              <table:table-cell office:value-type="float" office:value="11256">
                <text:p>11256</text:p>
              </table:table-cell>
              <table:table-cell office:value-type="float" office:value="14672">
                <text:p>14672</text:p>
              </table:table-cell>
              <table:table-cell office:value-type="float" office:value="11059">
                <text:p>11059</text:p>
              </table:table-cell>
            </table:table-row>
            <table:table-row>
              <table:table-cell office:value-type="string">
                <text:p>Import 5</text:p>
              </table:table-cell>
              <table:table-cell office:value-type="float" office:value="14024">
                <text:p>14024</text:p>
              </table:table-cell>
              <table:table-cell office:value-type="float" office:value="17309">
                <text:p>17309</text:p>
              </table:table-cell>
              <table:table-cell office:value-type="float" office:value="13435">
                <text:p>134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1cm" svg:y="0.316cm" chart:style-name="ch2">
          <text:p>Database Entries</text:p>
        </chart:title>
        <chart:legend chart:legend-position="end" svg:x="13.975cm" svg:y="3.703cm" style:legend-expansion="high" chart:style-name="ch3"/>
        <chart:plot-area chart:style-name="ch4" table:cell-range-address="diagrammes.B33:diagrammes.E37 diagrammes.C32:diagrammes.E32" chart:data-source-has-labels="both" svg:x="0.32cm" svg:y="1.275cm" svg:width="13.335cm" svg:height="7.545cm">
          <chartooo:coordinate-region svg:x="2.45cm" svg:y="1.475cm" svg:width="11.205cm" svg:height="6.698cm"/>
          <chart:axis chart:dimension="x" chart:name="primary-x" chart:style-name="ch5" chartooo:axis-type="auto">
            <chartooo:date-scale/>
            <chart:categories table:cell-range-address="diagrammes.B33:diagrammes.B3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agrammes.C33:diagrammes.C37" chart:label-cell-address="diagrammes.C32:diagrammes.C32" chart:class="chart:bar">
            <chart:data-point chart:repeated="5"/>
          </chart:series>
          <chart:series chart:style-name="ch9" chart:values-cell-range-address="diagrammes.D33:diagrammes.D37" chart:label-cell-address="diagrammes.D32:diagrammes.D32" chart:class="chart:bar">
            <chart:data-point chart:repeated="5"/>
          </chart:series>
          <chart:series chart:style-name="ch10" chart:values-cell-range-address="diagrammes.E33:diagrammes.E37" chart:label-cell-address="diagrammes.E32:diagrammes.E3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c 006</text:p>
                <draw:g>
                  <svg:desc>diagrammes.C32:diagrammes.C32</svg:desc>
                </draw:g>
              </table:table-cell>
              <table:table-cell office:value-type="string">
                <text:p>Poc 007</text:p>
                <draw:g>
                  <svg:desc>diagrammes.D32:diagrammes.D32</svg:desc>
                </draw:g>
              </table:table-cell>
              <table:table-cell office:value-type="string">
                <text:p>Poc 008</text:p>
                <draw:g>
                  <svg:desc>diagrammes.E32:diagrammes.E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mport 1</text:p>
                <draw:g>
                  <svg:desc>diagrammes.B33:diagrammes.B37</svg:desc>
                </draw:g>
              </table:table-cell>
              <table:table-cell office:value-type="float" office:value="20676686">
                <text:p>20676686</text:p>
                <draw:g>
                  <svg:desc>diagrammes.C33:diagrammes.C37</svg:desc>
                </draw:g>
              </table:table-cell>
              <table:table-cell office:value-type="float" office:value="27084510">
                <text:p>27084510</text:p>
                <draw:g>
                  <svg:desc>diagrammes.D33:diagrammes.D37</svg:desc>
                </draw:g>
              </table:table-cell>
              <table:table-cell office:value-type="float" office:value="27084510">
                <text:p>27084510</text:p>
                <draw:g>
                  <svg:desc>diagrammes.E33:diagrammes.E37</svg:desc>
                </draw:g>
              </table:table-cell>
            </table:table-row>
            <table:table-row>
              <table:table-cell office:value-type="string">
                <text:p>Import 2</text:p>
              </table:table-cell>
              <table:table-cell office:value-type="float" office:value="42710407">
                <text:p>42710407</text:p>
              </table:table-cell>
              <table:table-cell office:value-type="float" office:value="52291841">
                <text:p>52291841</text:p>
              </table:table-cell>
              <table:table-cell office:value-type="float" office:value="52291841">
                <text:p>52291841</text:p>
              </table:table-cell>
            </table:table-row>
            <table:table-row>
              <table:table-cell office:value-type="string">
                <text:p>Import 3</text:p>
              </table:table-cell>
              <table:table-cell office:value-type="float" office:value="63369679">
                <text:p>63369679</text:p>
              </table:table-cell>
              <table:table-cell office:value-type="float" office:value="74787990">
                <text:p>74787990</text:p>
              </table:table-cell>
              <table:table-cell office:value-type="float" office:value="74787990">
                <text:p>74787990</text:p>
              </table:table-cell>
            </table:table-row>
            <table:table-row>
              <table:table-cell office:value-type="string">
                <text:p>Import 4</text:p>
              </table:table-cell>
              <table:table-cell office:value-type="float" office:value="83871824">
                <text:p>83871824</text:p>
              </table:table-cell>
              <table:table-cell office:value-type="float" office:value="96656378">
                <text:p>96656378</text:p>
              </table:table-cell>
              <table:table-cell office:value-type="float" office:value="96656378">
                <text:p>96656378</text:p>
              </table:table-cell>
            </table:table-row>
            <table:table-row>
              <table:table-cell office:value-type="string">
                <text:p>Import 5</text:p>
              </table:table-cell>
              <table:table-cell office:value-type="float" office:value="104450307">
                <text:p>104450307</text:p>
              </table:table-cell>
              <table:table-cell office:value-type="float" office:value="118361298">
                <text:p>118361298</text:p>
              </table:table-cell>
              <table:table-cell office:value-type="float" office:value="118361298">
                <text:p>1183612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2.923cm" xlink:href=".." xlink:type="simple" chart:class="chart:bar" chart:style-name="ch1">
        <chart:legend chart:legend-position="end" svg:x="13.973cm" svg:y="0.664cm" style:legend-expansion="high" chart:style-name="ch2"/>
        <chart:plot-area chart:style-name="ch3" table:cell-range-address="diagrammes.B48:diagrammes.E52 diagrammes.C47:diagrammes.E47" chart:data-source-has-labels="both" svg:x="0.346cm" svg:y="-0.039cm" svg:width="13.334cm" svg:height="3.215cm">
          <chartooo:coordinate-region svg:x="1.338cm" svg:y="0.16cm" svg:width="12.342cm" svg:height="2.369cm"/>
          <chart:axis chart:dimension="x" chart:name="primary-x" chart:style-name="ch4" chartooo:axis-type="auto">
            <chartooo:date-scale/>
            <chart:categories table:cell-range-address="diagrammes.B48:diagrammes.B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agrammes.C48:diagrammes.C52" chart:label-cell-address="diagrammes.C47:diagrammes.C47" chart:class="chart:bar">
            <chart:data-point chart:repeated="5"/>
          </chart:series>
          <chart:series chart:style-name="ch8" chart:values-cell-range-address="diagrammes.D48:diagrammes.D52" chart:label-cell-address="diagrammes.D47:diagrammes.D47" chart:class="chart:bar">
            <chart:data-point chart:repeated="5"/>
          </chart:series>
          <chart:series chart:style-name="ch9" chart:values-cell-range-address="diagrammes.E48:diagrammes.E52" chart:label-cell-address="diagrammes.E47:diagrammes.E47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c 006</text:p>
                <draw:g>
                  <svg:desc>diagrammes.C47:diagrammes.C47</svg:desc>
                </draw:g>
              </table:table-cell>
              <table:table-cell office:value-type="string">
                <text:p>Poc 007</text:p>
                <draw:g>
                  <svg:desc>diagrammes.D47:diagrammes.D47</svg:desc>
                </draw:g>
              </table:table-cell>
              <table:table-cell office:value-type="string">
                <text:p>Poc 008</text:p>
                <draw:g>
                  <svg:desc>diagrammes.E47:diagrammes.E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B state 1</text:p>
                <draw:g>
                  <svg:desc>diagrammes.B48:diagrammes.B52</svg:desc>
                </draw:g>
              </table:table-cell>
              <table:table-cell office:value-type="float" office:value="210.161">
                <text:p>210.161</text:p>
                <draw:g>
                  <svg:desc>diagrammes.C48:diagrammes.C52</svg:desc>
                </draw:g>
              </table:table-cell>
              <table:table-cell office:value-type="float" office:value="0.538">
                <text:p>0.538</text:p>
                <draw:g>
                  <svg:desc>diagrammes.D48:diagrammes.D52</svg:desc>
                </draw:g>
              </table:table-cell>
              <table:table-cell office:value-type="float" office:value="0.565">
                <text:p>0.565</text:p>
                <draw:g>
                  <svg:desc>diagrammes.E48:diagrammes.E52</svg:desc>
                </draw:g>
              </table:table-cell>
            </table:table-row>
            <table:table-row>
              <table:table-cell office:value-type="string">
                <text:p>DB state 2</text:p>
              </table:table-cell>
              <table:table-cell office:value-type="float" office:value="498.088">
                <text:p>498.088</text:p>
              </table:table-cell>
              <table:table-cell office:value-type="float" office:value="0.832">
                <text:p>0.832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DB state 3</text:p>
              </table:table-cell>
              <table:table-cell office:value-type="float" office:value="806.312">
                <text:p>806.312</text:p>
              </table:table-cell>
              <table:table-cell office:value-type="float" office:value="0.989">
                <text:p>0.98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DB state 4</text:p>
              </table:table-cell>
              <table:table-cell office:value-type="float" office:value="1133.354">
                <text:p>1133.354</text:p>
              </table:table-cell>
              <table:table-cell office:value-type="float" office:value="1.081">
                <text:p>1.081</text:p>
              </table:table-cell>
              <table:table-cell office:value-type="float" office:value="2.396">
                <text:p>2.396</text:p>
              </table:table-cell>
            </table:table-row>
            <table:table-row>
              <table:table-cell office:value-type="string">
                <text:p>DB state 5</text:p>
              </table:table-cell>
              <table:table-cell office:value-type="float" office:value="1494.771">
                <text:p>1494.771</text:p>
              </table:table-cell>
              <table:table-cell office:value-type="float" office:value="1.159">
                <text:p>1.159</text:p>
              </table:table-cell>
              <table:table-cell office:value-type="float" office:value="2.143">
                <text:p>2.1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2.55cm" xlink:href=".." xlink:type="simple" chart:class="chart:bar" chart:style-name="ch1">
        <chart:legend chart:legend-position="end" svg:x="13.973cm" svg:y="0.478cm" style:legend-expansion="high" chart:style-name="ch2"/>
        <chart:plot-area chart:style-name="ch3" table:cell-range-address="diagrammes.B54:diagrammes.E58 diagrammes.C53:diagrammes.E53" chart:data-source-has-labels="both" svg:x="0.319cm" svg:y="0.051cm" svg:width="13.335cm" svg:height="2.448cm">
          <chartooo:coordinate-region svg:x="0.94cm" svg:y="0.25cm" svg:width="12.714cm" svg:height="1.602cm"/>
          <chart:axis chart:dimension="x" chart:name="primary-x" chart:style-name="ch4" chartooo:axis-type="auto">
            <chartooo:date-scale/>
            <chart:categories table:cell-range-address="diagrammes.B54:diagrammes.B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agrammes.C54:diagrammes.C58" chart:label-cell-address="diagrammes.C53:diagrammes.C53" chart:class="chart:bar">
            <chart:data-point chart:repeated="5"/>
          </chart:series>
          <chart:series chart:style-name="ch8" chart:values-cell-range-address="diagrammes.D54:diagrammes.D58" chart:label-cell-address="diagrammes.D53:diagrammes.D53" chart:class="chart:bar">
            <chart:data-point chart:repeated="5"/>
          </chart:series>
          <chart:series chart:style-name="ch9" chart:values-cell-range-address="diagrammes.E54:diagrammes.E58" chart:label-cell-address="diagrammes.E53:diagrammes.E53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c 006</text:p>
                <draw:g>
                  <svg:desc>diagrammes.C53:diagrammes.C53</svg:desc>
                </draw:g>
              </table:table-cell>
              <table:table-cell office:value-type="string">
                <text:p>Poc 007</text:p>
                <draw:g>
                  <svg:desc>diagrammes.D53:diagrammes.D53</svg:desc>
                </draw:g>
              </table:table-cell>
              <table:table-cell office:value-type="string">
                <text:p>Poc 008</text:p>
                <draw:g>
                  <svg:desc>diagrammes.E53:diagrammes.E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B state 1</text:p>
                <draw:g>
                  <svg:desc>diagrammes.B54:diagrammes.B58</svg:desc>
                </draw:g>
              </table:table-cell>
              <table:table-cell office:value-type="float" office:value="5.043">
                <text:p>5.043</text:p>
                <draw:g>
                  <svg:desc>diagrammes.C54:diagrammes.C58</svg:desc>
                </draw:g>
              </table:table-cell>
              <table:table-cell office:value-type="float" office:value="3.917">
                <text:p>3.917</text:p>
                <draw:g>
                  <svg:desc>diagrammes.D54:diagrammes.D58</svg:desc>
                </draw:g>
              </table:table-cell>
              <table:table-cell office:value-type="float" office:value="3.859">
                <text:p>3.859</text:p>
                <draw:g>
                  <svg:desc>diagrammes.E54:diagrammes.E58</svg:desc>
                </draw:g>
              </table:table-cell>
            </table:table-row>
            <table:table-row>
              <table:table-cell office:value-type="string">
                <text:p>DB state 2</text:p>
              </table:table-cell>
              <table:table-cell office:value-type="float" office:value="10.616">
                <text:p>10.616</text:p>
              </table:table-cell>
              <table:table-cell office:value-type="float" office:value="8.131">
                <text:p>8.131</text:p>
              </table:table-cell>
              <table:table-cell office:value-type="float" office:value="7.962">
                <text:p>7.962</text:p>
              </table:table-cell>
            </table:table-row>
            <table:table-row>
              <table:table-cell office:value-type="string">
                <text:p>DB state 3</text:p>
              </table:table-cell>
              <table:table-cell office:value-type="float" office:value="15.528">
                <text:p>15.528</text:p>
              </table:table-cell>
              <table:table-cell office:value-type="float" office:value="12.031">
                <text:p>12.031</text:p>
              </table:table-cell>
              <table:table-cell office:value-type="float" office:value="11.783">
                <text:p>11.783</text:p>
              </table:table-cell>
            </table:table-row>
            <table:table-row>
              <table:table-cell office:value-type="string">
                <text:p>DB state 4</text:p>
              </table:table-cell>
              <table:table-cell office:value-type="float" office:value="20.284">
                <text:p>20.284</text:p>
              </table:table-cell>
              <table:table-cell office:value-type="float" office:value="15.86">
                <text:p>15.86</text:p>
              </table:table-cell>
              <table:table-cell office:value-type="float" office:value="15.997">
                <text:p>15.997</text:p>
              </table:table-cell>
            </table:table-row>
            <table:table-row>
              <table:table-cell office:value-type="string">
                <text:p>DB state 5</text:p>
              </table:table-cell>
              <table:table-cell office:value-type="float" office:value="25.669">
                <text:p>25.669</text:p>
              </table:table-cell>
              <table:table-cell office:value-type="float" office:value="19.685">
                <text:p>19.685</text:p>
              </table:table-cell>
              <table:table-cell office:value-type="float" office:value="19.58">
                <text:p>19.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2.976cm" xlink:href=".." xlink:type="simple" chart:class="chart:bar" chart:style-name="ch1">
        <chart:legend chart:legend-position="end" svg:x="13.973cm" svg:y="0.691cm" style:legend-expansion="high" chart:style-name="ch2"/>
        <chart:plot-area chart:style-name="ch3" table:cell-range-address="diagrammes.B66:diagrammes.E70 diagrammes.C65:diagrammes.E65" chart:data-source-has-labels="both" svg:x="0.319cm" svg:y="0.059cm" svg:width="13.335cm" svg:height="2.858cm">
          <chartooo:coordinate-region svg:x="1.126cm" svg:y="0.258cm" svg:width="12.528cm" svg:height="2.012cm"/>
          <chart:axis chart:dimension="x" chart:name="primary-x" chart:style-name="ch4" chartooo:axis-type="auto">
            <chartooo:date-scale/>
            <chart:categories table:cell-range-address="diagrammes.B66:diagrammes.B7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agrammes.C66:diagrammes.C70" chart:label-cell-address="diagrammes.C65:diagrammes.C65" chart:class="chart:bar">
            <chart:data-point chart:repeated="5"/>
          </chart:series>
          <chart:series chart:style-name="ch8" chart:values-cell-range-address="diagrammes.D66:diagrammes.D70" chart:label-cell-address="diagrammes.D65:diagrammes.D65" chart:class="chart:bar">
            <chart:data-point chart:repeated="5"/>
          </chart:series>
          <chart:series chart:style-name="ch9" chart:values-cell-range-address="diagrammes.E66:diagrammes.E70" chart:label-cell-address="diagrammes.E65:diagrammes.E65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c 006</text:p>
                <draw:g>
                  <svg:desc>diagrammes.C65:diagrammes.C65</svg:desc>
                </draw:g>
              </table:table-cell>
              <table:table-cell office:value-type="string">
                <text:p>Poc 007</text:p>
                <draw:g>
                  <svg:desc>diagrammes.D65:diagrammes.D65</svg:desc>
                </draw:g>
              </table:table-cell>
              <table:table-cell office:value-type="string">
                <text:p>Poc 008</text:p>
                <draw:g>
                  <svg:desc>diagrammes.E65:diagrammes.E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B state 1</text:p>
                <draw:g>
                  <svg:desc>diagrammes.B66:diagrammes.B70</svg:desc>
                </draw:g>
              </table:table-cell>
              <table:table-cell office:value-type="float" office:value="21.468">
                <text:p>21.468</text:p>
                <draw:g>
                  <svg:desc>diagrammes.C66:diagrammes.C70</svg:desc>
                </draw:g>
              </table:table-cell>
              <table:table-cell office:value-type="float" office:value="101.356">
                <text:p>101.356</text:p>
                <draw:g>
                  <svg:desc>diagrammes.D66:diagrammes.D70</svg:desc>
                </draw:g>
              </table:table-cell>
              <table:table-cell office:value-type="float" office:value="135.089">
                <text:p>135.089</text:p>
                <draw:g>
                  <svg:desc>diagrammes.E66:diagrammes.E70</svg:desc>
                </draw:g>
              </table:table-cell>
            </table:table-row>
            <table:table-row>
              <table:table-cell office:value-type="string">
                <text:p>DB state 2</text:p>
              </table:table-cell>
              <table:table-cell office:value-type="float" office:value="41.008">
                <text:p>41.008</text:p>
              </table:table-cell>
              <table:table-cell office:value-type="float" office:value="225.01">
                <text:p>225.01</text:p>
              </table:table-cell>
              <table:table-cell office:value-type="float" office:value="284.44">
                <text:p>284.44</text:p>
              </table:table-cell>
            </table:table-row>
            <table:table-row>
              <table:table-cell office:value-type="string">
                <text:p>DB state 3</text:p>
              </table:table-cell>
              <table:table-cell office:value-type="float" office:value="373.498">
                <text:p>373.498</text:p>
              </table:table-cell>
              <table:table-cell office:value-type="float" office:value="327.429">
                <text:p>327.429</text:p>
              </table:table-cell>
              <table:table-cell office:value-type="float" office:value="432.85">
                <text:p>432.85</text:p>
              </table:table-cell>
            </table:table-row>
            <table:table-row>
              <table:table-cell office:value-type="string">
                <text:p>DB state 4</text:p>
              </table:table-cell>
              <table:table-cell office:value-type="float" office:value="511.548">
                <text:p>511.548</text:p>
              </table:table-cell>
              <table:table-cell office:value-type="float" office:value="447.836">
                <text:p>447.836</text:p>
              </table:table-cell>
              <table:table-cell office:value-type="float" office:value="579.174">
                <text:p>579.174</text:p>
              </table:table-cell>
            </table:table-row>
            <table:table-row>
              <table:table-cell office:value-type="string">
                <text:p>DB state 5</text:p>
              </table:table-cell>
              <table:table-cell office:value-type="float" office:value="641.11">
                <text:p>641.11</text:p>
              </table:table-cell>
              <table:table-cell office:value-type="float" office:value="564.225">
                <text:p>564.225</text:p>
              </table:table-cell>
              <table:table-cell office:value-type="float" office:value="729.455">
                <text:p>729.45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4.676cm" xlink:href=".." xlink:type="simple" chart:class="chart:bar" chart:style-name="ch1">
        <chart:legend chart:legend-position="end" svg:x="13.973cm" svg:y="1.541cm" style:legend-expansion="high" chart:style-name="ch2"/>
        <chart:plot-area chart:style-name="ch3" table:cell-range-address="diagrammes.B72:diagrammes.E76 diagrammes.C71:diagrammes.E71" chart:data-source-has-labels="both" svg:x="0.319cm" svg:y="0.093cm" svg:width="13.335cm" svg:height="4.49cm">
          <chartooo:coordinate-region svg:x="1.126cm" svg:y="0.292cm" svg:width="12.528cm" svg:height="3.644cm"/>
          <chart:axis chart:dimension="x" chart:name="primary-x" chart:style-name="ch4" chartooo:axis-type="auto">
            <chartooo:date-scale/>
            <chart:categories table:cell-range-address="diagrammes.B72:diagrammes.B7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agrammes.C72:diagrammes.C76" chart:label-cell-address="diagrammes.C71:diagrammes.C71" chart:class="chart:bar">
            <chart:data-point chart:repeated="5"/>
          </chart:series>
          <chart:series chart:style-name="ch8" chart:values-cell-range-address="diagrammes.D72:diagrammes.D76" chart:label-cell-address="diagrammes.D71:diagrammes.D71" chart:class="chart:bar">
            <chart:data-point chart:repeated="5"/>
          </chart:series>
          <chart:series chart:style-name="ch9" chart:values-cell-range-address="diagrammes.E72:diagrammes.E76" chart:label-cell-address="diagrammes.E71:diagrammes.E7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c 006</text:p>
                <draw:g>
                  <svg:desc>diagrammes.C71:diagrammes.C71</svg:desc>
                </draw:g>
              </table:table-cell>
              <table:table-cell office:value-type="string">
                <text:p>Poc 007</text:p>
                <draw:g>
                  <svg:desc>diagrammes.D71:diagrammes.D71</svg:desc>
                </draw:g>
              </table:table-cell>
              <table:table-cell office:value-type="string">
                <text:p>Poc 008</text:p>
                <draw:g>
                  <svg:desc>diagrammes.E71:diagrammes.E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B state 1</text:p>
                <draw:g>
                  <svg:desc>diagrammes.B72:diagrammes.B76</svg:desc>
                </draw:g>
              </table:table-cell>
              <table:table-cell office:value-type="float" office:value="6.029">
                <text:p>6.029</text:p>
                <draw:g>
                  <svg:desc>diagrammes.C72:diagrammes.C76</svg:desc>
                </draw:g>
              </table:table-cell>
              <table:table-cell office:value-type="float" office:value="100.944">
                <text:p>100.944</text:p>
                <draw:g>
                  <svg:desc>diagrammes.D72:diagrammes.D76</svg:desc>
                </draw:g>
              </table:table-cell>
              <table:table-cell office:value-type="float" office:value="14.218">
                <text:p>14.218</text:p>
                <draw:g>
                  <svg:desc>diagrammes.E72:diagrammes.E76</svg:desc>
                </draw:g>
              </table:table-cell>
            </table:table-row>
            <table:table-row>
              <table:table-cell office:value-type="string">
                <text:p>DB state 2</text:p>
              </table:table-cell>
              <table:table-cell office:value-type="float" office:value="12.366">
                <text:p>12.366</text:p>
              </table:table-cell>
              <table:table-cell office:value-type="float" office:value="225.483">
                <text:p>225.483</text:p>
              </table:table-cell>
              <table:table-cell office:value-type="float" office:value="27.704">
                <text:p>27.704</text:p>
              </table:table-cell>
            </table:table-row>
            <table:table-row>
              <table:table-cell office:value-type="string">
                <text:p>DB state 3</text:p>
              </table:table-cell>
              <table:table-cell office:value-type="float" office:value="18.396">
                <text:p>18.396</text:p>
              </table:table-cell>
              <table:table-cell office:value-type="float" office:value="341.332">
                <text:p>341.332</text:p>
              </table:table-cell>
              <table:table-cell office:value-type="float" office:value="40.727">
                <text:p>40.727</text:p>
              </table:table-cell>
            </table:table-row>
            <table:table-row>
              <table:table-cell office:value-type="string">
                <text:p>DB state 4</text:p>
              </table:table-cell>
              <table:table-cell office:value-type="float" office:value="24.178">
                <text:p>24.178</text:p>
              </table:table-cell>
              <table:table-cell office:value-type="float" office:value="209.953">
                <text:p>209.953</text:p>
              </table:table-cell>
              <table:table-cell office:value-type="float" office:value="48.984">
                <text:p>48.984</text:p>
              </table:table-cell>
            </table:table-row>
            <table:table-row>
              <table:table-cell office:value-type="string">
                <text:p>DB state 5</text:p>
              </table:table-cell>
              <table:table-cell office:value-type="float" office:value="30.162">
                <text:p>30.162</text:p>
              </table:table-cell>
              <table:table-cell office:value-type="float" office:value="262.273">
                <text:p>262.273</text:p>
              </table:table-cell>
              <table:table-cell office:value-type="float" office:value="60.376">
                <text:p>60.37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